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ymbol" svg:font-family="Symbol"/>
    <style:font-face style:name="ＭＳ Ｐゴシック" svg:font-family="'ＭＳ Ｐゴシック'" style:font-family-generic="modern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3.711cm"/>
    </style:style>
    <style:style style:name="co2" style:family="table-column">
      <style:table-column-properties fo:break-before="auto" style:column-width="0.998cm"/>
    </style:style>
    <style:style style:name="co3" style:family="table-column">
      <style:table-column-properties fo:break-before="auto" style:column-width="2.164cm"/>
    </style:style>
    <style:style style:name="co4" style:family="table-column">
      <style:table-column-properties fo:break-before="auto" style:column-width="0.413cm"/>
    </style:style>
    <style:style style:name="co5" style:family="table-column">
      <style:table-column-properties fo:break-before="auto" style:column-width="0.34cm"/>
    </style:style>
    <style:style style:name="co6" style:family="table-column">
      <style:table-column-properties fo:break-before="auto" style:column-width="5.743cm"/>
    </style:style>
    <style:style style:name="co7" style:family="table-column">
      <style:table-column-properties fo:break-before="auto" style:column-width="1.741cm"/>
    </style:style>
    <style:style style:name="co8" style:family="table-column">
      <style:table-column-properties fo:break-before="auto" style:column-width="0.776cm"/>
    </style:style>
    <style:style style:name="co9" style:family="table-column">
      <style:table-column-properties fo:break-before="auto" style:column-width="0.97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23cm"/>
    </style:style>
    <style:style style:name="co12" style:family="table-column">
      <style:table-column-properties fo:break-before="auto" style:column-width="1.415cm"/>
    </style:style>
    <style:style style:name="co13" style:family="table-column">
      <style:table-column-properties fo:break-before="auto" style:column-width="1.859cm"/>
    </style:style>
    <style:style style:name="co14" style:family="table-column">
      <style:table-column-properties fo:break-before="auto" style:column-width="1.58cm"/>
    </style:style>
    <style:style style:name="co15" style:family="table-column">
      <style:table-column-properties fo:break-before="auto" style:column-width="1.554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002cm solid #000000"/>
    </style:style>
    <style:style style:name="ce2" style:family="table-cell" style:parent-style-name="Default">
      <style:table-cell-properties style:diagonal-bl-tr="none" style:diagonal-tl-br="none" fo:background-color="transparent" fo:border="0.002cm solid #000000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" style:family="table-cell" style:parent-style-name="Default">
      <style:table-cell-properties style:diagonal-bl-tr="none" style:diagonal-tl-br="none" fo:border="0.002cm solid #000000" style:shrink-to-fit="true"/>
      <style:text-properties style:use-window-font-color="true" style:text-outline="false" style:text-line-through-style="none" style:font-name="ＭＳ Ｐゴシック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002cm solid #000000" style:diagonal-bl-tr="none" style:diagonal-tl-br="none" fo:border-left="0.002cm solid #000000" fo:border-right="none" fo:border-top="0.002cm solid #000000"/>
    </style:style>
    <style:style style:name="ce6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7" style:family="table-cell" style:parent-style-name="Default">
      <style:table-cell-properties fo:border-bottom="0.002cm solid #000000" style:diagonal-bl-tr="none" style:diagonal-tl-br="none" fo:border-left="none" fo:border-right="none" fo:border-top="0.002cm solid #000000"/>
    </style:style>
    <style:style style:name="ce8" style:family="table-cell" style:parent-style-name="Default">
      <style:table-cell-properties fo:border-bottom="0.002cm solid #000000" fo:border-left="none" fo:border-right="none" fo:border-top="0.002cm solid #000000"/>
    </style:style>
    <style:style style:name="ce9" style:family="table-cell" style:parent-style-name="Default">
      <style:table-cell-properties fo:border-bottom="0.002cm solid #000000" style:diagonal-bl-tr="none" style:diagonal-tl-br="none" fo:border-left="none" fo:border-right="0.002cm solid #000000" fo:border-top="0.002cm solid #000000"/>
    </style:style>
    <style:style style:name="ce10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11" style:family="table-cell" style:parent-style-name="Default">
      <style:table-cell-properties fo:border-bottom="0.002cm solid #000000" fo:background-color="#ccffcc" style:diagonal-bl-tr="none" style:diagonal-tl-br="none" fo:border-left="0.002cm solid #000000" fo:border-right="none" fo:border-top="0.002cm solid #000000"/>
    </style:style>
    <style:style style:name="ce12" style:family="table-cell" style:parent-style-name="Default">
      <style:table-cell-properties fo:border-bottom="0.002cm solid #000000" fo:background-color="#c0c0c0" style:diagonal-bl-tr="none" style:diagonal-tl-br="none" fo:border-left="0.002cm solid #000000" fo:border-right="none" fo:border-top="0.002cm solid #000000"/>
    </style:style>
    <style:style style:name="ce13" style:family="table-cell" style:parent-style-name="Default">
      <style:table-cell-properties fo:border="0.002cm solid #000000"/>
    </style:style>
    <style:style style:name="ce14" style:family="table-cell" style:parent-style-name="Default">
      <style:table-cell-properties fo:border-bottom="0.002cm solid #000000" fo:background-color="#ccffcc" style:diagonal-bl-tr="none" style:diagonal-tl-br="none" fo:border-left="none" fo:border-right="none" fo:border-top="0.002cm solid #000000"/>
    </style:style>
    <style:style style:name="ce15" style:family="table-cell" style:parent-style-name="Default">
      <style:table-cell-properties fo:border-bottom="0.002cm solid #000000" fo:background-color="#c0c0c0" style:diagonal-bl-tr="none" style:diagonal-tl-br="none" fo:border-left="none" fo:border-right="none" fo:border-top="0.002cm solid #000000"/>
    </style:style>
    <style:style style:name="ce16" style:family="table-cell" style:parent-style-name="Default">
      <style:table-cell-properties fo:border-bottom="0.002cm solid #000000" fo:background-color="#ccffcc" style:diagonal-bl-tr="none" style:diagonal-tl-br="none" fo:border-left="none" fo:border-right="0.002cm solid #000000" fo:border-top="0.002cm solid #000000"/>
    </style:style>
    <style:style style:name="ce17" style:family="table-cell" style:parent-style-name="Default">
      <style:table-cell-properties fo:border-bottom="0.002cm solid #000000" fo:background-color="#ffcc99" style:diagonal-bl-tr="none" style:diagonal-tl-br="none" fo:border-left="0.002cm solid #000000" fo:border-right="none" fo:border-top="0.002cm solid #000000"/>
    </style:style>
    <style:style style:name="ce18" style:family="table-cell" style:parent-style-name="Default">
      <style:table-cell-properties fo:border-bottom="0.002cm solid #000000" fo:background-color="#ffcc99" style:diagonal-bl-tr="none" style:diagonal-tl-br="none" fo:border-left="none" fo:border-right="none" fo:border-top="0.002cm solid #000000"/>
    </style:style>
    <style:style style:name="ce19" style:family="table-cell" style:parent-style-name="Default">
      <style:table-cell-properties fo:border-bottom="0.002cm solid #000000" fo:background-color="#ffcc99" style:diagonal-bl-tr="none" style:diagonal-tl-br="none" fo:border-left="none" fo:border-right="0.002cm solid #000000" fo:border-top="0.002cm solid #000000"/>
    </style:style>
    <style:style style:name="ce20" style:family="table-cell" style:parent-style-name="Default">
      <style:table-cell-properties fo:border-bottom="0.002cm solid #000000" fo:background-color="#ffff00" style:diagonal-bl-tr="none" style:diagonal-tl-br="none" fo:border-left="0.002cm solid #000000" fo:border-right="none" fo:border-top="0.002cm solid #000000"/>
    </style:style>
    <style:style style:name="ce21" style:family="table-cell" style:parent-style-name="Default">
      <style:table-cell-properties fo:background-color="#ffff00" style:diagonal-bl-tr="none" style:diagonal-tl-br="none" fo:border="0.002cm solid #000000"/>
    </style:style>
    <style:style style:name="ce22" style:family="table-cell" style:parent-style-name="Default">
      <style:table-cell-properties fo:border-bottom="0.002cm solid #000000" fo:background-color="#ffff00" style:diagonal-bl-tr="none" style:diagonal-tl-br="none" fo:border-left="none" fo:border-right="none" fo:border-top="0.002cm solid #000000"/>
    </style:style>
    <style:style style:name="ce23" style:family="table-cell" style:parent-style-name="Default">
      <style:table-cell-properties fo:border-bottom="0.002cm solid #000000" fo:background-color="#ffff00" style:diagonal-bl-tr="none" style:diagonal-tl-br="none" fo:border-left="none" fo:border-right="0.002cm solid #000000" fo:border-top="0.002cm solid #000000"/>
    </style:style>
    <style:style style:name="ce24" style:family="table-cell" style:parent-style-name="Default">
      <style:table-cell-properties fo:border-bottom="0.002cm solid #000000" fo:background-color="#c0c0c0" style:diagonal-bl-tr="none" style:diagonal-tl-br="none" fo:border-left="none" fo:border-right="0.002cm solid #000000" fo:border-top="0.002cm solid #000000"/>
    </style:style>
    <style:style style:name="ce25" style:family="table-cell" style:parent-style-name="Default">
      <style:table-cell-properties fo:border="0.002cm solid #000000"/>
      <style:text-properties style:font-name="Arial" style:font-name-asian="ＭＳ Ｐゴシック1" style:font-name-complex="Tahoma"/>
    </style:style>
    <style:style style:name="ce26" style:family="table-cell" style:parent-style-name="Default">
      <style:table-cell-properties fo:border="0.002cm solid #000000"/>
      <style:text-properties fo:language="en" fo:country="US" style:language-asian="en" style:country-asian="US" style:language-complex="en" style:country-complex="US"/>
    </style:style>
    <style:style style:name="ce27" style:family="table-cell" style:parent-style-name="Default">
      <style:table-cell-properties fo:border-bottom="none" fo:border-left="0.002cm solid #000000" fo:border-right="none" fo:border-top="0.002cm solid #000000"/>
    </style:style>
    <style:style style:name="ce28" style:family="table-cell" style:parent-style-name="Default">
      <style:table-cell-properties fo:border-bottom="0.039cm double #000000" style:border-line-width-bottom="0.002cm 0.035cm 0.002cm" fo:border-left="0.002cm solid #000000" fo:border-right="none" fo:border-top="none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0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start" fo:margin-left="0cm"/>
    </style:style>
    <style:style style:name="ce31" style:family="table-cell" style:parent-style-name="Default">
      <style:table-cell-properties fo:border-bottom="0.039cm double #000000" style:border-line-width-bottom="0.002cm 0.035cm 0.002cm" style:text-align-source="fix" style:repeat-content="false" fo:border-left="none" fo:border-right="none" fo:border-top="0.002cm solid #000000"/>
      <style:paragraph-properties fo:text-align="start" fo:margin-left="0cm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3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start" fo:margin-left="0cm"/>
    </style:style>
    <style:style style:name="ce34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35" style:family="table-cell" style:parent-style-name="Default">
      <style:table-cell-properties fo:border-bottom="0.039cm double #000000" style:border-line-width-bottom="0.002cm 0.035cm 0.002cm" fo:border-left="none" fo:border-right="none" fo:border-top="0.002cm solid #000000"/>
    </style:style>
    <style:style style:name="ce36" style:family="table-cell" style:parent-style-name="Default">
      <style:table-cell-properties fo:border-bottom="none" fo:border-left="none" fo:border-right="0.002cm solid #000000" fo:border-top="0.002cm solid #000000"/>
    </style:style>
    <style:style style:name="ce37" style:family="table-cell" style:parent-style-name="Default">
      <style:table-cell-properties fo:border-bottom="0.039cm double #000000" style:border-line-width-bottom="0.002cm 0.035cm 0.002cm" fo:border-left="none" fo:border-right="0.002cm solid #000000" fo:border-top="0.002cm solid #000000"/>
    </style:style>
    <style:style style:name="T1" style:family="text">
      <style:text-properties style:font-name="Courier" fo:font-size="9pt" style:font-name-asian="Courier" style:font-size-asian="9pt" style:font-name-complex="Courier" style:font-size-complex="5.09999990463257pt"/>
    </style:style>
    <style:style style:name="T2" style:family="text">
      <style:text-properties style:font-name="Symbol" fo:font-size="10pt" style:font-name-asian="Symbol" style:font-size-asian="10pt" style:font-name-complex="Symbol" style:font-size-complex="5.69999980926514pt"/>
    </style:style>
  </office:automatic-styles>
  <office:body>
    <office:spreadsheet>
      <table:table table:name="命令セット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4" table:default-cell-style-name="ce5"/>
        <table:table-column table:style-name="co4" table:number-columns-repeated="4" table:default-cell-style-name="ce7"/>
        <table:table-column table:style-name="co4" table:default-cell-style-name="ce9"/>
        <table:table-column table:style-name="co4" table:number-columns-repeated="20" table:default-cell-style-name="ce1"/>
        <table:table-column table:style-name="co4" table:default-cell-style-name="ce5"/>
        <table:table-column table:style-name="co4" table:number-columns-repeated="4" table:default-cell-style-name="ce7"/>
        <table:table-column table:style-name="co5" table:default-cell-style-name="ce9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number-columns-repeated="4" table:default-cell-style-name="ce13"/>
        <table:table-column table:style-name="co7" table:default-cell-style-name="ce13"/>
        <table:table-column table:style-name="co2" table:number-columns-repeated="6" table:default-cell-style-name="ce3"/>
        <table:table-column table:style-name="co2" table:number-columns-repeated="2" table:default-cell-style-name="ce1"/>
        <table:table-column table:style-name="co7" table:number-columns-repeated="205" table:default-cell-style-name="Default"/>
        <table:table-row table:style-name="ro1">
          <table:table-cell office:value-type="string">
            <text:p>カテゴリ</text:p>
          </table:table-cell>
          <table:table-cell office:value-type="string">
            <text:p>実装</text:p>
          </table:table-cell>
          <table:table-cell office:value-type="string">
            <text:p>命令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office:value-type="string">
            <text:p>動作</text:p>
          </table:table-cell>
          <table:table-cell office:value-type="string">
            <text:p>alu_in1</text:p>
          </table:table-cell>
          <table:table-cell office:value-type="string">
            <text:p>OP</text:p>
          </table:table-cell>
          <table:table-cell/>
          <table:table-cell office:value-type="string">
            <text:p>OP</text:p>
          </table:table-cell>
          <table:table-cell/>
          <table:table-cell office:value-type="string">
            <text:p>FUNC</text:p>
          </table:table-cell>
          <table:table-cell/>
          <table:table-cell table:style-name="ce1" office:value-type="string">
            <text:p>I</text:p>
          </table:table-cell>
          <table:table-cell table:style-name="ce1" office:value-type="string">
            <text:p>II</text:p>
          </table:table-cell>
          <table:table-cell table:style-name="ce1" office:value-type="string">
            <text:p>III</text:p>
          </table:table-cell>
          <table:table-cell table:style-name="ce1" office:value-type="string">
            <text:p>IV</text:p>
          </table:table-cell>
          <table:table-cell table:style-name="ce1" office:value-type="float" office:value="32">
            <text:p>32</text:p>
          </table:table-cell>
          <table:table-cell table:style-name="ce1" office:value-type="string">
            <text:p>32R2</text:p>
          </table:table-cell>
          <table:table-cell office:value-type="float" office:value="64">
            <text:p>64</text:p>
          </table:table-cell>
          <table:table-cell office:value-type="string">
            <text:p>64R2</text:p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ADD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rd ← rs + rt</text:p>
          </table:table-cell>
          <table:table-cell office:value-type="string">
            <text:p>rt</text:p>
          </table:table-cell>
          <table:table-cell table:formula="oooc:=[.I2]+[.H2]*2+[.G2]*4+[.F2]*8+[.E2]*16+[.D2]*32" office:value-type="float" office:value="0">
            <text:p>0</text:p>
          </table:table-cell>
          <table:table-cell table:formula="oooc:=IF([.AL2]=0;&quot;&quot;;&quot;OP_&quot;&amp;[.C2])">
            <text:p/>
          </table:table-cell>
          <table:table-cell table:formula="oooc:=&quot;6'b&quot;&amp;[.D2]&amp;[.E2]&amp;[.F2]&amp;[.G2]&amp;[.H2]&amp;[.I2]" office:value-type="string" office:string-value="6'b000000">
            <text:p>6'b000000</text:p>
          </table:table-cell>
          <table:table-cell table:formula="oooc:=IF([.AL2]=0;&quot;FUNC_&quot;&amp;[.C2];&quot;&quot;)" office:value-type="string" office:string-value="FUNC_ADD">
            <text:p>FUNC_ADD</text:p>
          </table:table-cell>
          <table:table-cell table:formula="oooc:=IF([.AL2]=0;&quot;6'b&quot;&amp;[.AD2]&amp;[.AE2]&amp;[.AF2]&amp;[.AG2]&amp;[.AH2]&amp;[.AI2];&quot;&quot;)" office:value-type="string" office:string-value="6'b100000">
            <text:p>6'b100000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07"/>
        </table:table-row>
        <table:table-row table:style-name="ro1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ADDI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2"/>
          <table:table-cell table:style-name="ce15" table:number-columns-repeated="6"/>
          <table:table-cell table:style-name="ce15" office:value-type="string">
            <text:p>imm</text:p>
          </table:table-cell>
          <table:table-cell table:style-name="ce15" table:number-columns-repeated="2"/>
          <table:table-cell table:number-columns-repeated="5" table:style-name="ce15"/>
          <table:table-cell table:style-name="ce24"/>
          <table:table-cell office:value-type="string">
            <text:p>rt ← rs + imm</text:p>
          </table:table-cell>
          <table:table-cell office:value-type="string">
            <text:p>imm</text:p>
          </table:table-cell>
          <table:table-cell table:formula="oooc:=[.I3]+[.H3]*2+[.G3]*4+[.F3]*8+[.E3]*16+[.D3]*32" office:value-type="float" office:value="8">
            <text:p>8</text:p>
          </table:table-cell>
          <table:table-cell table:formula="oooc:=IF([.AL3]=0;&quot;&quot;;&quot;OP_&quot;&amp;[.C3])" office:value-type="string" office:string-value="OP_ADDI">
            <text:p>OP_ADDI</text:p>
          </table:table-cell>
          <table:table-cell table:formula="oooc:=&quot;6'b&quot;&amp;[.D3]&amp;[.E3]&amp;[.F3]&amp;[.G3]&amp;[.H3]&amp;[.I3]" office:value-type="string" office:string-value="6'b001000">
            <text:p>6'b001000</text:p>
          </table:table-cell>
          <table:table-cell table:formula="oooc:=IF([.AL3]=0;&quot;FUNC_&quot;&amp;[.C3];&quot;&quot;)">
            <text:p/>
          </table:table-cell>
          <table:table-cell table:formula="oooc:=IF([.AL3]=0;&quot;6'b&quot;&amp;[.AD3]&amp;[.AE3]&amp;[.AF3]&amp;[.AG3]&amp;[.AH3]&amp;[.AI3];&quot;&quot;)">
            <text:p/>
          </table:table-cell>
          <table:table-cell/>
          <table:table-cell table:number-columns-repeated="6" office:value-type="string">
            <text:p>○</text:p>
          </table:table-cell>
          <table:table-cell table:number-columns-repeated="207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ADDU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d ← rs + rt</text:p>
          </table:table-cell>
          <table:table-cell office:value-type="string">
            <text:p>rt</text:p>
          </table:table-cell>
          <table:table-cell table:formula="oooc:=[.I4]+[.H4]*2+[.G4]*4+[.F4]*8+[.E4]*16+[.D4]*32" office:value-type="float" office:value="0">
            <text:p>0</text:p>
          </table:table-cell>
          <table:table-cell table:formula="oooc:=IF([.AL4]=0;&quot;&quot;;&quot;OP_&quot;&amp;[.C4])">
            <text:p/>
          </table:table-cell>
          <table:table-cell table:formula="oooc:=&quot;6'b&quot;&amp;[.D4]&amp;[.E4]&amp;[.F4]&amp;[.G4]&amp;[.H4]&amp;[.I4]" office:value-type="string" office:string-value="6'b000000">
            <text:p>6'b000000</text:p>
          </table:table-cell>
          <table:table-cell table:formula="oooc:=IF([.AL4]=0;&quot;FUNC_&quot;&amp;[.C4];&quot;&quot;)" office:value-type="string" office:string-value="FUNC_ADDU">
            <text:p>FUNC_ADDU</text:p>
          </table:table-cell>
          <table:table-cell table:formula="oooc:=IF([.AL4]=0;&quot;6'b&quot;&amp;[.AD4]&amp;[.AE4]&amp;[.AF4]&amp;[.AG4]&amp;[.AH4]&amp;[.AI4];&quot;&quot;)" office:value-type="string" office:string-value="6'b100001">
            <text:p>6'b100001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07"/>
        </table:table-row>
        <table:table-row table:style-name="ro1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ADDIU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2"/>
          <table:table-cell table:style-name="ce15" table:number-columns-repeated="6"/>
          <table:table-cell table:style-name="ce15" office:value-type="string">
            <text:p>imm</text:p>
          </table:table-cell>
          <table:table-cell table:style-name="ce15" table:number-columns-repeated="2"/>
          <table:table-cell table:number-columns-repeated="5" table:style-name="ce15"/>
          <table:table-cell table:style-name="ce24"/>
          <table:table-cell office:value-type="string">
            <text:p>rt ← rs + imm</text:p>
          </table:table-cell>
          <table:table-cell office:value-type="string">
            <text:p>imm</text:p>
          </table:table-cell>
          <table:table-cell table:formula="oooc:=[.I5]+[.H5]*2+[.G5]*4+[.F5]*8+[.E5]*16+[.D5]*32" office:value-type="float" office:value="9">
            <text:p>9</text:p>
          </table:table-cell>
          <table:table-cell table:formula="oooc:=IF([.AL5]=0;&quot;&quot;;&quot;OP_&quot;&amp;[.C5])" office:value-type="string" office:string-value="OP_ADDIU">
            <text:p>OP_ADDIU</text:p>
          </table:table-cell>
          <table:table-cell table:formula="oooc:=&quot;6'b&quot;&amp;[.D5]&amp;[.E5]&amp;[.F5]&amp;[.G5]&amp;[.H5]&amp;[.I5]" office:value-type="string" office:string-value="6'b001001">
            <text:p>6'b001001</text:p>
          </table:table-cell>
          <table:table-cell table:formula="oooc:=IF([.AL5]=0;&quot;FUNC_&quot;&amp;[.C5];&quot;&quot;)">
            <text:p/>
          </table:table-cell>
          <table:table-cell table:formula="oooc:=IF([.AL5]=0;&quot;6'b&quot;&amp;[.AD5]&amp;[.AE5]&amp;[.AF5]&amp;[.AG5]&amp;[.AH5]&amp;[.AI5];&quot;&quot;)">
            <text:p/>
          </table:table-cell>
          <table:table-cell/>
          <table:table-cell table:number-columns-repeated="6" office:value-type="string">
            <text:p>○</text:p>
          </table:table-cell>
          <table:table-cell table:number-columns-repeated="207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CLO</text:p>
          </table:table-cell>
          <table:table-cell table:style-name="ce6" office:value-type="float" office:value="0">
            <text:p>0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/>
          <table:table-cell table:style-name="ce1" table:number-columns-repeated="4"/>
          <table:table-cell table:number-columns-repeated="2" office:value-type="string">
            <text:p>○</text:p>
          </table:table-cell>
          <table:table-cell table:number-columns-repeated="207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CLZ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8"/>
          <table:table-cell table:style-name="ce1" table:number-columns-repeated="4"/>
          <table:table-cell table:number-columns-repeated="2" office:value-type="string">
            <text:p>○</text:p>
          </table:table-cell>
          <table:table-cell table:number-columns-repeated="207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DIV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number-columns-repeated="1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(hi,lo) ← rs / rt</text:p>
          </table:table-cell>
          <table:table-cell office:value-type="string">
            <text:p>rt</text:p>
          </table:table-cell>
          <table:table-cell table:formula="oooc:=[.I8]+[.H8]*2+[.G8]*4+[.F8]*8+[.E8]*16+[.D8]*32" office:value-type="float" office:value="0">
            <text:p>0</text:p>
          </table:table-cell>
          <table:table-cell table:formula="oooc:=IF([.AL8]=0;&quot;&quot;;&quot;OP_&quot;&amp;[.C8])">
            <text:p/>
          </table:table-cell>
          <table:table-cell table:formula="oooc:=&quot;6'b&quot;&amp;[.D8]&amp;[.E8]&amp;[.F8]&amp;[.G8]&amp;[.H8]&amp;[.I8]" office:value-type="string" office:string-value="6'b000000">
            <text:p>6'b000000</text:p>
          </table:table-cell>
          <table:table-cell table:formula="oooc:=IF([.AL8]=0;&quot;FUNC_&quot;&amp;[.C8];&quot;&quot;)" office:value-type="string" office:string-value="FUNC_DIV">
            <text:p>FUNC_DIV</text:p>
          </table:table-cell>
          <table:table-cell table:formula="oooc:=IF([.AL8]=0;&quot;6'b&quot;&amp;[.AD8]&amp;[.AE8]&amp;[.AF8]&amp;[.AG8]&amp;[.AH8]&amp;[.AI8];&quot;&quot;)" office:value-type="string" office:string-value="6'b011010">
            <text:p>6'b011010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07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DIVU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number-columns-repeated="1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(hi,lo) ← rs / rt</text:p>
          </table:table-cell>
          <table:table-cell office:value-type="string">
            <text:p>rt</text:p>
          </table:table-cell>
          <table:table-cell table:formula="oooc:=[.I9]+[.H9]*2+[.G9]*4+[.F9]*8+[.E9]*16+[.D9]*32" office:value-type="float" office:value="0">
            <text:p>0</text:p>
          </table:table-cell>
          <table:table-cell table:formula="oooc:=IF([.AL9]=0;&quot;&quot;;&quot;OP_&quot;&amp;[.C9])">
            <text:p/>
          </table:table-cell>
          <table:table-cell table:formula="oooc:=&quot;6'b&quot;&amp;[.D9]&amp;[.E9]&amp;[.F9]&amp;[.G9]&amp;[.H9]&amp;[.I9]" office:value-type="string" office:string-value="6'b000000">
            <text:p>6'b000000</text:p>
          </table:table-cell>
          <table:table-cell table:formula="oooc:=IF([.AL9]=0;&quot;FUNC_&quot;&amp;[.C9];&quot;&quot;)" office:value-type="string" office:string-value="FUNC_DIVU">
            <text:p>FUNC_DIVU</text:p>
          </table:table-cell>
          <table:table-cell table:formula="oooc:=IF([.AL9]=0;&quot;6'b&quot;&amp;[.AD9]&amp;[.AE9]&amp;[.AF9]&amp;[.AG9]&amp;[.AH9]&amp;[.AI9];&quot;&quot;)" office:value-type="string" office:string-value="6'b011011">
            <text:p>6'b011011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07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MADD</text:p>
          </table:table-cell>
          <table:table-cell table:number-columns-repeated="40"/>
          <table:table-cell table:style-name="ce1" table:number-columns-repeated="4"/>
          <table:table-cell table:number-columns-repeated="2" office:value-type="string">
            <text:p>○</text:p>
          </table:table-cell>
          <table:table-cell table:number-columns-repeated="207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MADDU</text:p>
          </table:table-cell>
          <table:table-cell table:number-columns-repeated="40"/>
          <table:table-cell table:style-name="ce1" table:number-columns-repeated="4"/>
          <table:table-cell table:number-columns-repeated="2" office:value-type="string">
            <text:p>○</text:p>
          </table:table-cell>
          <table:table-cell table:number-columns-repeated="207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MSUB</text:p>
          </table:table-cell>
          <table:table-cell table:number-columns-repeated="40"/>
          <table:table-cell table:style-name="ce1" table:number-columns-repeated="4"/>
          <table:table-cell table:number-columns-repeated="2" office:value-type="string">
            <text:p>○</text:p>
          </table:table-cell>
          <table:table-cell table:number-columns-repeated="207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MSUBU</text:p>
          </table:table-cell>
          <table:table-cell table:number-columns-repeated="40"/>
          <table:table-cell table:style-name="ce1" table:number-columns-repeated="4"/>
          <table:table-cell table:number-columns-repeated="2" office:value-type="string">
            <text:p>○</text:p>
          </table:table-cell>
          <table:table-cell table:number-columns-repeated="207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MUL</text:p>
          </table:table-cell>
          <table:table-cell table:number-columns-repeated="40"/>
          <table:table-cell table:style-name="ce1" table:number-columns-repeated="4"/>
          <table:table-cell table:number-columns-repeated="2" office:value-type="string">
            <text:p>○</text:p>
          </table:table-cell>
          <table:table-cell table:number-columns-repeated="207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MULT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number-columns-repeated="1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(hi,lo) ← rs * rt</text:p>
          </table:table-cell>
          <table:table-cell office:value-type="string">
            <text:p>rt</text:p>
          </table:table-cell>
          <table:table-cell table:formula="oooc:=[.I15]+[.H15]*2+[.G15]*4+[.F15]*8+[.E15]*16+[.D15]*32" office:value-type="float" office:value="0">
            <text:p>0</text:p>
          </table:table-cell>
          <table:table-cell table:formula="oooc:=IF([.AL15]=0;&quot;&quot;;&quot;OP_&quot;&amp;[.C15])">
            <text:p/>
          </table:table-cell>
          <table:table-cell table:formula="oooc:=&quot;6'b&quot;&amp;[.D15]&amp;[.E15]&amp;[.F15]&amp;[.G15]&amp;[.H15]&amp;[.I15]" office:value-type="string" office:string-value="6'b000000">
            <text:p>6'b000000</text:p>
          </table:table-cell>
          <table:table-cell table:formula="oooc:=IF([.AL15]=0;&quot;FUNC_&quot;&amp;[.C15];&quot;&quot;)" office:value-type="string" office:string-value="FUNC_MULT">
            <text:p>FUNC_MULT</text:p>
          </table:table-cell>
          <table:table-cell table:formula="oooc:=IF([.AL15]=0;&quot;6'b&quot;&amp;[.AD15]&amp;[.AE15]&amp;[.AF15]&amp;[.AG15]&amp;[.AH15]&amp;[.AI15];&quot;&quot;)" office:value-type="string" office:string-value="6'b011000">
            <text:p>6'b011000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07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MULTU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number-columns-repeated="1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(hi,lo) ← rs * rt</text:p>
          </table:table-cell>
          <table:table-cell office:value-type="string">
            <text:p>rt</text:p>
          </table:table-cell>
          <table:table-cell table:formula="oooc:=[.I16]+[.H16]*2+[.G16]*4+[.F16]*8+[.E16]*16+[.D16]*32" office:value-type="float" office:value="0">
            <text:p>0</text:p>
          </table:table-cell>
          <table:table-cell table:formula="oooc:=IF([.AL16]=0;&quot;&quot;;&quot;OP_&quot;&amp;[.C16])">
            <text:p/>
          </table:table-cell>
          <table:table-cell table:formula="oooc:=&quot;6'b&quot;&amp;[.D16]&amp;[.E16]&amp;[.F16]&amp;[.G16]&amp;[.H16]&amp;[.I16]" office:value-type="string" office:string-value="6'b000000">
            <text:p>6'b000000</text:p>
          </table:table-cell>
          <table:table-cell table:formula="oooc:=IF([.AL16]=0;&quot;FUNC_&quot;&amp;[.C16];&quot;&quot;)" office:value-type="string" office:string-value="FUNC_MULTU">
            <text:p>FUNC_MULTU</text:p>
          </table:table-cell>
          <table:table-cell table:formula="oooc:=IF([.AL16]=0;&quot;6'b&quot;&amp;[.AD16]&amp;[.AE16]&amp;[.AF16]&amp;[.AG16]&amp;[.AH16]&amp;[.AI16];&quot;&quot;)" office:value-type="string" office:string-value="6'b011001">
            <text:p>6'b011001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07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SEB</text:p>
          </table:table-cell>
          <table:table-cell table:number-columns-repeated="40"/>
          <table:table-cell table:style-name="ce1" table:number-columns-repeated="4"/>
          <table:table-cell/>
          <table:table-cell office:value-type="string">
            <text:p>○</text:p>
          </table:table-cell>
          <table:table-cell table:number-columns-repeated="207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SEH</text:p>
          </table:table-cell>
          <table:table-cell table:number-columns-repeated="40"/>
          <table:table-cell table:style-name="ce1" table:number-columns-repeated="4"/>
          <table:table-cell/>
          <table:table-cell office:value-type="string">
            <text:p>○</text:p>
          </table:table-cell>
          <table:table-cell table:number-columns-repeated="207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SLT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office:value-type="string">
            <text:p>rd ← (rs &lt; rt)</text:p>
          </table:table-cell>
          <table:table-cell office:value-type="string">
            <text:p>rt</text:p>
          </table:table-cell>
          <table:table-cell table:formula="oooc:=[.I19]+[.H19]*2+[.G19]*4+[.F19]*8+[.E19]*16+[.D19]*32" office:value-type="float" office:value="0">
            <text:p>0</text:p>
          </table:table-cell>
          <table:table-cell table:formula="oooc:=IF([.AL19]=0;&quot;&quot;;&quot;OP_&quot;&amp;[.C19])">
            <text:p/>
          </table:table-cell>
          <table:table-cell table:formula="oooc:=&quot;6'b&quot;&amp;[.D19]&amp;[.E19]&amp;[.F19]&amp;[.G19]&amp;[.H19]&amp;[.I19]" office:value-type="string" office:string-value="6'b000000">
            <text:p>6'b000000</text:p>
          </table:table-cell>
          <table:table-cell table:formula="oooc:=IF([.AL19]=0;&quot;FUNC_&quot;&amp;[.C19];&quot;&quot;)" office:value-type="string" office:string-value="FUNC_SLT">
            <text:p>FUNC_SLT</text:p>
          </table:table-cell>
          <table:table-cell table:formula="oooc:=IF([.AL19]=0;&quot;6'b&quot;&amp;[.AD19]&amp;[.AE19]&amp;[.AF19]&amp;[.AG19]&amp;[.AH19]&amp;[.AI19];&quot;&quot;)" office:value-type="string" office:string-value="6'b101010">
            <text:p>6'b101010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07"/>
        </table:table-row>
        <table:table-row table:style-name="ro1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SLTI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2"/>
          <table:table-cell table:style-name="ce15" table:number-columns-repeated="6"/>
          <table:table-cell table:style-name="ce15" office:value-type="string">
            <text:p>imm</text:p>
          </table:table-cell>
          <table:table-cell table:style-name="ce15" table:number-columns-repeated="2"/>
          <table:table-cell table:number-columns-repeated="5" table:style-name="ce15"/>
          <table:table-cell table:style-name="ce24"/>
          <table:table-cell office:value-type="string">
            <text:p>rt ← (rs &lt; imm)</text:p>
          </table:table-cell>
          <table:table-cell office:value-type="string">
            <text:p>imm</text:p>
          </table:table-cell>
          <table:table-cell table:formula="oooc:=[.I20]+[.H20]*2+[.G20]*4+[.F20]*8+[.E20]*16+[.D20]*32" office:value-type="float" office:value="10">
            <text:p>10</text:p>
          </table:table-cell>
          <table:table-cell table:formula="oooc:=IF([.AL20]=0;&quot;&quot;;&quot;OP_&quot;&amp;[.C20])" office:value-type="string" office:string-value="OP_SLTI">
            <text:p>OP_SLTI</text:p>
          </table:table-cell>
          <table:table-cell table:formula="oooc:=&quot;6'b&quot;&amp;[.D20]&amp;[.E20]&amp;[.F20]&amp;[.G20]&amp;[.H20]&amp;[.I20]" office:value-type="string" office:string-value="6'b001010">
            <text:p>6'b001010</text:p>
          </table:table-cell>
          <table:table-cell table:formula="oooc:=IF([.AL20]=0;&quot;FUNC_&quot;&amp;[.C20];&quot;&quot;)">
            <text:p/>
          </table:table-cell>
          <table:table-cell table:formula="oooc:=IF([.AL20]=0;&quot;6'b&quot;&amp;[.AD20]&amp;[.AE20]&amp;[.AF20]&amp;[.AG20]&amp;[.AH20]&amp;[.AI20];&quot;&quot;)">
            <text:p/>
          </table:table-cell>
          <table:table-cell/>
          <table:table-cell table:number-columns-repeated="6" office:value-type="string">
            <text:p>○</text:p>
          </table:table-cell>
          <table:table-cell table:number-columns-repeated="207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SLTU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office:value-type="string">
            <text:p>rd ← (rs &lt; rt)</text:p>
          </table:table-cell>
          <table:table-cell office:value-type="string">
            <text:p>rt</text:p>
          </table:table-cell>
          <table:table-cell table:formula="oooc:=[.I21]+[.H21]*2+[.G21]*4+[.F21]*8+[.E21]*16+[.D21]*32" office:value-type="float" office:value="0">
            <text:p>0</text:p>
          </table:table-cell>
          <table:table-cell table:formula="oooc:=IF([.AL21]=0;&quot;&quot;;&quot;OP_&quot;&amp;[.C21])">
            <text:p/>
          </table:table-cell>
          <table:table-cell table:formula="oooc:=&quot;6'b&quot;&amp;[.D21]&amp;[.E21]&amp;[.F21]&amp;[.G21]&amp;[.H21]&amp;[.I21]" office:value-type="string" office:string-value="6'b000000">
            <text:p>6'b000000</text:p>
          </table:table-cell>
          <table:table-cell table:formula="oooc:=IF([.AL21]=0;&quot;FUNC_&quot;&amp;[.C21];&quot;&quot;)" office:value-type="string" office:string-value="FUNC_SLTU">
            <text:p>FUNC_SLTU</text:p>
          </table:table-cell>
          <table:table-cell table:formula="oooc:=IF([.AL21]=0;&quot;6'b&quot;&amp;[.AD21]&amp;[.AE21]&amp;[.AF21]&amp;[.AG21]&amp;[.AH21]&amp;[.AI21];&quot;&quot;)" office:value-type="string" office:string-value="6'b101011">
            <text:p>6'b101011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07"/>
        </table:table-row>
        <table:table-row table:style-name="ro1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SLTIU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2"/>
          <table:table-cell table:style-name="ce15" table:number-columns-repeated="6"/>
          <table:table-cell table:style-name="ce15" office:value-type="string">
            <text:p>imm</text:p>
          </table:table-cell>
          <table:table-cell table:style-name="ce15" table:number-columns-repeated="2"/>
          <table:table-cell table:number-columns-repeated="5" table:style-name="ce15"/>
          <table:table-cell table:style-name="ce24"/>
          <table:table-cell office:value-type="string">
            <text:p>rt ← (rs &lt; imm)</text:p>
          </table:table-cell>
          <table:table-cell office:value-type="string">
            <text:p>imm</text:p>
          </table:table-cell>
          <table:table-cell table:formula="oooc:=[.I22]+[.H22]*2+[.G22]*4+[.F22]*8+[.E22]*16+[.D22]*32" office:value-type="float" office:value="11">
            <text:p>11</text:p>
          </table:table-cell>
          <table:table-cell table:formula="oooc:=IF([.AL22]=0;&quot;&quot;;&quot;OP_&quot;&amp;[.C22])" office:value-type="string" office:string-value="OP_SLTIU">
            <text:p>OP_SLTIU</text:p>
          </table:table-cell>
          <table:table-cell table:formula="oooc:=&quot;6'b&quot;&amp;[.D22]&amp;[.E22]&amp;[.F22]&amp;[.G22]&amp;[.H22]&amp;[.I22]" office:value-type="string" office:string-value="6'b001011">
            <text:p>6'b001011</text:p>
          </table:table-cell>
          <table:table-cell table:formula="oooc:=IF([.AL22]=0;&quot;FUNC_&quot;&amp;[.C22];&quot;&quot;)">
            <text:p/>
          </table:table-cell>
          <table:table-cell table:formula="oooc:=IF([.AL22]=0;&quot;6'b&quot;&amp;[.AD22]&amp;[.AE22]&amp;[.AF22]&amp;[.AG22]&amp;[.AH22]&amp;[.AI22];&quot;&quot;)">
            <text:p/>
          </table:table-cell>
          <table:table-cell/>
          <table:table-cell table:number-columns-repeated="6" office:value-type="string">
            <text:p>○</text:p>
          </table:table-cell>
          <table:table-cell table:number-columns-repeated="207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SUB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d ← rs - rt</text:p>
          </table:table-cell>
          <table:table-cell office:value-type="string">
            <text:p>rt</text:p>
          </table:table-cell>
          <table:table-cell table:formula="oooc:=[.I23]+[.H23]*2+[.G23]*4+[.F23]*8+[.E23]*16+[.D23]*32" office:value-type="float" office:value="0">
            <text:p>0</text:p>
          </table:table-cell>
          <table:table-cell table:formula="oooc:=IF([.AL23]=0;&quot;&quot;;&quot;OP_&quot;&amp;[.C23])">
            <text:p/>
          </table:table-cell>
          <table:table-cell table:formula="oooc:=&quot;6'b&quot;&amp;[.D23]&amp;[.E23]&amp;[.F23]&amp;[.G23]&amp;[.H23]&amp;[.I23]" office:value-type="string" office:string-value="6'b000000">
            <text:p>6'b000000</text:p>
          </table:table-cell>
          <table:table-cell table:formula="oooc:=IF([.AL23]=0;&quot;FUNC_&quot;&amp;[.C23];&quot;&quot;)" office:value-type="string" office:string-value="FUNC_SUB">
            <text:p>FUNC_SUB</text:p>
          </table:table-cell>
          <table:table-cell table:formula="oooc:=IF([.AL23]=0;&quot;6'b&quot;&amp;[.AD23]&amp;[.AE23]&amp;[.AF23]&amp;[.AG23]&amp;[.AH23]&amp;[.AI23];&quot;&quot;)" office:value-type="string" office:string-value="6'b100010">
            <text:p>6'b100010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07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SUBU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d ← rs - rt</text:p>
          </table:table-cell>
          <table:table-cell office:value-type="string">
            <text:p>rt</text:p>
          </table:table-cell>
          <table:table-cell table:formula="oooc:=[.I24]+[.H24]*2+[.G24]*4+[.F24]*8+[.E24]*16+[.D24]*32" office:value-type="float" office:value="0">
            <text:p>0</text:p>
          </table:table-cell>
          <table:table-cell table:formula="oooc:=IF([.AL24]=0;&quot;&quot;;&quot;OP_&quot;&amp;[.C24])">
            <text:p/>
          </table:table-cell>
          <table:table-cell table:formula="oooc:=&quot;6'b&quot;&amp;[.D24]&amp;[.E24]&amp;[.F24]&amp;[.G24]&amp;[.H24]&amp;[.I24]" office:value-type="string" office:string-value="6'b000000">
            <text:p>6'b000000</text:p>
          </table:table-cell>
          <table:table-cell table:formula="oooc:=IF([.AL24]=0;&quot;FUNC_&quot;&amp;[.C24];&quot;&quot;)" office:value-type="string" office:string-value="FUNC_SUBU">
            <text:p>FUNC_SUBU</text:p>
          </table:table-cell>
          <table:table-cell table:formula="oooc:=IF([.AL24]=0;&quot;6'b&quot;&amp;[.AD24]&amp;[.AE24]&amp;[.AF24]&amp;[.AG24]&amp;[.AH24]&amp;[.AI24];&quot;&quot;)" office:value-type="string" office:string-value="6'b100011">
            <text:p>6'b100011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07"/>
        </table:table-row>
        <table:table-row table:style-name="ro1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EQ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2"/>
          <table:table-cell table:style-name="ce15" table:number-columns-repeated="6"/>
          <table:table-cell table:style-name="ce15" office:value-type="string">
            <text:p>imm</text:p>
          </table:table-cell>
          <table:table-cell table:style-name="ce15" table:number-columns-repeated="2"/>
          <table:table-cell table:number-columns-repeated="5" table:style-name="ce15"/>
          <table:table-cell table:style-name="ce24"/>
          <table:table-cell office:value-type="string">
            <text:p>rs == rt</text:p>
          </table:table-cell>
          <table:table-cell office:value-type="string">
            <text:p>rt</text:p>
          </table:table-cell>
          <table:table-cell table:formula="oooc:=[.I25]+[.H25]*2+[.G25]*4+[.F25]*8+[.E25]*16+[.D25]*32" office:value-type="float" office:value="4">
            <text:p>4</text:p>
          </table:table-cell>
          <table:table-cell table:formula="oooc:=IF([.AL25]=0;&quot;&quot;;&quot;OP_&quot;&amp;[.C25])" office:value-type="string" office:string-value="OP_BEQ">
            <text:p>OP_BEQ</text:p>
          </table:table-cell>
          <table:table-cell table:formula="oooc:=&quot;6'b&quot;&amp;[.D25]&amp;[.E25]&amp;[.F25]&amp;[.G25]&amp;[.H25]&amp;[.I25]" office:value-type="string" office:string-value="6'b000100">
            <text:p>6'b000100</text:p>
          </table:table-cell>
          <table:table-cell table:formula="oooc:=IF([.AL25]=0;&quot;FUNC_&quot;&amp;[.C25];&quot;&quot;)">
            <text:p/>
          </table:table-cell>
          <table:table-cell table:formula="oooc:=IF([.AL25]=0;&quot;6'b&quot;&amp;[.AD25]&amp;[.AE25]&amp;[.AF25]&amp;[.AG25]&amp;[.AH25]&amp;[.AI25];&quot;&quot;)">
            <text:p/>
          </table:table-cell>
          <table:table-cell/>
          <table:table-cell table:number-columns-repeated="6" office:value-type="string">
            <text:p>○</text:p>
          </table:table-cell>
          <table:table-cell table:number-columns-repeated="207"/>
        </table:table-row>
        <table:table-row table:style-name="ro1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NE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2"/>
          <table:table-cell table:style-name="ce15" table:number-columns-repeated="6"/>
          <table:table-cell table:style-name="ce15" office:value-type="string">
            <text:p>imm</text:p>
          </table:table-cell>
          <table:table-cell table:style-name="ce15" table:number-columns-repeated="2"/>
          <table:table-cell table:number-columns-repeated="5" table:style-name="ce15"/>
          <table:table-cell table:style-name="ce24"/>
          <table:table-cell office:value-type="string">
            <text:p>rs != rt</text:p>
          </table:table-cell>
          <table:table-cell office:value-type="string">
            <text:p>rt</text:p>
          </table:table-cell>
          <table:table-cell table:formula="oooc:=[.I26]+[.H26]*2+[.G26]*4+[.F26]*8+[.E26]*16+[.D26]*32" office:value-type="float" office:value="5">
            <text:p>5</text:p>
          </table:table-cell>
          <table:table-cell table:formula="oooc:=IF([.AL26]=0;&quot;&quot;;&quot;OP_&quot;&amp;[.C26])" office:value-type="string" office:string-value="OP_BNE">
            <text:p>OP_BNE</text:p>
          </table:table-cell>
          <table:table-cell table:formula="oooc:=&quot;6'b&quot;&amp;[.D26]&amp;[.E26]&amp;[.F26]&amp;[.G26]&amp;[.H26]&amp;[.I26]" office:value-type="string" office:string-value="6'b000101">
            <text:p>6'b000101</text:p>
          </table:table-cell>
          <table:table-cell table:formula="oooc:=IF([.AL26]=0;&quot;FUNC_&quot;&amp;[.C26];&quot;&quot;)">
            <text:p/>
          </table:table-cell>
          <table:table-cell table:formula="oooc:=IF([.AL26]=0;&quot;6'b&quot;&amp;[.AD26]&amp;[.AE26]&amp;[.AF26]&amp;[.AG26]&amp;[.AH26]&amp;[.AI26];&quot;&quot;)">
            <text:p/>
          </table:table-cell>
          <table:table-cell/>
          <table:table-cell table:number-columns-repeated="6" office:value-type="string">
            <text:p>○</text:p>
          </table:table-cell>
          <table:table-cell table:number-columns-repeated="207"/>
        </table:table-row>
        <table:table-row table:style-name="ro1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GEZ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/>
          <table:table-cell table:style-name="ce15" table:number-columns-repeated="6"/>
          <table:table-cell table:style-name="ce15" office:value-type="string">
            <text:p>imm</text:p>
          </table:table-cell>
          <table:table-cell table:style-name="ce15" table:number-columns-repeated="2"/>
          <table:table-cell table:number-columns-repeated="5" table:style-name="ce15"/>
          <table:table-cell table:style-name="ce24"/>
          <table:table-cell office:value-type="string">
            <text:p>rs &gt;= 0</text:p>
          </table:table-cell>
          <table:table-cell office:value-type="string">
            <text:p>---</text:p>
          </table:table-cell>
          <table:table-cell table:formula="oooc:=[.I27]+[.H27]*2+[.G27]*4+[.F27]*8+[.E27]*16+[.D27]*32" office:value-type="float" office:value="1">
            <text:p>1</text:p>
          </table:table-cell>
          <table:table-cell table:formula="oooc:=IF([.AL27]=0;&quot;&quot;;&quot;OP_&quot;&amp;[.C27])" office:value-type="string" office:string-value="OP_BGEZ">
            <text:p>OP_BGEZ</text:p>
          </table:table-cell>
          <table:table-cell table:formula="oooc:=&quot;6'b&quot;&amp;[.D27]&amp;[.E27]&amp;[.F27]&amp;[.G27]&amp;[.H27]&amp;[.I27]" office:value-type="string" office:string-value="6'b000001">
            <text:p>6'b000001</text:p>
          </table:table-cell>
          <table:table-cell table:formula="oooc:=IF([.AL27]=0;&quot;FUNC_&quot;&amp;[.C27];&quot;&quot;)">
            <text:p/>
          </table:table-cell>
          <table:table-cell table:formula="oooc:=IF([.AL27]=0;&quot;6'b&quot;&amp;[.AD27]&amp;[.AE27]&amp;[.AF27]&amp;[.AG27]&amp;[.AH27]&amp;[.AI27];&quot;&quot;)">
            <text:p/>
          </table:table-cell>
          <table:table-cell/>
          <table:table-cell table:number-columns-repeated="6" office:value-type="string">
            <text:p>○</text:p>
          </table:table-cell>
          <table:table-cell table:number-columns-repeated="207"/>
        </table:table-row>
        <table:table-row table:style-name="ro1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GEZAL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/>
          <table:table-cell table:style-name="ce15" table:number-columns-repeated="6"/>
          <table:table-cell table:style-name="ce15" office:value-type="string">
            <text:p>imm</text:p>
          </table:table-cell>
          <table:table-cell table:style-name="ce15" table:number-columns-repeated="2"/>
          <table:table-cell table:number-columns-repeated="5" table:style-name="ce15"/>
          <table:table-cell table:style-name="ce24"/>
          <table:table-cell office:value-type="string">
            <text:p>rs &gt;= 0, <text:s/>ra ← PC</text:p>
          </table:table-cell>
          <table:table-cell office:value-type="string">
            <text:p>---</text:p>
          </table:table-cell>
          <table:table-cell table:formula="oooc:=[.I28]+[.H28]*2+[.G28]*4+[.F28]*8+[.E28]*16+[.D28]*32" office:value-type="float" office:value="1">
            <text:p>1</text:p>
          </table:table-cell>
          <table:table-cell table:formula="oooc:=IF([.AL28]=0;&quot;&quot;;&quot;OP_&quot;&amp;[.C28])" office:value-type="string" office:string-value="OP_BGEZAL">
            <text:p>OP_BGEZAL</text:p>
          </table:table-cell>
          <table:table-cell table:formula="oooc:=&quot;6'b&quot;&amp;[.D28]&amp;[.E28]&amp;[.F28]&amp;[.G28]&amp;[.H28]&amp;[.I28]" office:value-type="string" office:string-value="6'b000001">
            <text:p>6'b000001</text:p>
          </table:table-cell>
          <table:table-cell table:formula="oooc:=IF([.AL28]=0;&quot;FUNC_&quot;&amp;[.C28];&quot;&quot;)">
            <text:p/>
          </table:table-cell>
          <table:table-cell table:formula="oooc:=IF([.AL28]=0;&quot;6'b&quot;&amp;[.AD28]&amp;[.AE28]&amp;[.AF28]&amp;[.AG28]&amp;[.AH28]&amp;[.AI28];&quot;&quot;)">
            <text:p/>
          </table:table-cell>
          <table:table-cell/>
          <table:table-cell table:number-columns-repeated="6" office:value-type="string">
            <text:p>○</text:p>
          </table:table-cell>
          <table:table-cell table:number-columns-repeated="207"/>
        </table:table-row>
        <table:table-row table:style-name="ro1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GTZ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number-columns-repeated="5" office:value-type="float" office:value="0">
            <text:p>0</text:p>
          </table:table-cell>
          <table:table-cell table:style-name="ce12"/>
          <table:table-cell table:style-name="ce15" table:number-columns-repeated="6"/>
          <table:table-cell table:style-name="ce15" office:value-type="string">
            <text:p>imm</text:p>
          </table:table-cell>
          <table:table-cell table:style-name="ce15" table:number-columns-repeated="2"/>
          <table:table-cell table:number-columns-repeated="5" table:style-name="ce15"/>
          <table:table-cell table:style-name="ce24"/>
          <table:table-cell office:value-type="string">
            <text:p>rs &gt; 0</text:p>
          </table:table-cell>
          <table:table-cell office:value-type="string">
            <text:p>---</text:p>
          </table:table-cell>
          <table:table-cell table:formula="oooc:=[.I29]+[.H29]*2+[.G29]*4+[.F29]*8+[.E29]*16+[.D29]*32" office:value-type="float" office:value="7">
            <text:p>7</text:p>
          </table:table-cell>
          <table:table-cell table:formula="oooc:=IF([.AL29]=0;&quot;&quot;;&quot;OP_&quot;&amp;[.C29])" office:value-type="string" office:string-value="OP_BGTZ">
            <text:p>OP_BGTZ</text:p>
          </table:table-cell>
          <table:table-cell table:formula="oooc:=&quot;6'b&quot;&amp;[.D29]&amp;[.E29]&amp;[.F29]&amp;[.G29]&amp;[.H29]&amp;[.I29]" office:value-type="string" office:string-value="6'b000111">
            <text:p>6'b000111</text:p>
          </table:table-cell>
          <table:table-cell table:formula="oooc:=IF([.AL29]=0;&quot;FUNC_&quot;&amp;[.C29];&quot;&quot;)">
            <text:p/>
          </table:table-cell>
          <table:table-cell table:formula="oooc:=IF([.AL29]=0;&quot;6'b&quot;&amp;[.AD29]&amp;[.AE29]&amp;[.AF29]&amp;[.AG29]&amp;[.AH29]&amp;[.AI29];&quot;&quot;)">
            <text:p/>
          </table:table-cell>
          <table:table-cell/>
          <table:table-cell table:number-columns-repeated="6" office:value-type="string">
            <text:p>○</text:p>
          </table:table-cell>
          <table:table-cell table:number-columns-repeated="207"/>
        </table:table-row>
        <table:table-row table:style-name="ro1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LEZ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number-columns-repeated="5" office:value-type="float" office:value="0">
            <text:p>0</text:p>
          </table:table-cell>
          <table:table-cell table:style-name="ce12"/>
          <table:table-cell table:style-name="ce15" table:number-columns-repeated="6"/>
          <table:table-cell table:style-name="ce15" office:value-type="string">
            <text:p>imm</text:p>
          </table:table-cell>
          <table:table-cell table:style-name="ce15" table:number-columns-repeated="2"/>
          <table:table-cell table:number-columns-repeated="5" table:style-name="ce15"/>
          <table:table-cell table:style-name="ce24"/>
          <table:table-cell office:value-type="string">
            <text:p>rs &lt;= 0</text:p>
          </table:table-cell>
          <table:table-cell office:value-type="string">
            <text:p>---</text:p>
          </table:table-cell>
          <table:table-cell table:formula="oooc:=[.I30]+[.H30]*2+[.G30]*4+[.F30]*8+[.E30]*16+[.D30]*32" office:value-type="float" office:value="6">
            <text:p>6</text:p>
          </table:table-cell>
          <table:table-cell table:formula="oooc:=IF([.AL30]=0;&quot;&quot;;&quot;OP_&quot;&amp;[.C30])" office:value-type="string" office:string-value="OP_BLEZ">
            <text:p>OP_BLEZ</text:p>
          </table:table-cell>
          <table:table-cell table:formula="oooc:=&quot;6'b&quot;&amp;[.D30]&amp;[.E30]&amp;[.F30]&amp;[.G30]&amp;[.H30]&amp;[.I30]" office:value-type="string" office:string-value="6'b000110">
            <text:p>6'b000110</text:p>
          </table:table-cell>
          <table:table-cell table:formula="oooc:=IF([.AL30]=0;&quot;FUNC_&quot;&amp;[.C30];&quot;&quot;)">
            <text:p/>
          </table:table-cell>
          <table:table-cell table:formula="oooc:=IF([.AL30]=0;&quot;6'b&quot;&amp;[.AD30]&amp;[.AE30]&amp;[.AF30]&amp;[.AG30]&amp;[.AH30]&amp;[.AI30];&quot;&quot;)">
            <text:p/>
          </table:table-cell>
          <table:table-cell/>
          <table:table-cell table:number-columns-repeated="6" office:value-type="string">
            <text:p>○</text:p>
          </table:table-cell>
          <table:table-cell table:number-columns-repeated="207"/>
        </table:table-row>
        <table:table-row table:style-name="ro1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LTZ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number-columns-repeated="5" office:value-type="float" office:value="0">
            <text:p>0</text:p>
          </table:table-cell>
          <table:table-cell table:style-name="ce12"/>
          <table:table-cell table:style-name="ce15" table:number-columns-repeated="6"/>
          <table:table-cell table:style-name="ce15" office:value-type="string">
            <text:p>imm</text:p>
          </table:table-cell>
          <table:table-cell table:style-name="ce15" table:number-columns-repeated="2"/>
          <table:table-cell table:number-columns-repeated="5" table:style-name="ce15"/>
          <table:table-cell table:style-name="ce24"/>
          <table:table-cell office:value-type="string">
            <text:p>rs &lt; 0</text:p>
          </table:table-cell>
          <table:table-cell office:value-type="string">
            <text:p>---</text:p>
          </table:table-cell>
          <table:table-cell table:formula="oooc:=[.I31]+[.H31]*2+[.G31]*4+[.F31]*8+[.E31]*16+[.D31]*32" office:value-type="float" office:value="1">
            <text:p>1</text:p>
          </table:table-cell>
          <table:table-cell table:formula="oooc:=IF([.AL31]=0;&quot;&quot;;&quot;OP_&quot;&amp;[.C31])" office:value-type="string" office:string-value="OP_BLTZ">
            <text:p>OP_BLTZ</text:p>
          </table:table-cell>
          <table:table-cell table:formula="oooc:=&quot;6'b&quot;&amp;[.D31]&amp;[.E31]&amp;[.F31]&amp;[.G31]&amp;[.H31]&amp;[.I31]" office:value-type="string" office:string-value="6'b000001">
            <text:p>6'b000001</text:p>
          </table:table-cell>
          <table:table-cell table:formula="oooc:=IF([.AL31]=0;&quot;FUNC_&quot;&amp;[.C31];&quot;&quot;)">
            <text:p/>
          </table:table-cell>
          <table:table-cell table:formula="oooc:=IF([.AL31]=0;&quot;6'b&quot;&amp;[.AD31]&amp;[.AE31]&amp;[.AF31]&amp;[.AG31]&amp;[.AH31]&amp;[.AI31];&quot;&quot;)">
            <text:p/>
          </table:table-cell>
          <table:table-cell/>
          <table:table-cell table:number-columns-repeated="6" office:value-type="string">
            <text:p>○</text:p>
          </table:table-cell>
          <table:table-cell table:number-columns-repeated="207"/>
        </table:table-row>
        <table:table-row table:style-name="ro1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LTZAL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12"/>
          <table:table-cell table:style-name="ce15" table:number-columns-repeated="6"/>
          <table:table-cell table:style-name="ce15" office:value-type="string">
            <text:p>imm</text:p>
          </table:table-cell>
          <table:table-cell table:style-name="ce15" table:number-columns-repeated="2"/>
          <table:table-cell table:number-columns-repeated="5" table:style-name="ce15"/>
          <table:table-cell table:style-name="ce24"/>
          <table:table-cell office:value-type="string">
            <text:p>rs &lt; 0, <text:s/>ra ← PC</text:p>
          </table:table-cell>
          <table:table-cell office:value-type="string">
            <text:p>---</text:p>
          </table:table-cell>
          <table:table-cell table:formula="oooc:=[.I32]+[.H32]*2+[.G32]*4+[.F32]*8+[.E32]*16+[.D32]*32" office:value-type="float" office:value="1">
            <text:p>1</text:p>
          </table:table-cell>
          <table:table-cell table:formula="oooc:=IF([.AL32]=0;&quot;&quot;;&quot;OP_&quot;&amp;[.C32])" office:value-type="string" office:string-value="OP_BLTZAL">
            <text:p>OP_BLTZAL</text:p>
          </table:table-cell>
          <table:table-cell table:formula="oooc:=&quot;6'b&quot;&amp;[.D32]&amp;[.E32]&amp;[.F32]&amp;[.G32]&amp;[.H32]&amp;[.I32]" office:value-type="string" office:string-value="6'b000001">
            <text:p>6'b000001</text:p>
          </table:table-cell>
          <table:table-cell table:formula="oooc:=IF([.AL32]=0;&quot;FUNC_&quot;&amp;[.C32];&quot;&quot;)">
            <text:p/>
          </table:table-cell>
          <table:table-cell table:formula="oooc:=IF([.AL32]=0;&quot;6'b&quot;&amp;[.AD32]&amp;[.AE32]&amp;[.AF32]&amp;[.AG32]&amp;[.AH32]&amp;[.AI32];&quot;&quot;)">
            <text:p/>
          </table:table-cell>
          <table:table-cell/>
          <table:table-cell table:number-columns-repeated="6" office:value-type="string">
            <text:p>○</text:p>
          </table:table-cell>
          <table:table-cell table:number-columns-repeated="207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J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"/>
          <table:table-cell table:style-name="ce15" table:number-columns-repeated="6"/>
          <table:table-cell table:style-name="ce15" office:value-type="string">
            <text:p>instr_index</text:p>
          </table:table-cell>
          <table:table-cell table:style-name="ce15" table:number-columns-repeated="12"/>
          <table:table-cell table:number-columns-repeated="5" table:style-name="ce15"/>
          <table:table-cell table:style-name="ce24"/>
          <table:table-cell office:value-type="string">
            <text:p>PC ← index</text:p>
          </table:table-cell>
          <table:table-cell office:value-type="string">
            <text:p>---</text:p>
          </table:table-cell>
          <table:table-cell table:formula="oooc:=[.I33]+[.H33]*2+[.G33]*4+[.F33]*8+[.E33]*16+[.D33]*32" office:value-type="float" office:value="2">
            <text:p>2</text:p>
          </table:table-cell>
          <table:table-cell table:formula="oooc:=IF([.AL33]=0;&quot;&quot;;&quot;OP_&quot;&amp;[.C33])" office:value-type="string" office:string-value="OP_J">
            <text:p>OP_J</text:p>
          </table:table-cell>
          <table:table-cell table:formula="oooc:=&quot;6'b&quot;&amp;[.D33]&amp;[.E33]&amp;[.F33]&amp;[.G33]&amp;[.H33]&amp;[.I33]" office:value-type="string" office:string-value="6'b000010">
            <text:p>6'b000010</text:p>
          </table:table-cell>
          <table:table-cell table:formula="oooc:=IF([.AL33]=0;&quot;FUNC_&quot;&amp;[.C33];&quot;&quot;)">
            <text:p/>
          </table:table-cell>
          <table:table-cell table:formula="oooc:=IF([.AL33]=0;&quot;6'b&quot;&amp;[.AD33]&amp;[.AE33]&amp;[.AF33]&amp;[.AG33]&amp;[.AH33]&amp;[.AI33];&quot;&quot;)">
            <text:p/>
          </table:table-cell>
          <table:table-cell/>
          <table:table-cell table:number-columns-repeated="6" office:value-type="string">
            <text:p>○</text:p>
          </table:table-cell>
          <table:table-cell table:number-columns-repeated="207"/>
        </table:table-row>
        <table:table-row table:style-name="ro1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JAL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2"/>
          <table:table-cell table:style-name="ce15" table:number-columns-repeated="6"/>
          <table:table-cell table:style-name="ce15" office:value-type="string">
            <text:p>instr_index</text:p>
          </table:table-cell>
          <table:table-cell table:style-name="ce15" table:number-columns-repeated="12"/>
          <table:table-cell table:number-columns-repeated="5" table:style-name="ce15"/>
          <table:table-cell table:style-name="ce24"/>
          <table:table-cell table:style-name="ce25" office:value-type="string">
            <text:p>PC ← index, ra ← PC</text:p>
          </table:table-cell>
          <table:table-cell office:value-type="string">
            <text:p>---</text:p>
          </table:table-cell>
          <table:table-cell table:formula="oooc:=[.I34]+[.H34]*2+[.G34]*4+[.F34]*8+[.E34]*16+[.D34]*32" office:value-type="float" office:value="3">
            <text:p>3</text:p>
          </table:table-cell>
          <table:table-cell table:formula="oooc:=IF([.AL34]=0;&quot;&quot;;&quot;OP_&quot;&amp;[.C34])" office:value-type="string" office:string-value="OP_JAL">
            <text:p>OP_JAL</text:p>
          </table:table-cell>
          <table:table-cell table:formula="oooc:=&quot;6'b&quot;&amp;[.D34]&amp;[.E34]&amp;[.F34]&amp;[.G34]&amp;[.H34]&amp;[.I34]" office:value-type="string" office:string-value="6'b000011">
            <text:p>6'b000011</text:p>
          </table:table-cell>
          <table:table-cell table:formula="oooc:=IF([.AL34]=0;&quot;FUNC_&quot;&amp;[.C34];&quot;&quot;)">
            <text:p/>
          </table:table-cell>
          <table:table-cell table:formula="oooc:=IF([.AL34]=0;&quot;6'b&quot;&amp;[.AD34]&amp;[.AE34]&amp;[.AF34]&amp;[.AG34]&amp;[.AH34]&amp;[.AI34];&quot;&quot;)">
            <text:p/>
          </table:table-cell>
          <table:table-cell/>
          <table:table-cell table:number-columns-repeated="6" office:value-type="string">
            <text:p>○</text:p>
          </table:table-cell>
          <table:table-cell table:number-columns-repeated="207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JR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number-columns-repeated="10" office:value-type="float" office:value="0">
            <text:p>0</text:p>
          </table:table-cell>
          <table:table-cell table:style-name="ce5"/>
          <table:table-cell table:style-name="ce7" office:value-type="string">
            <text:p>hint</text:p>
          </table:table-cell>
          <table:table-cell table:style-name="ce7" table:number-columns-repeated="2"/>
          <table:table-cell table:style-name="ce9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25" office:value-type="string">
            <text:p>PC ← rs</text:p>
          </table:table-cell>
          <table:table-cell office:value-type="string">
            <text:p>---</text:p>
          </table:table-cell>
          <table:table-cell table:formula="oooc:=[.I35]+[.H35]*2+[.G35]*4+[.F35]*8+[.E35]*16+[.D35]*32" office:value-type="float" office:value="0">
            <text:p>0</text:p>
          </table:table-cell>
          <table:table-cell table:formula="oooc:=IF([.AL35]=0;&quot;&quot;;&quot;OP_&quot;&amp;[.C35])">
            <text:p/>
          </table:table-cell>
          <table:table-cell table:formula="oooc:=&quot;6'b&quot;&amp;[.D35]&amp;[.E35]&amp;[.F35]&amp;[.G35]&amp;[.H35]&amp;[.I35]" office:value-type="string" office:string-value="6'b000000">
            <text:p>6'b000000</text:p>
          </table:table-cell>
          <table:table-cell table:formula="oooc:=IF([.AL35]=0;&quot;FUNC_&quot;&amp;[.C35];&quot;&quot;)" office:value-type="string" office:string-value="FUNC_JR">
            <text:p>FUNC_JR</text:p>
          </table:table-cell>
          <table:table-cell table:formula="oooc:=IF([.AL35]=0;&quot;6'b&quot;&amp;[.AD35]&amp;[.AE35]&amp;[.AF35]&amp;[.AG35]&amp;[.AH35]&amp;[.AI35];&quot;&quot;)" office:value-type="string" office:string-value="6'b001000">
            <text:p>6'b001000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07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JALR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number-columns-repeated="5" office:value-type="float" office:value="0">
            <text:p>0</text:p>
          </table:table-cell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style-name="ce5"/>
          <table:table-cell table:style-name="ce7" office:value-type="string">
            <text:p>hint</text:p>
          </table:table-cell>
          <table:table-cell table:style-name="ce7" table:number-columns-repeated="2"/>
          <table:table-cell table:style-name="ce9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5" office:value-type="string">
            <text:p>PC ← rs, rd ← PC</text:p>
          </table:table-cell>
          <table:table-cell office:value-type="string">
            <text:p>---</text:p>
          </table:table-cell>
          <table:table-cell table:formula="oooc:=[.I36]+[.H36]*2+[.G36]*4+[.F36]*8+[.E36]*16+[.D36]*32" office:value-type="float" office:value="0">
            <text:p>0</text:p>
          </table:table-cell>
          <table:table-cell table:formula="oooc:=IF([.AL36]=0;&quot;&quot;;&quot;OP_&quot;&amp;[.C36])">
            <text:p/>
          </table:table-cell>
          <table:table-cell table:formula="oooc:=&quot;6'b&quot;&amp;[.D36]&amp;[.E36]&amp;[.F36]&amp;[.G36]&amp;[.H36]&amp;[.I36]" office:value-type="string" office:string-value="6'b000000">
            <text:p>6'b000000</text:p>
          </table:table-cell>
          <table:table-cell table:formula="oooc:=IF([.AL36]=0;&quot;FUNC_&quot;&amp;[.C36];&quot;&quot;)" office:value-type="string" office:string-value="FUNC_JALR">
            <text:p>FUNC_JALR</text:p>
          </table:table-cell>
          <table:table-cell table:formula="oooc:=IF([.AL36]=0;&quot;6'b&quot;&amp;[.AD36]&amp;[.AE36]&amp;[.AF36]&amp;[.AG36]&amp;[.AH36]&amp;[.AI36];&quot;&quot;)" office:value-type="string" office:string-value="6'b001001">
            <text:p>6'b001001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07"/>
        </table:table-row>
        <table:table-row table:style-name="ro2">
          <table:table-cell office:value-type="string">
            <text:p>Branch and Jump</text:p>
          </table:table-cell>
          <table:table-cell/>
          <table:table-cell office:value-type="string">
            <text:p>JALR.HB</text:p>
          </table:table-cell>
          <table:table-cell table:number-columns-repeated="40"/>
          <table:table-cell table:style-name="ce1" table:number-columns-repeated="4"/>
          <table:table-cell/>
          <table:table-cell office:value-type="string">
            <text:p>○</text:p>
          </table:table-cell>
          <table:table-cell table:number-columns-repeated="207"/>
        </table:table-row>
        <table:table-row table:style-name="ro2">
          <table:table-cell office:value-type="string">
            <text:p>Branch and Jump</text:p>
          </table:table-cell>
          <table:table-cell/>
          <table:table-cell office:value-type="string">
            <text:p>JR.HB</text:p>
          </table:table-cell>
          <table:table-cell table:number-columns-repeated="40"/>
          <table:table-cell table:style-name="ce1" table:number-columns-repeated="4"/>
          <table:table-cell/>
          <table:table-cell office:value-type="string">
            <text:p>○</text:p>
          </table:table-cell>
          <table:table-cell table:number-columns-repeated="207"/>
        </table:table-row>
        <table:table-row table:style-name="ro2">
          <table:table-cell office:value-type="string">
            <text:p>Instruction Control</text:p>
          </table:table-cell>
          <table:table-cell/>
          <table:table-cell office:value-type="string">
            <text:p>EHB</text:p>
          </table:table-cell>
          <table:table-cell table:number-columns-repeated="40"/>
          <table:table-cell table:style-name="ce1" table:number-columns-repeated="4"/>
          <table:table-cell/>
          <table:table-cell office:value-type="string">
            <text:p>○</text:p>
          </table:table-cell>
          <table:table-cell table:number-columns-repeated="207"/>
        </table:table-row>
        <table:table-row table:style-name="ro2">
          <table:table-cell office:value-type="string">
            <text:p>Instruction Control</text:p>
          </table:table-cell>
          <table:table-cell/>
          <table:table-cell office:value-type="string">
            <text:p>NOP</text:p>
          </table:table-cell>
          <table:table-cell table:number-columns-repeated="40"/>
          <table:table-cell table:style-name="ce1" table:number-columns-repeated="4"/>
          <table:table-cell table:number-columns-repeated="2" office:value-type="string">
            <text:p>○</text:p>
          </table:table-cell>
          <table:table-cell table:number-columns-repeated="207"/>
        </table:table-row>
        <table:table-row table:style-name="ro2">
          <table:table-cell office:value-type="string">
            <text:p>Instruction Control</text:p>
          </table:table-cell>
          <table:table-cell/>
          <table:table-cell office:value-type="string">
            <text:p>SSNOP</text:p>
          </table:table-cell>
          <table:table-cell table:number-columns-repeated="40"/>
          <table:table-cell table:style-name="ce1" table:number-columns-repeated="4"/>
          <table:table-cell table:number-columns-repeated="2" office:value-type="string">
            <text:p>○</text:p>
          </table:table-cell>
          <table:table-cell table:number-columns-repeated="207"/>
        </table:table-row>
        <table:table-row table:style-name="ro1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LB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base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5" table:number-columns-repeated="7"/>
          <table:table-cell table:style-name="ce15" office:value-type="string">
            <text:p>offset</text:p>
          </table:table-cell>
          <table:table-cell table:style-name="ce15" table:number-columns-repeated="2"/>
          <table:table-cell table:number-columns-repeated="6" table:style-name="ce15"/>
          <table:table-cell/>
          <table:table-cell office:value-type="string">
            <text:p>imm</text:p>
          </table:table-cell>
          <table:table-cell table:formula="oooc:=[.I42]+[.H42]*2+[.G42]*4+[.F42]*8+[.E42]*16+[.D42]*32" office:value-type="float" office:value="32">
            <text:p>32</text:p>
          </table:table-cell>
          <table:table-cell table:formula="oooc:=IF([.AL42]=0;&quot;&quot;;&quot;OP_&quot;&amp;[.C42])" office:value-type="string" office:string-value="OP_LB">
            <text:p>OP_LB</text:p>
          </table:table-cell>
          <table:table-cell table:formula="oooc:=&quot;6'b&quot;&amp;[.D42]&amp;[.E42]&amp;[.F42]&amp;[.G42]&amp;[.H42]&amp;[.I42]" office:value-type="string" office:string-value="6'b100000">
            <text:p>6'b100000</text:p>
          </table:table-cell>
          <table:table-cell table:formula="oooc:=IF([.AL42]=0;&quot;FUNC_&quot;&amp;[.C42];&quot;&quot;)">
            <text:p/>
          </table:table-cell>
          <table:table-cell table:formula="oooc:=IF([.AL42]=0;&quot;6'b&quot;&amp;[.AD42]&amp;[.AE42]&amp;[.AF42]&amp;[.AG42]&amp;[.AH42]&amp;[.AI42];&quot;&quot;)">
            <text:p/>
          </table:table-cell>
          <table:table-cell/>
          <table:table-cell table:number-columns-repeated="6" office:value-type="string">
            <text:p>○</text:p>
          </table:table-cell>
          <table:table-cell table:number-columns-repeated="207"/>
        </table:table-row>
        <table:table-row table:style-name="ro1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LBU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base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5" table:number-columns-repeated="7"/>
          <table:table-cell table:style-name="ce15" office:value-type="string">
            <text:p>offset</text:p>
          </table:table-cell>
          <table:table-cell table:style-name="ce15" table:number-columns-repeated="2"/>
          <table:table-cell table:number-columns-repeated="6" table:style-name="ce15"/>
          <table:table-cell/>
          <table:table-cell office:value-type="string">
            <text:p>imm</text:p>
          </table:table-cell>
          <table:table-cell table:formula="oooc:=[.I43]+[.H43]*2+[.G43]*4+[.F43]*8+[.E43]*16+[.D43]*32" office:value-type="float" office:value="36">
            <text:p>36</text:p>
          </table:table-cell>
          <table:table-cell table:formula="oooc:=IF([.AL43]=0;&quot;&quot;;&quot;OP_&quot;&amp;[.C43])" office:value-type="string" office:string-value="OP_LBU">
            <text:p>OP_LBU</text:p>
          </table:table-cell>
          <table:table-cell table:formula="oooc:=&quot;6'b&quot;&amp;[.D43]&amp;[.E43]&amp;[.F43]&amp;[.G43]&amp;[.H43]&amp;[.I43]" office:value-type="string" office:string-value="6'b100100">
            <text:p>6'b100100</text:p>
          </table:table-cell>
          <table:table-cell table:formula="oooc:=IF([.AL43]=0;&quot;FUNC_&quot;&amp;[.C43];&quot;&quot;)">
            <text:p/>
          </table:table-cell>
          <table:table-cell table:formula="oooc:=IF([.AL43]=0;&quot;6'b&quot;&amp;[.AD43]&amp;[.AE43]&amp;[.AF43]&amp;[.AG43]&amp;[.AH43]&amp;[.AI43];&quot;&quot;)">
            <text:p/>
          </table:table-cell>
          <table:table-cell/>
          <table:table-cell table:number-columns-repeated="6" office:value-type="string">
            <text:p>○</text:p>
          </table:table-cell>
          <table:table-cell table:number-columns-repeated="207"/>
        </table:table-row>
        <table:table-row table:style-name="ro1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LH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/>
          <table:table-cell table:style-name="ce14"/>
          <table:table-cell table:style-name="ce14" office:value-type="string">
            <text:p>base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5" table:number-columns-repeated="7"/>
          <table:table-cell table:style-name="ce15" office:value-type="string">
            <text:p>offset</text:p>
          </table:table-cell>
          <table:table-cell table:style-name="ce15" table:number-columns-repeated="2"/>
          <table:table-cell table:number-columns-repeated="6" table:style-name="ce15"/>
          <table:table-cell/>
          <table:table-cell office:value-type="string">
            <text:p>imm</text:p>
          </table:table-cell>
          <table:table-cell table:formula="oooc:=[.I44]+[.H44]*2+[.G44]*4+[.F44]*8+[.E44]*16+[.D44]*32" office:value-type="float" office:value="33">
            <text:p>33</text:p>
          </table:table-cell>
          <table:table-cell table:formula="oooc:=IF([.AL44]=0;&quot;&quot;;&quot;OP_&quot;&amp;[.C44])" office:value-type="string" office:string-value="OP_LH">
            <text:p>OP_LH</text:p>
          </table:table-cell>
          <table:table-cell table:formula="oooc:=&quot;6'b&quot;&amp;[.D44]&amp;[.E44]&amp;[.F44]&amp;[.G44]&amp;[.H44]&amp;[.I44]" office:value-type="string" office:string-value="6'b100001">
            <text:p>6'b100001</text:p>
          </table:table-cell>
          <table:table-cell table:formula="oooc:=IF([.AL44]=0;&quot;FUNC_&quot;&amp;[.C44];&quot;&quot;)">
            <text:p/>
          </table:table-cell>
          <table:table-cell table:formula="oooc:=IF([.AL44]=0;&quot;6'b&quot;&amp;[.AD44]&amp;[.AE44]&amp;[.AF44]&amp;[.AG44]&amp;[.AH44]&amp;[.AI44];&quot;&quot;)">
            <text:p/>
          </table:table-cell>
          <table:table-cell/>
          <table:table-cell table:number-columns-repeated="6" office:value-type="string">
            <text:p>○</text:p>
          </table:table-cell>
          <table:table-cell table:number-columns-repeated="207"/>
        </table:table-row>
        <table:table-row table:style-name="ro1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LHU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/>
          <table:table-cell table:style-name="ce14"/>
          <table:table-cell table:style-name="ce14" office:value-type="string">
            <text:p>base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5" table:number-columns-repeated="7"/>
          <table:table-cell table:style-name="ce15" office:value-type="string">
            <text:p>offset</text:p>
          </table:table-cell>
          <table:table-cell table:style-name="ce15" table:number-columns-repeated="2"/>
          <table:table-cell table:number-columns-repeated="6" table:style-name="ce15"/>
          <table:table-cell/>
          <table:table-cell office:value-type="string">
            <text:p>imm</text:p>
          </table:table-cell>
          <table:table-cell table:formula="oooc:=[.I45]+[.H45]*2+[.G45]*4+[.F45]*8+[.E45]*16+[.D45]*32" office:value-type="float" office:value="37">
            <text:p>37</text:p>
          </table:table-cell>
          <table:table-cell table:formula="oooc:=IF([.AL45]=0;&quot;&quot;;&quot;OP_&quot;&amp;[.C45])" office:value-type="string" office:string-value="OP_LHU">
            <text:p>OP_LHU</text:p>
          </table:table-cell>
          <table:table-cell table:formula="oooc:=&quot;6'b&quot;&amp;[.D45]&amp;[.E45]&amp;[.F45]&amp;[.G45]&amp;[.H45]&amp;[.I45]" office:value-type="string" office:string-value="6'b100101">
            <text:p>6'b100101</text:p>
          </table:table-cell>
          <table:table-cell table:formula="oooc:=IF([.AL45]=0;&quot;FUNC_&quot;&amp;[.C45];&quot;&quot;)">
            <text:p/>
          </table:table-cell>
          <table:table-cell table:formula="oooc:=IF([.AL45]=0;&quot;6'b&quot;&amp;[.AD45]&amp;[.AE45]&amp;[.AF45]&amp;[.AG45]&amp;[.AH45]&amp;[.AI45];&quot;&quot;)">
            <text:p/>
          </table:table-cell>
          <table:table-cell/>
          <table:table-cell table:number-columns-repeated="6" office:value-type="string">
            <text:p>○</text:p>
          </table:table-cell>
          <table:table-cell table:number-columns-repeated="207"/>
        </table:table-row>
        <table:table-row table:style-name="ro2">
          <table:table-cell office:value-type="string">
            <text:p>Load, Store</text:p>
          </table:table-cell>
          <table:table-cell/>
          <table:table-cell office:value-type="string">
            <text:p>LL</text:p>
          </table:table-cell>
          <table:table-cell table:number-columns-repeated="40"/>
          <table:table-cell table:style-name="ce1"/>
          <table:table-cell table:number-columns-repeated="5" office:value-type="string">
            <text:p>○</text:p>
          </table:table-cell>
          <table:table-cell table:number-columns-repeated="207"/>
        </table:table-row>
        <table:table-row table:style-name="ro1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LW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1"/>
          <table:table-cell table:style-name="ce14"/>
          <table:table-cell table:style-name="ce14" office:value-type="string">
            <text:p>base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5" table:number-columns-repeated="7"/>
          <table:table-cell table:style-name="ce15" office:value-type="string">
            <text:p>offset</text:p>
          </table:table-cell>
          <table:table-cell table:style-name="ce15" table:number-columns-repeated="2"/>
          <table:table-cell table:number-columns-repeated="6" table:style-name="ce15"/>
          <table:table-cell/>
          <table:table-cell office:value-type="string">
            <text:p>imm</text:p>
          </table:table-cell>
          <table:table-cell table:formula="oooc:=[.I47]+[.H47]*2+[.G47]*4+[.F47]*8+[.E47]*16+[.D47]*32" office:value-type="float" office:value="35">
            <text:p>35</text:p>
          </table:table-cell>
          <table:table-cell table:formula="oooc:=IF([.AL47]=0;&quot;&quot;;&quot;OP_&quot;&amp;[.C47])" office:value-type="string" office:string-value="OP_LW">
            <text:p>OP_LW</text:p>
          </table:table-cell>
          <table:table-cell table:formula="oooc:=&quot;6'b&quot;&amp;[.D47]&amp;[.E47]&amp;[.F47]&amp;[.G47]&amp;[.H47]&amp;[.I47]" office:value-type="string" office:string-value="6'b100011">
            <text:p>6'b100011</text:p>
          </table:table-cell>
          <table:table-cell table:formula="oooc:=IF([.AL47]=0;&quot;FUNC_&quot;&amp;[.C47];&quot;&quot;)">
            <text:p/>
          </table:table-cell>
          <table:table-cell table:formula="oooc:=IF([.AL47]=0;&quot;6'b&quot;&amp;[.AD47]&amp;[.AE47]&amp;[.AF47]&amp;[.AG47]&amp;[.AH47]&amp;[.AI47];&quot;&quot;)">
            <text:p/>
          </table:table-cell>
          <table:table-cell/>
          <table:table-cell table:number-columns-repeated="6" office:value-type="string">
            <text:p>○</text:p>
          </table:table-cell>
          <table:table-cell table:number-columns-repeated="207"/>
        </table:table-row>
        <table:table-row table:style-name="ro1">
          <table:table-cell office:value-type="string">
            <text:p>Load, Store</text:p>
          </table:table-cell>
          <table:table-cell/>
          <table:table-cell office:value-type="string">
            <text:p>LWL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base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5" table:number-columns-repeated="7"/>
          <table:table-cell table:style-name="ce15" office:value-type="string">
            <text:p>offset</text:p>
          </table:table-cell>
          <table:table-cell table:style-name="ce15" table:number-columns-repeated="2"/>
          <table:table-cell table:number-columns-repeated="6" table:style-name="ce15"/>
          <table:table-cell/>
          <table:table-cell office:value-type="string">
            <text:p>imm</text:p>
          </table:table-cell>
          <table:table-cell table:formula="oooc:=[.I48]+[.H48]*2+[.G48]*4+[.F48]*8+[.E48]*16+[.D48]*32" office:value-type="float" office:value="34">
            <text:p>34</text:p>
          </table:table-cell>
          <table:table-cell table:formula="oooc:=IF([.AL48]=0;&quot;&quot;;&quot;OP_&quot;&amp;[.C48])" office:value-type="string" office:string-value="OP_LWL">
            <text:p>OP_LWL</text:p>
          </table:table-cell>
          <table:table-cell table:formula="oooc:=&quot;6'b&quot;&amp;[.D48]&amp;[.E48]&amp;[.F48]&amp;[.G48]&amp;[.H48]&amp;[.I48]" office:value-type="string" office:string-value="6'b100010">
            <text:p>6'b100010</text:p>
          </table:table-cell>
          <table:table-cell table:formula="oooc:=IF([.AL48]=0;&quot;FUNC_&quot;&amp;[.C48];&quot;&quot;)">
            <text:p/>
          </table:table-cell>
          <table:table-cell table:formula="oooc:=IF([.AL48]=0;&quot;6'b&quot;&amp;[.AD48]&amp;[.AE48]&amp;[.AF48]&amp;[.AG48]&amp;[.AH48]&amp;[.AI48];&quot;&quot;)">
            <text:p/>
          </table:table-cell>
          <table:table-cell/>
          <table:table-cell table:number-columns-repeated="6" office:value-type="string">
            <text:p>○</text:p>
          </table:table-cell>
          <table:table-cell table:number-columns-repeated="207"/>
        </table:table-row>
        <table:table-row table:style-name="ro1">
          <table:table-cell office:value-type="string">
            <text:p>Load, Store</text:p>
          </table:table-cell>
          <table:table-cell/>
          <table:table-cell office:value-type="string">
            <text:p>LWR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base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5" table:number-columns-repeated="7"/>
          <table:table-cell table:style-name="ce15" office:value-type="string">
            <text:p>offset</text:p>
          </table:table-cell>
          <table:table-cell table:style-name="ce15" table:number-columns-repeated="2"/>
          <table:table-cell table:number-columns-repeated="6" table:style-name="ce15"/>
          <table:table-cell/>
          <table:table-cell office:value-type="string">
            <text:p>imm</text:p>
          </table:table-cell>
          <table:table-cell table:formula="oooc:=[.I49]+[.H49]*2+[.G49]*4+[.F49]*8+[.E49]*16+[.D49]*32" office:value-type="float" office:value="38">
            <text:p>38</text:p>
          </table:table-cell>
          <table:table-cell table:formula="oooc:=IF([.AL49]=0;&quot;&quot;;&quot;OP_&quot;&amp;[.C49])" office:value-type="string" office:string-value="OP_LWR">
            <text:p>OP_LWR</text:p>
          </table:table-cell>
          <table:table-cell table:formula="oooc:=&quot;6'b&quot;&amp;[.D49]&amp;[.E49]&amp;[.F49]&amp;[.G49]&amp;[.H49]&amp;[.I49]" office:value-type="string" office:string-value="6'b100110">
            <text:p>6'b100110</text:p>
          </table:table-cell>
          <table:table-cell table:formula="oooc:=IF([.AL49]=0;&quot;FUNC_&quot;&amp;[.C49];&quot;&quot;)">
            <text:p/>
          </table:table-cell>
          <table:table-cell table:formula="oooc:=IF([.AL49]=0;&quot;6'b&quot;&amp;[.AD49]&amp;[.AE49]&amp;[.AF49]&amp;[.AG49]&amp;[.AH49]&amp;[.AI49];&quot;&quot;)">
            <text:p/>
          </table:table-cell>
          <table:table-cell/>
          <table:table-cell table:number-columns-repeated="6" office:value-type="string">
            <text:p>○</text:p>
          </table:table-cell>
          <table:table-cell table:number-columns-repeated="207"/>
        </table:table-row>
        <table:table-row table:style-name="ro2">
          <table:table-cell office:value-type="string">
            <text:p>Load, Store</text:p>
          </table:table-cell>
          <table:table-cell/>
          <table:table-cell office:value-type="string">
            <text:p>PREF</text:p>
          </table:table-cell>
          <table:table-cell table:number-columns-repeated="43"/>
          <table:table-cell table:number-columns-repeated="3" office:value-type="string">
            <text:p>○</text:p>
          </table:table-cell>
          <table:table-cell table:number-columns-repeated="207"/>
        </table:table-row>
        <table:table-row table:style-name="ro1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SB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base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5" table:number-columns-repeated="7"/>
          <table:table-cell table:style-name="ce15" office:value-type="string">
            <text:p>offset</text:p>
          </table:table-cell>
          <table:table-cell table:style-name="ce15" table:number-columns-repeated="2"/>
          <table:table-cell table:number-columns-repeated="6" table:style-name="ce15"/>
          <table:table-cell/>
          <table:table-cell office:value-type="string">
            <text:p>imm</text:p>
          </table:table-cell>
          <table:table-cell table:formula="oooc:=[.I51]+[.H51]*2+[.G51]*4+[.F51]*8+[.E51]*16+[.D51]*32" office:value-type="float" office:value="40">
            <text:p>40</text:p>
          </table:table-cell>
          <table:table-cell table:formula="oooc:=IF([.AL51]=0;&quot;&quot;;&quot;OP_&quot;&amp;[.C51])" office:value-type="string" office:string-value="OP_SB">
            <text:p>OP_SB</text:p>
          </table:table-cell>
          <table:table-cell table:formula="oooc:=&quot;6'b&quot;&amp;[.D51]&amp;[.E51]&amp;[.F51]&amp;[.G51]&amp;[.H51]&amp;[.I51]" office:value-type="string" office:string-value="6'b101000">
            <text:p>6'b101000</text:p>
          </table:table-cell>
          <table:table-cell table:formula="oooc:=IF([.AL51]=0;&quot;FUNC_&quot;&amp;[.C51];&quot;&quot;)">
            <text:p/>
          </table:table-cell>
          <table:table-cell table:formula="oooc:=IF([.AL51]=0;&quot;6'b&quot;&amp;[.AD51]&amp;[.AE51]&amp;[.AF51]&amp;[.AG51]&amp;[.AH51]&amp;[.AI51];&quot;&quot;)">
            <text:p/>
          </table:table-cell>
          <table:table-cell/>
          <table:table-cell table:number-columns-repeated="6" office:value-type="string">
            <text:p>○</text:p>
          </table:table-cell>
          <table:table-cell table:number-columns-repeated="207"/>
        </table:table-row>
        <table:table-row table:style-name="ro2">
          <table:table-cell office:value-type="string">
            <text:p>Load, Store</text:p>
          </table:table-cell>
          <table:table-cell/>
          <table:table-cell office:value-type="string">
            <text:p>SC</text:p>
          </table:table-cell>
          <table:table-cell table:number-columns-repeated="40"/>
          <table:table-cell table:style-name="ce1"/>
          <table:table-cell table:number-columns-repeated="5" office:value-type="string">
            <text:p>○</text:p>
          </table:table-cell>
          <table:table-cell table:number-columns-repeated="207"/>
        </table:table-row>
        <table:table-row table:style-name="ro1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SH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/>
          <table:table-cell table:style-name="ce14"/>
          <table:table-cell table:style-name="ce14" office:value-type="string">
            <text:p>base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5" table:number-columns-repeated="7"/>
          <table:table-cell table:style-name="ce15" office:value-type="string">
            <text:p>offset</text:p>
          </table:table-cell>
          <table:table-cell table:style-name="ce15" table:number-columns-repeated="2"/>
          <table:table-cell table:number-columns-repeated="6" table:style-name="ce15"/>
          <table:table-cell/>
          <table:table-cell office:value-type="string">
            <text:p>imm</text:p>
          </table:table-cell>
          <table:table-cell table:formula="oooc:=[.I53]+[.H53]*2+[.G53]*4+[.F53]*8+[.E53]*16+[.D53]*32" office:value-type="float" office:value="41">
            <text:p>41</text:p>
          </table:table-cell>
          <table:table-cell table:formula="oooc:=IF([.AL53]=0;&quot;&quot;;&quot;OP_&quot;&amp;[.C53])" office:value-type="string" office:string-value="OP_SH">
            <text:p>OP_SH</text:p>
          </table:table-cell>
          <table:table-cell table:formula="oooc:=&quot;6'b&quot;&amp;[.D53]&amp;[.E53]&amp;[.F53]&amp;[.G53]&amp;[.H53]&amp;[.I53]" office:value-type="string" office:string-value="6'b101001">
            <text:p>6'b101001</text:p>
          </table:table-cell>
          <table:table-cell table:formula="oooc:=IF([.AL53]=0;&quot;FUNC_&quot;&amp;[.C53];&quot;&quot;)">
            <text:p/>
          </table:table-cell>
          <table:table-cell table:formula="oooc:=IF([.AL53]=0;&quot;6'b&quot;&amp;[.AD53]&amp;[.AE53]&amp;[.AF53]&amp;[.AG53]&amp;[.AH53]&amp;[.AI53];&quot;&quot;)">
            <text:p/>
          </table:table-cell>
          <table:table-cell/>
          <table:table-cell table:number-columns-repeated="6" office:value-type="string">
            <text:p>○</text:p>
          </table:table-cell>
          <table:table-cell table:number-columns-repeated="207"/>
        </table:table-row>
        <table:table-row table:style-name="ro1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SW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1"/>
          <table:table-cell table:style-name="ce14"/>
          <table:table-cell table:style-name="ce14" office:value-type="string">
            <text:p>base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5" table:number-columns-repeated="7"/>
          <table:table-cell table:style-name="ce15" office:value-type="string">
            <text:p>offset</text:p>
          </table:table-cell>
          <table:table-cell table:style-name="ce15" table:number-columns-repeated="2"/>
          <table:table-cell table:number-columns-repeated="6" table:style-name="ce15"/>
          <table:table-cell/>
          <table:table-cell office:value-type="string">
            <text:p>imm</text:p>
          </table:table-cell>
          <table:table-cell table:formula="oooc:=[.I54]+[.H54]*2+[.G54]*4+[.F54]*8+[.E54]*16+[.D54]*32" office:value-type="float" office:value="43">
            <text:p>43</text:p>
          </table:table-cell>
          <table:table-cell table:formula="oooc:=IF([.AL54]=0;&quot;&quot;;&quot;OP_&quot;&amp;[.C54])" office:value-type="string" office:string-value="OP_SW">
            <text:p>OP_SW</text:p>
          </table:table-cell>
          <table:table-cell table:formula="oooc:=&quot;6'b&quot;&amp;[.D54]&amp;[.E54]&amp;[.F54]&amp;[.G54]&amp;[.H54]&amp;[.I54]" office:value-type="string" office:string-value="6'b101011">
            <text:p>6'b101011</text:p>
          </table:table-cell>
          <table:table-cell table:formula="oooc:=IF([.AL54]=0;&quot;FUNC_&quot;&amp;[.C54];&quot;&quot;)">
            <text:p/>
          </table:table-cell>
          <table:table-cell table:formula="oooc:=IF([.AL54]=0;&quot;6'b&quot;&amp;[.AD54]&amp;[.AE54]&amp;[.AF54]&amp;[.AG54]&amp;[.AH54]&amp;[.AI54];&quot;&quot;)">
            <text:p/>
          </table:table-cell>
          <table:table-cell/>
          <table:table-cell table:number-columns-repeated="6" office:value-type="string">
            <text:p>○</text:p>
          </table:table-cell>
          <table:table-cell table:number-columns-repeated="207"/>
        </table:table-row>
        <table:table-row table:style-name="ro1">
          <table:table-cell office:value-type="string">
            <text:p>Load, Store</text:p>
          </table:table-cell>
          <table:table-cell/>
          <table:table-cell office:value-type="string">
            <text:p>SW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base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5" table:number-columns-repeated="7"/>
          <table:table-cell table:style-name="ce15" office:value-type="string">
            <text:p>offset</text:p>
          </table:table-cell>
          <table:table-cell table:style-name="ce15" table:number-columns-repeated="2"/>
          <table:table-cell table:number-columns-repeated="6" table:style-name="ce15"/>
          <table:table-cell/>
          <table:table-cell office:value-type="string">
            <text:p>imm</text:p>
          </table:table-cell>
          <table:table-cell table:formula="oooc:=[.I55]+[.H55]*2+[.G55]*4+[.F55]*8+[.E55]*16+[.D55]*32" office:value-type="float" office:value="42">
            <text:p>42</text:p>
          </table:table-cell>
          <table:table-cell table:formula="oooc:=IF([.AL55]=0;&quot;&quot;;&quot;OP_&quot;&amp;[.C55])" office:value-type="string" office:string-value="OP_SWL">
            <text:p>OP_SWL</text:p>
          </table:table-cell>
          <table:table-cell table:formula="oooc:=&quot;6'b&quot;&amp;[.D55]&amp;[.E55]&amp;[.F55]&amp;[.G55]&amp;[.H55]&amp;[.I55]" office:value-type="string" office:string-value="6'b101010">
            <text:p>6'b101010</text:p>
          </table:table-cell>
          <table:table-cell table:formula="oooc:=IF([.AL55]=0;&quot;FUNC_&quot;&amp;[.C55];&quot;&quot;)">
            <text:p/>
          </table:table-cell>
          <table:table-cell table:formula="oooc:=IF([.AL55]=0;&quot;6'b&quot;&amp;[.AD55]&amp;[.AE55]&amp;[.AF55]&amp;[.AG55]&amp;[.AH55]&amp;[.AI55];&quot;&quot;)">
            <text:p/>
          </table:table-cell>
          <table:table-cell/>
          <table:table-cell table:number-columns-repeated="6" office:value-type="string">
            <text:p>○</text:p>
          </table:table-cell>
          <table:table-cell table:number-columns-repeated="207"/>
        </table:table-row>
        <table:table-row table:style-name="ro1">
          <table:table-cell office:value-type="string">
            <text:p>Load, Store</text:p>
          </table:table-cell>
          <table:table-cell/>
          <table:table-cell office:value-type="string">
            <text:p>SW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base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5" table:number-columns-repeated="7"/>
          <table:table-cell table:style-name="ce15" office:value-type="string">
            <text:p>offset</text:p>
          </table:table-cell>
          <table:table-cell table:style-name="ce15" table:number-columns-repeated="2"/>
          <table:table-cell table:number-columns-repeated="6" table:style-name="ce15"/>
          <table:table-cell/>
          <table:table-cell office:value-type="string">
            <text:p>imm</text:p>
          </table:table-cell>
          <table:table-cell table:formula="oooc:=[.I56]+[.H56]*2+[.G56]*4+[.F56]*8+[.E56]*16+[.D56]*32" office:value-type="float" office:value="46">
            <text:p>46</text:p>
          </table:table-cell>
          <table:table-cell table:formula="oooc:=IF([.AL56]=0;&quot;&quot;;&quot;OP_&quot;&amp;[.C56])" office:value-type="string" office:string-value="OP_SWR">
            <text:p>OP_SWR</text:p>
          </table:table-cell>
          <table:table-cell table:formula="oooc:=&quot;6'b&quot;&amp;[.D56]&amp;[.E56]&amp;[.F56]&amp;[.G56]&amp;[.H56]&amp;[.I56]" office:value-type="string" office:string-value="6'b101110">
            <text:p>6'b101110</text:p>
          </table:table-cell>
          <table:table-cell table:formula="oooc:=IF([.AL56]=0;&quot;FUNC_&quot;&amp;[.C56];&quot;&quot;)">
            <text:p/>
          </table:table-cell>
          <table:table-cell table:formula="oooc:=IF([.AL56]=0;&quot;6'b&quot;&amp;[.AD56]&amp;[.AE56]&amp;[.AF56]&amp;[.AG56]&amp;[.AH56]&amp;[.AI56];&quot;&quot;)">
            <text:p/>
          </table:table-cell>
          <table:table-cell/>
          <table:table-cell table:number-columns-repeated="6" office:value-type="string">
            <text:p>○</text:p>
          </table:table-cell>
          <table:table-cell table:number-columns-repeated="207"/>
        </table:table-row>
        <table:table-row table:style-name="ro2">
          <table:table-cell office:value-type="string">
            <text:p>Load, Store</text:p>
          </table:table-cell>
          <table:table-cell/>
          <table:table-cell office:value-type="string">
            <text:p>SYNC</text:p>
          </table:table-cell>
          <table:table-cell table:number-columns-repeated="40"/>
          <table:table-cell table:style-name="ce1"/>
          <table:table-cell table:number-columns-repeated="5" office:value-type="string">
            <text:p>○</text:p>
          </table:table-cell>
          <table:table-cell table:number-columns-repeated="207"/>
        </table:table-row>
        <table:table-row table:style-name="ro2">
          <table:table-cell office:value-type="string">
            <text:p>Load, Store</text:p>
          </table:table-cell>
          <table:table-cell/>
          <table:table-cell office:value-type="string">
            <text:p>SYNCI</text:p>
          </table:table-cell>
          <table:table-cell table:number-columns-repeated="40"/>
          <table:table-cell table:style-name="ce1" table:number-columns-repeated="4"/>
          <table:table-cell/>
          <table:table-cell office:value-type="string">
            <text:p>○</text:p>
          </table:table-cell>
          <table:table-cell table:number-columns-repeated="207"/>
        </table:table-row>
        <table:table-row table:style-name="ro2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AND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base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office:value-type="string">
            <text:p>rd ← rs &amp; rt</text:p>
          </table:table-cell>
          <table:table-cell office:value-type="string">
            <text:p>rt</text:p>
          </table:table-cell>
          <table:table-cell table:formula="oooc:=[.I59]+[.H59]*2+[.G59]*4+[.F59]*8+[.E59]*16+[.D59]*32" office:value-type="float" office:value="0">
            <text:p>0</text:p>
          </table:table-cell>
          <table:table-cell table:formula="oooc:=IF([.AL59]=0;&quot;&quot;;&quot;OP_&quot;&amp;[.C59])">
            <text:p/>
          </table:table-cell>
          <table:table-cell table:formula="oooc:=&quot;6'b&quot;&amp;[.D59]&amp;[.E59]&amp;[.F59]&amp;[.G59]&amp;[.H59]&amp;[.I59]" office:value-type="string" office:string-value="6'b000000">
            <text:p>6'b000000</text:p>
          </table:table-cell>
          <table:table-cell table:formula="oooc:=IF([.AL59]=0;&quot;FUNC_&quot;&amp;[.C59];&quot;&quot;)" office:value-type="string" office:string-value="FUNC_AND">
            <text:p>FUNC_AND</text:p>
          </table:table-cell>
          <table:table-cell table:formula="oooc:=IF([.AL59]=0;&quot;6'b&quot;&amp;[.AD59]&amp;[.AE59]&amp;[.AF59]&amp;[.AG59]&amp;[.AH59]&amp;[.AI59];&quot;&quot;)" office:value-type="string" office:string-value="6'b100100">
            <text:p>6'b100100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07"/>
        </table:table-row>
        <table:table-row table:style-name="ro1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ANDI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2"/>
          <table:table-cell table:style-name="ce15" table:number-columns-repeated="6"/>
          <table:table-cell table:style-name="ce15" office:value-type="string">
            <text:p>imm</text:p>
          </table:table-cell>
          <table:table-cell table:style-name="ce15" table:number-columns-repeated="2"/>
          <table:table-cell table:style-name="ce15" office:value-type="string">
            <text:p>zero_extend</text:p>
          </table:table-cell>
          <table:table-cell table:number-columns-repeated="4" table:style-name="ce15"/>
          <table:table-cell table:style-name="ce24"/>
          <table:table-cell office:value-type="string">
            <text:p>rt ← rs &amp; imm</text:p>
          </table:table-cell>
          <table:table-cell office:value-type="string">
            <text:p>imm</text:p>
          </table:table-cell>
          <table:table-cell table:formula="oooc:=[.I60]+[.H60]*2+[.G60]*4+[.F60]*8+[.E60]*16+[.D60]*32" office:value-type="float" office:value="12">
            <text:p>12</text:p>
          </table:table-cell>
          <table:table-cell table:formula="oooc:=IF([.AL60]=0;&quot;&quot;;&quot;OP_&quot;&amp;[.C60])" office:value-type="string" office:string-value="OP_ANDI">
            <text:p>OP_ANDI</text:p>
          </table:table-cell>
          <table:table-cell table:formula="oooc:=&quot;6'b&quot;&amp;[.D60]&amp;[.E60]&amp;[.F60]&amp;[.G60]&amp;[.H60]&amp;[.I60]" office:value-type="string" office:string-value="6'b001100">
            <text:p>6'b001100</text:p>
          </table:table-cell>
          <table:table-cell table:formula="oooc:=IF([.AL60]=0;&quot;FUNC_&quot;&amp;[.C60];&quot;&quot;)">
            <text:p/>
          </table:table-cell>
          <table:table-cell table:formula="oooc:=IF([.AL60]=0;&quot;6'b&quot;&amp;[.AD60]&amp;[.AE60]&amp;[.AF60]&amp;[.AG60]&amp;[.AH60]&amp;[.AI60];&quot;&quot;)">
            <text:p/>
          </table:table-cell>
          <table:table-cell/>
          <table:table-cell table:number-columns-repeated="6" office:value-type="string">
            <text:p>○</text:p>
          </table:table-cell>
          <table:table-cell table:number-columns-repeated="207"/>
        </table:table-row>
        <table:table-row table:style-name="ro1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LUI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table:style-name="ce13" office:value-type="float" office:value="0">
            <text:p>0</text:p>
          </table:table-cell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2"/>
          <table:table-cell table:style-name="ce15" table:number-columns-repeated="6"/>
          <table:table-cell table:style-name="ce15" office:value-type="string">
            <text:p>imm</text:p>
          </table:table-cell>
          <table:table-cell table:style-name="ce15" table:number-columns-repeated="2"/>
          <table:table-cell table:number-columns-repeated="5" table:style-name="ce15"/>
          <table:table-cell table:style-name="ce24"/>
          <table:table-cell office:value-type="string">
            <text:p>rt ← (imm &lt;&lt; 16)</text:p>
          </table:table-cell>
          <table:table-cell office:value-type="string">
            <text:p>imm</text:p>
          </table:table-cell>
          <table:table-cell table:formula="oooc:=[.I61]+[.H61]*2+[.G61]*4+[.F61]*8+[.E61]*16+[.D61]*32" office:value-type="float" office:value="15">
            <text:p>15</text:p>
          </table:table-cell>
          <table:table-cell table:formula="oooc:=IF([.AL61]=0;&quot;&quot;;&quot;OP_&quot;&amp;[.C61])" office:value-type="string" office:string-value="OP_LUI">
            <text:p>OP_LUI</text:p>
          </table:table-cell>
          <table:table-cell table:formula="oooc:=&quot;6'b&quot;&amp;[.D61]&amp;[.E61]&amp;[.F61]&amp;[.G61]&amp;[.H61]&amp;[.I61]" office:value-type="string" office:string-value="6'b001111">
            <text:p>6'b001111</text:p>
          </table:table-cell>
          <table:table-cell table:formula="oooc:=IF([.AL61]=0;&quot;FUNC_&quot;&amp;[.C61];&quot;&quot;)">
            <text:p/>
          </table:table-cell>
          <table:table-cell table:formula="oooc:=IF([.AL61]=0;&quot;6'b&quot;&amp;[.AD61]&amp;[.AE61]&amp;[.AF61]&amp;[.AG61]&amp;[.AH61]&amp;[.AI61];&quot;&quot;)">
            <text:p/>
          </table:table-cell>
          <table:table-cell/>
          <table:table-cell table:number-columns-repeated="6" office:value-type="string">
            <text:p>○</text:p>
          </table:table-cell>
          <table:table-cell table:number-columns-repeated="207"/>
        </table:table-row>
        <table:table-row table:style-name="ro2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NOR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rd ← ~(rs | rt)</text:p>
          </table:table-cell>
          <table:table-cell office:value-type="string">
            <text:p>rt</text:p>
          </table:table-cell>
          <table:table-cell table:formula="oooc:=[.I62]+[.H62]*2+[.G62]*4+[.F62]*8+[.E62]*16+[.D62]*32" office:value-type="float" office:value="0">
            <text:p>0</text:p>
          </table:table-cell>
          <table:table-cell table:formula="oooc:=IF([.AL62]=0;&quot;&quot;;&quot;OP_&quot;&amp;[.C62])">
            <text:p/>
          </table:table-cell>
          <table:table-cell table:formula="oooc:=&quot;6'b&quot;&amp;[.D62]&amp;[.E62]&amp;[.F62]&amp;[.G62]&amp;[.H62]&amp;[.I62]" office:value-type="string" office:string-value="6'b000000">
            <text:p>6'b000000</text:p>
          </table:table-cell>
          <table:table-cell table:formula="oooc:=IF([.AL62]=0;&quot;FUNC_&quot;&amp;[.C62];&quot;&quot;)" office:value-type="string" office:string-value="FUNC_NOR">
            <text:p>FUNC_NOR</text:p>
          </table:table-cell>
          <table:table-cell table:formula="oooc:=IF([.AL62]=0;&quot;6'b&quot;&amp;[.AD62]&amp;[.AE62]&amp;[.AF62]&amp;[.AG62]&amp;[.AH62]&amp;[.AI62];&quot;&quot;)" office:value-type="string" office:string-value="6'b100111">
            <text:p>6'b100111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07"/>
        </table:table-row>
        <table:table-row table:style-name="ro2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OR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d ← rs | rt</text:p>
          </table:table-cell>
          <table:table-cell office:value-type="string">
            <text:p>rt</text:p>
          </table:table-cell>
          <table:table-cell table:formula="oooc:=[.I63]+[.H63]*2+[.G63]*4+[.F63]*8+[.E63]*16+[.D63]*32" office:value-type="float" office:value="0">
            <text:p>0</text:p>
          </table:table-cell>
          <table:table-cell table:formula="oooc:=IF([.AL63]=0;&quot;&quot;;&quot;OP_&quot;&amp;[.C63])">
            <text:p/>
          </table:table-cell>
          <table:table-cell table:formula="oooc:=&quot;6'b&quot;&amp;[.D63]&amp;[.E63]&amp;[.F63]&amp;[.G63]&amp;[.H63]&amp;[.I63]" office:value-type="string" office:string-value="6'b000000">
            <text:p>6'b000000</text:p>
          </table:table-cell>
          <table:table-cell table:formula="oooc:=IF([.AL63]=0;&quot;FUNC_&quot;&amp;[.C63];&quot;&quot;)" office:value-type="string" office:string-value="FUNC_OR">
            <text:p>FUNC_OR</text:p>
          </table:table-cell>
          <table:table-cell table:formula="oooc:=IF([.AL63]=0;&quot;6'b&quot;&amp;[.AD63]&amp;[.AE63]&amp;[.AF63]&amp;[.AG63]&amp;[.AH63]&amp;[.AI63];&quot;&quot;)" office:value-type="string" office:string-value="6'b100101">
            <text:p>6'b100101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07"/>
        </table:table-row>
        <table:table-row table:style-name="ro1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ORI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2"/>
          <table:table-cell table:style-name="ce15" table:number-columns-repeated="6"/>
          <table:table-cell table:style-name="ce15" office:value-type="string">
            <text:p>imm</text:p>
          </table:table-cell>
          <table:table-cell table:style-name="ce15" table:number-columns-repeated="2"/>
          <table:table-cell table:style-name="ce15" office:value-type="string">
            <text:p>zero_extend</text:p>
          </table:table-cell>
          <table:table-cell table:number-columns-repeated="4" table:style-name="ce15"/>
          <table:table-cell table:style-name="ce24"/>
          <table:table-cell office:value-type="string">
            <text:p>rt ← rs | imm</text:p>
          </table:table-cell>
          <table:table-cell office:value-type="string">
            <text:p>imm</text:p>
          </table:table-cell>
          <table:table-cell table:formula="oooc:=[.I64]+[.H64]*2+[.G64]*4+[.F64]*8+[.E64]*16+[.D64]*32" office:value-type="float" office:value="13">
            <text:p>13</text:p>
          </table:table-cell>
          <table:table-cell table:formula="oooc:=IF([.AL64]=0;&quot;&quot;;&quot;OP_&quot;&amp;[.C64])" office:value-type="string" office:string-value="OP_ORI">
            <text:p>OP_ORI</text:p>
          </table:table-cell>
          <table:table-cell table:formula="oooc:=&quot;6'b&quot;&amp;[.D64]&amp;[.E64]&amp;[.F64]&amp;[.G64]&amp;[.H64]&amp;[.I64]" office:value-type="string" office:string-value="6'b001101">
            <text:p>6'b001101</text:p>
          </table:table-cell>
          <table:table-cell table:formula="oooc:=IF([.AL64]=0;&quot;FUNC_&quot;&amp;[.C64];&quot;&quot;)">
            <text:p/>
          </table:table-cell>
          <table:table-cell table:formula="oooc:=IF([.AL64]=0;&quot;6'b&quot;&amp;[.AD64]&amp;[.AE64]&amp;[.AF64]&amp;[.AG64]&amp;[.AH64]&amp;[.AI64];&quot;&quot;)">
            <text:p/>
          </table:table-cell>
          <table:table-cell/>
          <table:table-cell table:number-columns-repeated="6" office:value-type="string">
            <text:p>○</text:p>
          </table:table-cell>
          <table:table-cell table:number-columns-repeated="207"/>
        </table:table-row>
        <table:table-row table:style-name="ro2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XOR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t</text:p>
          </table:table-cell>
          <table:table-cell table:formula="oooc:=[.I65]+[.H65]*2+[.G65]*4+[.F65]*8+[.E65]*16+[.D65]*32" office:value-type="float" office:value="0">
            <text:p>0</text:p>
          </table:table-cell>
          <table:table-cell table:formula="oooc:=IF([.AL65]=0;&quot;&quot;;&quot;OP_&quot;&amp;[.C65])">
            <text:p/>
          </table:table-cell>
          <table:table-cell table:formula="oooc:=&quot;6'b&quot;&amp;[.D65]&amp;[.E65]&amp;[.F65]&amp;[.G65]&amp;[.H65]&amp;[.I65]" office:value-type="string" office:string-value="6'b000000">
            <text:p>6'b000000</text:p>
          </table:table-cell>
          <table:table-cell table:formula="oooc:=IF([.AL65]=0;&quot;FUNC_&quot;&amp;[.C65];&quot;&quot;)" office:value-type="string" office:string-value="FUNC_XOR">
            <text:p>FUNC_XOR</text:p>
          </table:table-cell>
          <table:table-cell table:formula="oooc:=IF([.AL65]=0;&quot;6'b&quot;&amp;[.AD65]&amp;[.AE65]&amp;[.AF65]&amp;[.AG65]&amp;[.AH65]&amp;[.AI65];&quot;&quot;)" office:value-type="string" office:string-value="6'b100110">
            <text:p>6'b100110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07"/>
        </table:table-row>
        <table:table-row table:style-name="ro1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XORI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2"/>
          <table:table-cell table:style-name="ce15" table:number-columns-repeated="6"/>
          <table:table-cell table:style-name="ce15" office:value-type="string">
            <text:p>imm</text:p>
          </table:table-cell>
          <table:table-cell table:style-name="ce15" table:number-columns-repeated="2"/>
          <table:table-cell table:style-name="ce15" office:value-type="string">
            <text:p>zero_extend</text:p>
          </table:table-cell>
          <table:table-cell table:number-columns-repeated="4" table:style-name="ce15"/>
          <table:table-cell table:style-name="ce24"/>
          <table:table-cell/>
          <table:table-cell office:value-type="string">
            <text:p>imm</text:p>
          </table:table-cell>
          <table:table-cell table:formula="oooc:=[.I66]+[.H66]*2+[.G66]*4+[.F66]*8+[.E66]*16+[.D66]*32" office:value-type="float" office:value="14">
            <text:p>14</text:p>
          </table:table-cell>
          <table:table-cell table:formula="oooc:=IF([.AL66]=0;&quot;&quot;;&quot;OP_&quot;&amp;[.C66])" office:value-type="string" office:string-value="OP_XORI">
            <text:p>OP_XORI</text:p>
          </table:table-cell>
          <table:table-cell table:formula="oooc:=&quot;6'b&quot;&amp;[.D66]&amp;[.E66]&amp;[.F66]&amp;[.G66]&amp;[.H66]&amp;[.I66]" office:value-type="string" office:string-value="6'b001110">
            <text:p>6'b001110</text:p>
          </table:table-cell>
          <table:table-cell table:formula="oooc:=IF([.AL66]=0;&quot;FUNC_&quot;&amp;[.C66];&quot;&quot;)">
            <text:p/>
          </table:table-cell>
          <table:table-cell table:formula="oooc:=IF([.AL66]=0;&quot;6'b&quot;&amp;[.AD66]&amp;[.AE66]&amp;[.AF66]&amp;[.AG66]&amp;[.AH66]&amp;[.AI66];&quot;&quot;)">
            <text:p/>
          </table:table-cell>
          <table:table-cell/>
          <table:table-cell table:number-columns-repeated="6" office:value-type="string">
            <text:p>○</text:p>
          </table:table-cell>
          <table:table-cell table:number-columns-repeated="207"/>
        </table:table-row>
        <table:table-row table:style-name="ro2">
          <table:table-cell office:value-type="string">
            <text:p>Insert/Extract</text:p>
          </table:table-cell>
          <table:table-cell/>
          <table:table-cell office:value-type="string">
            <text:p>EXT</text:p>
          </table:table-cell>
          <table:table-cell table:number-columns-repeated="40"/>
          <table:table-cell table:style-name="ce1" table:number-columns-repeated="4"/>
          <table:table-cell/>
          <table:table-cell office:value-type="string">
            <text:p>○</text:p>
          </table:table-cell>
          <table:table-cell table:number-columns-repeated="207"/>
        </table:table-row>
        <table:table-row table:style-name="ro2">
          <table:table-cell office:value-type="string">
            <text:p>Insert/Extract</text:p>
          </table:table-cell>
          <table:table-cell/>
          <table:table-cell office:value-type="string">
            <text:p>INS</text:p>
          </table:table-cell>
          <table:table-cell table:number-columns-repeated="40"/>
          <table:table-cell table:style-name="ce1" table:number-columns-repeated="4"/>
          <table:table-cell/>
          <table:table-cell office:value-type="string">
            <text:p>○</text:p>
          </table:table-cell>
          <table:table-cell table:number-columns-repeated="207"/>
        </table:table-row>
        <table:table-row table:style-name="ro2">
          <table:table-cell office:value-type="string">
            <text:p>Insert/Extract</text:p>
          </table:table-cell>
          <table:table-cell/>
          <table:table-cell office:value-type="string">
            <text:p>WSBH</text:p>
          </table:table-cell>
          <table:table-cell table:number-columns-repeated="40"/>
          <table:table-cell table:style-name="ce1" table:number-columns-repeated="4"/>
          <table:table-cell/>
          <table:table-cell office:value-type="string">
            <text:p>○</text:p>
          </table:table-cell>
          <table:table-cell table:number-columns-repeated="207"/>
        </table:table-row>
        <table:table-row table:style-name="ro2">
          <table:table-cell office:value-type="string">
            <text:p>Move</text:p>
          </table:table-cell>
          <table:table-cell office:value-type="string">
            <text:p>○</text:p>
          </table:table-cell>
          <table:table-cell office:value-type="string">
            <text:p>MFHI</text:p>
          </table:table-cell>
          <table:table-cell table:number-columns-repeated="16" office:value-type="float" office:value="0">
            <text:p>0</text:p>
          </table:table-cell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---</text:p>
          </table:table-cell>
          <table:table-cell table:formula="oooc:=[.I70]+[.H70]*2+[.G70]*4+[.F70]*8+[.E70]*16+[.D70]*32" office:value-type="float" office:value="0">
            <text:p>0</text:p>
          </table:table-cell>
          <table:table-cell table:formula="oooc:=IF([.AL70]=0;&quot;&quot;;&quot;OP_&quot;&amp;[.C70])">
            <text:p/>
          </table:table-cell>
          <table:table-cell table:formula="oooc:=&quot;6'b&quot;&amp;[.D70]&amp;[.E70]&amp;[.F70]&amp;[.G70]&amp;[.H70]&amp;[.I70]" office:value-type="string" office:string-value="6'b000000">
            <text:p>6'b000000</text:p>
          </table:table-cell>
          <table:table-cell table:formula="oooc:=IF([.AL70]=0;&quot;FUNC_&quot;&amp;[.C70];&quot;&quot;)" office:value-type="string" office:string-value="FUNC_MFHI">
            <text:p>FUNC_MFHI</text:p>
          </table:table-cell>
          <table:table-cell table:formula="oooc:=IF([.AL70]=0;&quot;6'b&quot;&amp;[.AD70]&amp;[.AE70]&amp;[.AF70]&amp;[.AG70]&amp;[.AH70]&amp;[.AI70];&quot;&quot;)" office:value-type="string" office:string-value="6'b010000">
            <text:p>6'b010000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07"/>
        </table:table-row>
        <table:table-row table:style-name="ro2">
          <table:table-cell office:value-type="string">
            <text:p>Move</text:p>
          </table:table-cell>
          <table:table-cell office:value-type="string">
            <text:p>○</text:p>
          </table:table-cell>
          <table:table-cell office:value-type="string">
            <text:p>MFLO</text:p>
          </table:table-cell>
          <table:table-cell table:number-columns-repeated="16" office:value-type="float" office:value="0">
            <text:p>0</text:p>
          </table:table-cell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--</text:p>
          </table:table-cell>
          <table:table-cell table:formula="oooc:=[.I71]+[.H71]*2+[.G71]*4+[.F71]*8+[.E71]*16+[.D71]*32" office:value-type="float" office:value="0">
            <text:p>0</text:p>
          </table:table-cell>
          <table:table-cell table:formula="oooc:=IF([.AL71]=0;&quot;&quot;;&quot;OP_&quot;&amp;[.C71])">
            <text:p/>
          </table:table-cell>
          <table:table-cell table:formula="oooc:=&quot;6'b&quot;&amp;[.D71]&amp;[.E71]&amp;[.F71]&amp;[.G71]&amp;[.H71]&amp;[.I71]" office:value-type="string" office:string-value="6'b000000">
            <text:p>6'b000000</text:p>
          </table:table-cell>
          <table:table-cell table:formula="oooc:=IF([.AL71]=0;&quot;FUNC_&quot;&amp;[.C71];&quot;&quot;)" office:value-type="string" office:string-value="FUNC_MFLO">
            <text:p>FUNC_MFLO</text:p>
          </table:table-cell>
          <table:table-cell table:formula="oooc:=IF([.AL71]=0;&quot;6'b&quot;&amp;[.AD71]&amp;[.AE71]&amp;[.AF71]&amp;[.AG71]&amp;[.AH71]&amp;[.AI71];&quot;&quot;)" office:value-type="string" office:string-value="6'b010010">
            <text:p>6'b010010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07"/>
        </table:table-row>
        <table:table-row table:style-name="ro2">
          <table:table-cell office:value-type="string">
            <text:p>Move</text:p>
          </table:table-cell>
          <table:table-cell/>
          <table:table-cell office:value-type="string">
            <text:p>MOVF</text:p>
          </table:table-cell>
          <table:table-cell table:number-columns-repeated="40"/>
          <table:table-cell table:style-name="ce1" table:number-columns-repeated="3"/>
          <table:table-cell table:number-columns-repeated="3" office:value-type="string">
            <text:p>○</text:p>
          </table:table-cell>
          <table:table-cell table:number-columns-repeated="207"/>
        </table:table-row>
        <table:table-row table:style-name="ro2">
          <table:table-cell office:value-type="string">
            <text:p>Move</text:p>
          </table:table-cell>
          <table:table-cell/>
          <table:table-cell office:value-type="string">
            <text:p>MOVN</text:p>
          </table:table-cell>
          <table:table-cell table:number-columns-repeated="40"/>
          <table:table-cell table:style-name="ce1" table:number-columns-repeated="3"/>
          <table:table-cell table:number-columns-repeated="3" office:value-type="string">
            <text:p>○</text:p>
          </table:table-cell>
          <table:table-cell table:number-columns-repeated="207"/>
        </table:table-row>
        <table:table-row table:style-name="ro2">
          <table:table-cell office:value-type="string">
            <text:p>Move</text:p>
          </table:table-cell>
          <table:table-cell/>
          <table:table-cell office:value-type="string">
            <text:p>MOVT</text:p>
          </table:table-cell>
          <table:table-cell table:number-columns-repeated="40"/>
          <table:table-cell table:style-name="ce1" table:number-columns-repeated="3"/>
          <table:table-cell table:number-columns-repeated="3" office:value-type="string">
            <text:p>○</text:p>
          </table:table-cell>
          <table:table-cell table:number-columns-repeated="207"/>
        </table:table-row>
        <table:table-row table:style-name="ro2">
          <table:table-cell office:value-type="string">
            <text:p>Move</text:p>
          </table:table-cell>
          <table:table-cell/>
          <table:table-cell office:value-type="string">
            <text:p>MOVZ</text:p>
          </table:table-cell>
          <table:table-cell table:number-columns-repeated="40"/>
          <table:table-cell table:style-name="ce1" table:number-columns-repeated="3"/>
          <table:table-cell table:number-columns-repeated="3" office:value-type="string">
            <text:p>○</text:p>
          </table:table-cell>
          <table:table-cell table:number-columns-repeated="207"/>
        </table:table-row>
        <table:table-row table:style-name="ro2">
          <table:table-cell office:value-type="string">
            <text:p>Move</text:p>
          </table:table-cell>
          <table:table-cell office:value-type="string">
            <text:p>○</text:p>
          </table:table-cell>
          <table:table-cell office:value-type="string">
            <text:p>MTHI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---</text:p>
          </table:table-cell>
          <table:table-cell table:formula="oooc:=[.I76]+[.H76]*2+[.G76]*4+[.F76]*8+[.E76]*16+[.D76]*32" office:value-type="float" office:value="0">
            <text:p>0</text:p>
          </table:table-cell>
          <table:table-cell table:formula="oooc:=IF([.AL76]=0;&quot;&quot;;&quot;OP_&quot;&amp;[.C76])">
            <text:p/>
          </table:table-cell>
          <table:table-cell table:formula="oooc:=&quot;6'b&quot;&amp;[.D76]&amp;[.E76]&amp;[.F76]&amp;[.G76]&amp;[.H76]&amp;[.I76]" office:value-type="string" office:string-value="6'b000000">
            <text:p>6'b000000</text:p>
          </table:table-cell>
          <table:table-cell table:formula="oooc:=IF([.AL76]=0;&quot;FUNC_&quot;&amp;[.C76];&quot;&quot;)" office:value-type="string" office:string-value="FUNC_MTHI">
            <text:p>FUNC_MTHI</text:p>
          </table:table-cell>
          <table:table-cell table:formula="oooc:=IF([.AL76]=0;&quot;6'b&quot;&amp;[.AD76]&amp;[.AE76]&amp;[.AF76]&amp;[.AG76]&amp;[.AH76]&amp;[.AI76];&quot;&quot;)" office:value-type="string" office:string-value="6'b010001">
            <text:p>6'b010001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07"/>
        </table:table-row>
        <table:table-row table:style-name="ro2">
          <table:table-cell office:value-type="string">
            <text:p>Move</text:p>
          </table:table-cell>
          <table:table-cell office:value-type="string">
            <text:p>○</text:p>
          </table:table-cell>
          <table:table-cell office:value-type="string">
            <text:p>MTLO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---</text:p>
          </table:table-cell>
          <table:table-cell table:formula="oooc:=[.I77]+[.H77]*2+[.G77]*4+[.F77]*8+[.E77]*16+[.D77]*32" office:value-type="float" office:value="0">
            <text:p>0</text:p>
          </table:table-cell>
          <table:table-cell table:formula="oooc:=IF([.AL77]=0;&quot;&quot;;&quot;OP_&quot;&amp;[.C77])">
            <text:p/>
          </table:table-cell>
          <table:table-cell table:formula="oooc:=&quot;6'b&quot;&amp;[.D77]&amp;[.E77]&amp;[.F77]&amp;[.G77]&amp;[.H77]&amp;[.I77]" office:value-type="string" office:string-value="6'b000000">
            <text:p>6'b000000</text:p>
          </table:table-cell>
          <table:table-cell table:formula="oooc:=IF([.AL77]=0;&quot;FUNC_&quot;&amp;[.C77];&quot;&quot;)" office:value-type="string" office:string-value="FUNC_MTLO">
            <text:p>FUNC_MTLO</text:p>
          </table:table-cell>
          <table:table-cell table:formula="oooc:=IF([.AL77]=0;&quot;6'b&quot;&amp;[.AD77]&amp;[.AE77]&amp;[.AF77]&amp;[.AG77]&amp;[.AH77]&amp;[.AI77];&quot;&quot;)" office:value-type="string" office:string-value="6'b010011">
            <text:p>6'b010011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07"/>
        </table:table-row>
        <table:table-row table:style-name="ro2">
          <table:table-cell office:value-type="string">
            <text:p>Move</text:p>
          </table:table-cell>
          <table:table-cell/>
          <table:table-cell office:value-type="string">
            <text:p>RDHWR</text:p>
          </table:table-cell>
          <table:table-cell table:number-columns-repeated="40"/>
          <table:table-cell table:style-name="ce1" table:number-columns-repeated="4"/>
          <table:table-cell/>
          <table:table-cell office:value-type="string">
            <text:p>○</text:p>
          </table:table-cell>
          <table:table-cell table:number-columns-repeated="207"/>
        </table:table-row>
        <table:table-row table:style-name="ro2">
          <table:table-cell office:value-type="string">
            <text:p>Shift</text:p>
          </table:table-cell>
          <table:table-cell/>
          <table:table-cell office:value-type="string">
            <text:p>ROTR</text:p>
          </table:table-cell>
          <table:table-cell table:number-columns-repeated="40"/>
          <table:table-cell table:style-name="ce1" table:number-columns-repeated="4"/>
          <table:table-cell/>
          <table:table-cell office:value-type="string">
            <text:p>○</text:p>
          </table:table-cell>
          <table:table-cell table:number-columns-repeated="207"/>
        </table:table-row>
        <table:table-row table:style-name="ro2">
          <table:table-cell office:value-type="string">
            <text:p>Shift</text:p>
          </table:table-cell>
          <table:table-cell/>
          <table:table-cell office:value-type="string">
            <text:p>ROTRV</text:p>
          </table:table-cell>
          <table:table-cell table:number-columns-repeated="40"/>
          <table:table-cell table:style-name="ce1" table:number-columns-repeated="4"/>
          <table:table-cell/>
          <table:table-cell office:value-type="string">
            <text:p>○</text:p>
          </table:table-cell>
          <table:table-cell table:number-columns-repeated="207"/>
        </table:table-row>
        <table:table-row table:style-name="ro1">
          <table:table-cell office:value-type="string">
            <text:p>Shift</text:p>
          </table:table-cell>
          <table:table-cell office:value-type="string">
            <text:p>○</text:p>
          </table:table-cell>
          <table:table-cell office:value-type="string">
            <text:p>SLL</text:p>
          </table:table-cell>
          <table:table-cell table:number-columns-repeated="11" office:value-type="float" office:value="0">
            <text:p>0</text:p>
          </table:table-cell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style-name="ce12"/>
          <table:table-cell table:style-name="ce15"/>
          <table:table-cell table:style-name="ce15" office:value-type="string">
            <text:p>sa</text:p>
          </table:table-cell>
          <table:table-cell table:style-name="ce15"/>
          <table:table-cell table:style-name="ce24"/>
          <table:table-cell table:number-columns-repeated="6" office:value-type="float" office:value="0">
            <text:p>0</text:p>
          </table:table-cell>
          <table:table-cell/>
          <table:table-cell office:value-type="string">
            <text:p>---</text:p>
          </table:table-cell>
          <table:table-cell table:formula="oooc:=[.I81]+[.H81]*2+[.G81]*4+[.F81]*8+[.E81]*16+[.D81]*32" office:value-type="float" office:value="0">
            <text:p>0</text:p>
          </table:table-cell>
          <table:table-cell table:formula="oooc:=IF([.AL81]=0;&quot;&quot;;&quot;OP_&quot;&amp;[.C81])">
            <text:p/>
          </table:table-cell>
          <table:table-cell table:formula="oooc:=&quot;6'b&quot;&amp;[.D81]&amp;[.E81]&amp;[.F81]&amp;[.G81]&amp;[.H81]&amp;[.I81]" office:value-type="string" office:string-value="6'b000000">
            <text:p>6'b000000</text:p>
          </table:table-cell>
          <table:table-cell table:formula="oooc:=IF([.AL81]=0;&quot;FUNC_&quot;&amp;[.C81];&quot;&quot;)" office:value-type="string" office:string-value="FUNC_SLL">
            <text:p>FUNC_SLL</text:p>
          </table:table-cell>
          <table:table-cell table:formula="oooc:=IF([.AL81]=0;&quot;6'b&quot;&amp;[.AD81]&amp;[.AE81]&amp;[.AF81]&amp;[.AG81]&amp;[.AH81]&amp;[.AI81];&quot;&quot;)" office:value-type="string" office:string-value="6'b000000">
            <text:p>6'b000000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07"/>
        </table:table-row>
        <table:table-row table:style-name="ro2">
          <table:table-cell office:value-type="string">
            <text:p>Shift</text:p>
          </table:table-cell>
          <table:table-cell office:value-type="string">
            <text:p>○</text:p>
          </table:table-cell>
          <table:table-cell office:value-type="string">
            <text:p>SLLV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style-name="ce5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---</text:p>
          </table:table-cell>
          <table:table-cell table:formula="oooc:=[.I82]+[.H82]*2+[.G82]*4+[.F82]*8+[.E82]*16+[.D82]*32" office:value-type="float" office:value="0">
            <text:p>0</text:p>
          </table:table-cell>
          <table:table-cell table:formula="oooc:=IF([.AL82]=0;&quot;&quot;;&quot;OP_&quot;&amp;[.C82])">
            <text:p/>
          </table:table-cell>
          <table:table-cell table:formula="oooc:=&quot;6'b&quot;&amp;[.D82]&amp;[.E82]&amp;[.F82]&amp;[.G82]&amp;[.H82]&amp;[.I82]" office:value-type="string" office:string-value="6'b000000">
            <text:p>6'b000000</text:p>
          </table:table-cell>
          <table:table-cell table:formula="oooc:=IF([.AL82]=0;&quot;FUNC_&quot;&amp;[.C82];&quot;&quot;)" office:value-type="string" office:string-value="FUNC_SLLV">
            <text:p>FUNC_SLLV</text:p>
          </table:table-cell>
          <table:table-cell table:formula="oooc:=IF([.AL82]=0;&quot;6'b&quot;&amp;[.AD82]&amp;[.AE82]&amp;[.AF82]&amp;[.AG82]&amp;[.AH82]&amp;[.AI82];&quot;&quot;)" office:value-type="string" office:string-value="6'b000100">
            <text:p>6'b000100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07"/>
        </table:table-row>
        <table:table-row table:style-name="ro1">
          <table:table-cell office:value-type="string">
            <text:p>Shift</text:p>
          </table:table-cell>
          <table:table-cell office:value-type="string">
            <text:p>○</text:p>
          </table:table-cell>
          <table:table-cell office:value-type="string">
            <text:p>SRA</text:p>
          </table:table-cell>
          <table:table-cell table:number-columns-repeated="11" office:value-type="float" office:value="0">
            <text:p>0</text:p>
          </table:table-cell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style-name="ce12"/>
          <table:table-cell table:style-name="ce15"/>
          <table:table-cell table:style-name="ce15" office:value-type="string">
            <text:p>sa</text:p>
          </table:table-cell>
          <table:table-cell table:style-name="ce15"/>
          <table:table-cell table:style-name="ce24"/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---</text:p>
          </table:table-cell>
          <table:table-cell table:formula="oooc:=[.I83]+[.H83]*2+[.G83]*4+[.F83]*8+[.E83]*16+[.D83]*32" office:value-type="float" office:value="0">
            <text:p>0</text:p>
          </table:table-cell>
          <table:table-cell table:formula="oooc:=IF([.AL83]=0;&quot;&quot;;&quot;OP_&quot;&amp;[.C83])">
            <text:p/>
          </table:table-cell>
          <table:table-cell table:formula="oooc:=&quot;6'b&quot;&amp;[.D83]&amp;[.E83]&amp;[.F83]&amp;[.G83]&amp;[.H83]&amp;[.I83]" office:value-type="string" office:string-value="6'b000000">
            <text:p>6'b000000</text:p>
          </table:table-cell>
          <table:table-cell table:formula="oooc:=IF([.AL83]=0;&quot;FUNC_&quot;&amp;[.C83];&quot;&quot;)" office:value-type="string" office:string-value="FUNC_SRA">
            <text:p>FUNC_SRA</text:p>
          </table:table-cell>
          <table:table-cell table:formula="oooc:=IF([.AL83]=0;&quot;6'b&quot;&amp;[.AD83]&amp;[.AE83]&amp;[.AF83]&amp;[.AG83]&amp;[.AH83]&amp;[.AI83];&quot;&quot;)" office:value-type="string" office:string-value="6'b000011">
            <text:p>6'b000011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07"/>
        </table:table-row>
        <table:table-row table:style-name="ro2">
          <table:table-cell office:value-type="string">
            <text:p>Shift</text:p>
          </table:table-cell>
          <table:table-cell office:value-type="string">
            <text:p>○</text:p>
          </table:table-cell>
          <table:table-cell office:value-type="string">
            <text:p>SRAV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style-name="ce5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string">
            <text:p>---</text:p>
          </table:table-cell>
          <table:table-cell table:formula="oooc:=[.I84]+[.H84]*2+[.G84]*4+[.F84]*8+[.E84]*16+[.D84]*32" office:value-type="float" office:value="0">
            <text:p>0</text:p>
          </table:table-cell>
          <table:table-cell table:formula="oooc:=IF([.AL84]=0;&quot;&quot;;&quot;OP_&quot;&amp;[.C84])">
            <text:p/>
          </table:table-cell>
          <table:table-cell table:formula="oooc:=&quot;6'b&quot;&amp;[.D84]&amp;[.E84]&amp;[.F84]&amp;[.G84]&amp;[.H84]&amp;[.I84]" office:value-type="string" office:string-value="6'b000000">
            <text:p>6'b000000</text:p>
          </table:table-cell>
          <table:table-cell table:formula="oooc:=IF([.AL84]=0;&quot;FUNC_&quot;&amp;[.C84];&quot;&quot;)" office:value-type="string" office:string-value="FUNC_SRAV">
            <text:p>FUNC_SRAV</text:p>
          </table:table-cell>
          <table:table-cell table:formula="oooc:=IF([.AL84]=0;&quot;6'b&quot;&amp;[.AD84]&amp;[.AE84]&amp;[.AF84]&amp;[.AG84]&amp;[.AH84]&amp;[.AI84];&quot;&quot;)" office:value-type="string" office:string-value="6'b000111">
            <text:p>6'b000111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07"/>
        </table:table-row>
        <table:table-row table:style-name="ro1">
          <table:table-cell office:value-type="string">
            <text:p>Shift</text:p>
          </table:table-cell>
          <table:table-cell office:value-type="string">
            <text:p>○</text:p>
          </table:table-cell>
          <table:table-cell office:value-type="string">
            <text:p>SRL</text:p>
          </table:table-cell>
          <table:table-cell table:number-columns-repeated="11" office:value-type="float" office:value="0">
            <text:p>0</text:p>
          </table:table-cell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style-name="ce12"/>
          <table:table-cell table:style-name="ce15"/>
          <table:table-cell table:style-name="ce15" office:value-type="string">
            <text:p>sa</text:p>
          </table:table-cell>
          <table:table-cell table:style-name="ce15"/>
          <table:table-cell table:style-name="ce24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--</text:p>
          </table:table-cell>
          <table:table-cell table:formula="oooc:=[.I85]+[.H85]*2+[.G85]*4+[.F85]*8+[.E85]*16+[.D85]*32" office:value-type="float" office:value="0">
            <text:p>0</text:p>
          </table:table-cell>
          <table:table-cell table:formula="oooc:=IF([.AL85]=0;&quot;&quot;;&quot;OP_&quot;&amp;[.C85])">
            <text:p/>
          </table:table-cell>
          <table:table-cell table:formula="oooc:=&quot;6'b&quot;&amp;[.D85]&amp;[.E85]&amp;[.F85]&amp;[.G85]&amp;[.H85]&amp;[.I85]" office:value-type="string" office:string-value="6'b000000">
            <text:p>6'b000000</text:p>
          </table:table-cell>
          <table:table-cell table:formula="oooc:=IF([.AL85]=0;&quot;FUNC_&quot;&amp;[.C85];&quot;&quot;)" office:value-type="string" office:string-value="FUNC_SRL">
            <text:p>FUNC_SRL</text:p>
          </table:table-cell>
          <table:table-cell table:formula="oooc:=IF([.AL85]=0;&quot;6'b&quot;&amp;[.AD85]&amp;[.AE85]&amp;[.AF85]&amp;[.AG85]&amp;[.AH85]&amp;[.AI85];&quot;&quot;)" office:value-type="string" office:string-value="6'b000010">
            <text:p>6'b000010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07"/>
        </table:table-row>
        <table:table-row table:style-name="ro2">
          <table:table-cell office:value-type="string">
            <text:p>Shift</text:p>
          </table:table-cell>
          <table:table-cell office:value-type="string">
            <text:p>○</text:p>
          </table:table-cell>
          <table:table-cell office:value-type="string">
            <text:p>SRLV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style-name="ce5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--</text:p>
          </table:table-cell>
          <table:table-cell table:formula="oooc:=[.I86]+[.H86]*2+[.G86]*4+[.F86]*8+[.E86]*16+[.D86]*32" office:value-type="float" office:value="0">
            <text:p>0</text:p>
          </table:table-cell>
          <table:table-cell table:formula="oooc:=IF([.AL86]=0;&quot;&quot;;&quot;OP_&quot;&amp;[.C86])">
            <text:p/>
          </table:table-cell>
          <table:table-cell table:formula="oooc:=&quot;6'b&quot;&amp;[.D86]&amp;[.E86]&amp;[.F86]&amp;[.G86]&amp;[.H86]&amp;[.I86]" office:value-type="string" office:string-value="6'b000000">
            <text:p>6'b000000</text:p>
          </table:table-cell>
          <table:table-cell table:formula="oooc:=IF([.AL86]=0;&quot;FUNC_&quot;&amp;[.C86];&quot;&quot;)" office:value-type="string" office:string-value="FUNC_SRLV">
            <text:p>FUNC_SRLV</text:p>
          </table:table-cell>
          <table:table-cell table:formula="oooc:=IF([.AL86]=0;&quot;6'b&quot;&amp;[.AD86]&amp;[.AE86]&amp;[.AF86]&amp;[.AG86]&amp;[.AH86]&amp;[.AI86];&quot;&quot;)" office:value-type="string" office:string-value="6'b000110">
            <text:p>6'b000110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07"/>
        </table:table-row>
        <table:table-row table:style-name="ro2">
          <table:table-cell office:value-type="string">
            <text:p>Trap</text:p>
          </table:table-cell>
          <table:table-cell office:value-type="string">
            <text:p>○</text:p>
          </table:table-cell>
          <table:table-cell office:value-type="string">
            <text:p>BREAK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 table:number-columns-repeated="6"/>
          <table:table-cell table:style-name="ce15" office:value-type="string">
            <text:p>code</text:p>
          </table:table-cell>
          <table:table-cell table:style-name="ce15" table:number-columns-repeated="11"/>
          <table:table-cell table:style-name="ce24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---</text:p>
          </table:table-cell>
          <table:table-cell table:formula="oooc:=[.I87]+[.H87]*2+[.G87]*4+[.F87]*8+[.E87]*16+[.D87]*32" office:value-type="float" office:value="0">
            <text:p>0</text:p>
          </table:table-cell>
          <table:table-cell table:formula="oooc:=IF([.AL87]=0;&quot;&quot;;&quot;OP_&quot;&amp;[.C87])">
            <text:p/>
          </table:table-cell>
          <table:table-cell table:formula="oooc:=&quot;6'b&quot;&amp;[.D87]&amp;[.E87]&amp;[.F87]&amp;[.G87]&amp;[.H87]&amp;[.I87]" office:value-type="string" office:string-value="6'b000000">
            <text:p>6'b000000</text:p>
          </table:table-cell>
          <table:table-cell table:formula="oooc:=IF([.AL87]=0;&quot;FUNC_&quot;&amp;[.C87];&quot;&quot;)" office:value-type="string" office:string-value="FUNC_BREAK">
            <text:p>FUNC_BREAK</text:p>
          </table:table-cell>
          <table:table-cell table:formula="oooc:=IF([.AL87]=0;&quot;6'b&quot;&amp;[.AD87]&amp;[.AE87]&amp;[.AF87]&amp;[.AG87]&amp;[.AH87]&amp;[.AI87];&quot;&quot;)" office:value-type="string" office:string-value="6'b001101">
            <text:p>6'b001101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07"/>
        </table:table-row>
        <table:table-row table:style-name="ro2">
          <table:table-cell office:value-type="string">
            <text:p>Trap</text:p>
          </table:table-cell>
          <table:table-cell office:value-type="string">
            <text:p>○</text:p>
          </table:table-cell>
          <table:table-cell office:value-type="string">
            <text:p>SYSCALL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 table:number-columns-repeated="6"/>
          <table:table-cell table:style-name="ce15" office:value-type="string">
            <text:p>code</text:p>
          </table:table-cell>
          <table:table-cell table:style-name="ce15" table:number-columns-repeated="11"/>
          <table:table-cell table:style-name="ce24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---</text:p>
          </table:table-cell>
          <table:table-cell table:formula="oooc:=[.I88]+[.H88]*2+[.G88]*4+[.F88]*8+[.E88]*16+[.D88]*32" office:value-type="float" office:value="0">
            <text:p>0</text:p>
          </table:table-cell>
          <table:table-cell table:formula="oooc:=IF([.AL88]=0;&quot;&quot;;&quot;OP_&quot;&amp;[.C88])">
            <text:p/>
          </table:table-cell>
          <table:table-cell table:formula="oooc:=&quot;6'b&quot;&amp;[.D88]&amp;[.E88]&amp;[.F88]&amp;[.G88]&amp;[.H88]&amp;[.I88]" office:value-type="string" office:string-value="6'b000000">
            <text:p>6'b000000</text:p>
          </table:table-cell>
          <table:table-cell table:formula="oooc:=IF([.AL88]=0;&quot;FUNC_&quot;&amp;[.C88];&quot;&quot;)" office:value-type="string" office:string-value="FUNC_SYSCALL">
            <text:p>FUNC_SYSCALL</text:p>
          </table:table-cell>
          <table:table-cell table:formula="oooc:=IF([.AL88]=0;&quot;6'b&quot;&amp;[.AD88]&amp;[.AE88]&amp;[.AF88]&amp;[.AG88]&amp;[.AH88]&amp;[.AI88];&quot;&quot;)" office:value-type="string" office:string-value="6'b001100">
            <text:p>6'b001100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07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EQ</text:p>
          </table:table-cell>
          <table:table-cell table:number-columns-repeated="40"/>
          <table:table-cell table:style-name="ce1"/>
          <table:table-cell table:number-columns-repeated="5" office:value-type="string">
            <text:p>○</text:p>
          </table:table-cell>
          <table:table-cell table:number-columns-repeated="207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EQI</text:p>
          </table:table-cell>
          <table:table-cell table:number-columns-repeated="40"/>
          <table:table-cell table:style-name="ce1"/>
          <table:table-cell table:number-columns-repeated="5" office:value-type="string">
            <text:p>○</text:p>
          </table:table-cell>
          <table:table-cell table:number-columns-repeated="207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GE</text:p>
          </table:table-cell>
          <table:table-cell table:number-columns-repeated="40"/>
          <table:table-cell table:style-name="ce1"/>
          <table:table-cell table:number-columns-repeated="5" office:value-type="string">
            <text:p>○</text:p>
          </table:table-cell>
          <table:table-cell table:number-columns-repeated="207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GEI</text:p>
          </table:table-cell>
          <table:table-cell table:number-columns-repeated="40"/>
          <table:table-cell table:style-name="ce1"/>
          <table:table-cell table:number-columns-repeated="5" office:value-type="string">
            <text:p>○</text:p>
          </table:table-cell>
          <table:table-cell table:number-columns-repeated="207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GEIU</text:p>
          </table:table-cell>
          <table:table-cell table:number-columns-repeated="40"/>
          <table:table-cell table:style-name="ce1"/>
          <table:table-cell table:number-columns-repeated="5" office:value-type="string">
            <text:p>○</text:p>
          </table:table-cell>
          <table:table-cell table:number-columns-repeated="207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GEU</text:p>
          </table:table-cell>
          <table:table-cell table:number-columns-repeated="40"/>
          <table:table-cell table:style-name="ce1"/>
          <table:table-cell table:number-columns-repeated="5" office:value-type="string">
            <text:p>○</text:p>
          </table:table-cell>
          <table:table-cell table:number-columns-repeated="207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LT</text:p>
          </table:table-cell>
          <table:table-cell table:number-columns-repeated="40"/>
          <table:table-cell table:style-name="ce1"/>
          <table:table-cell table:number-columns-repeated="5" office:value-type="string">
            <text:p>○</text:p>
          </table:table-cell>
          <table:table-cell table:number-columns-repeated="207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LTI</text:p>
          </table:table-cell>
          <table:table-cell table:number-columns-repeated="40"/>
          <table:table-cell table:style-name="ce1"/>
          <table:table-cell table:number-columns-repeated="5" office:value-type="string">
            <text:p>○</text:p>
          </table:table-cell>
          <table:table-cell table:number-columns-repeated="207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LTIU</text:p>
          </table:table-cell>
          <table:table-cell table:number-columns-repeated="40"/>
          <table:table-cell table:style-name="ce1"/>
          <table:table-cell table:number-columns-repeated="5" office:value-type="string">
            <text:p>○</text:p>
          </table:table-cell>
          <table:table-cell table:number-columns-repeated="207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LTU</text:p>
          </table:table-cell>
          <table:table-cell table:number-columns-repeated="40"/>
          <table:table-cell table:style-name="ce1"/>
          <table:table-cell table:number-columns-repeated="5" office:value-type="string">
            <text:p>○</text:p>
          </table:table-cell>
          <table:table-cell table:number-columns-repeated="207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NE</text:p>
          </table:table-cell>
          <table:table-cell table:number-columns-repeated="40"/>
          <table:table-cell table:style-name="ce1"/>
          <table:table-cell table:number-columns-repeated="5" office:value-type="string">
            <text:p>○</text:p>
          </table:table-cell>
          <table:table-cell table:number-columns-repeated="207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NEI</text:p>
          </table:table-cell>
          <table:table-cell table:number-columns-repeated="40"/>
          <table:table-cell table:style-name="ce1"/>
          <table:table-cell table:number-columns-repeated="5" office:value-type="string">
            <text:p>○</text:p>
          </table:table-cell>
          <table:table-cell table:number-columns-repeated="207"/>
        </table:table-row>
        <table:table-row table:style-name="ro2">
          <table:table-cell table:number-columns-repeated="2"/>
          <table:table-cell office:value-type="string">
            <text:p>CACHE</text:p>
          </table:table-cell>
          <table:table-cell table:number-columns-repeated="40"/>
          <table:table-cell table:style-name="ce1"/>
          <table:table-cell table:number-columns-repeated="212"/>
        </table:table-row>
        <table:table-row table:style-name="ro2">
          <table:table-cell/>
          <table:table-cell office:value-type="string">
            <text:p>○</text:p>
          </table:table-cell>
          <table:table-cell office:value-type="string">
            <text:p>RF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8"/>
          <table:table-cell table:number-columns-repeated="2" office:value-type="string">
            <text:p>○</text:p>
          </table:table-cell>
          <table:table-cell table:style-name="ce1" table:number-columns-repeated="2"/>
          <table:table-cell table:number-columns-repeated="209"/>
        </table:table-row>
        <table:table-row table:style-name="ro2">
          <table:table-cell/>
          <table:table-cell office:value-type="string">
            <text:p>○</text:p>
          </table:table-cell>
          <table:table-cell office:value-type="string">
            <text:p>ERE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---</text:p>
          </table:table-cell>
          <table:table-cell table:formula="oooc:=[.I103]+[.H103]*2+[.G103]*4+[.F103]*8+[.E103]*16+[.D103]*32" office:value-type="float" office:value="16">
            <text:p>16</text:p>
          </table:table-cell>
          <table:table-cell table:formula="oooc:=IF([.AL103]=0;&quot;&quot;;&quot;OP_&quot;&amp;[.C103])" office:value-type="string" office:string-value="OP_ERET">
            <text:p>OP_ERET</text:p>
          </table:table-cell>
          <table:table-cell table:formula="oooc:=&quot;6'b&quot;&amp;[.D103]&amp;[.E103]&amp;[.F103]&amp;[.G103]&amp;[.H103]&amp;[.I103]" office:value-type="string" office:string-value="6'b010000">
            <text:p>6'b010000</text:p>
          </table:table-cell>
          <table:table-cell table:formula="oooc:=IF([.AL103]=0;&quot;FUNC_&quot;&amp;[.C103];&quot;&quot;)">
            <text:p/>
          </table:table-cell>
          <table:table-cell table:formula="oooc:=IF([.AL103]=0;&quot;6'b&quot;&amp;[.AD103]&amp;[.AE103]&amp;[.AF103]&amp;[.AG103]&amp;[.AH103]&amp;[.AI103];&quot;&quot;)">
            <text:p/>
          </table:table-cell>
          <table:table-cell/>
          <table:table-cell table:style-name="ce1" table:number-columns-repeated="4"/>
          <table:table-cell table:number-columns-repeated="2" office:value-type="string">
            <text:p>○</text:p>
          </table:table-cell>
          <table:table-cell table:number-columns-repeated="207"/>
        </table:table-row>
        <table:table-row table:style-name="ro1">
          <table:table-cell table:style-name="ce2" office:value-type="string">
            <text:p>Copro</text:p>
          </table:table-cell>
          <table:table-cell office:value-type="string">
            <text:p>○</text:p>
          </table:table-cell>
          <table:table-cell table:style-name="ce2" office:value-type="string">
            <text:p>MFC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21" table:number-columns-repeated="2"/>
          <table:table-cell table:style-name="ce21" office:value-type="string">
            <text:p>rd</text:p>
          </table:table-cell>
          <table:table-cell table:style-name="ce21" table:number-columns-repeated="2"/>
          <table:table-cell table:number-columns-repeated="8" office:value-type="float" office:value="0">
            <text:p>0</text:p>
          </table:table-cell>
          <table:table-cell table:style-name="ce15" office:value-type="string">
            <text:p>sel</text:p>
          </table:table-cell>
          <table:table-cell table:style-name="ce15"/>
          <table:table-cell table:style-name="ce24"/>
          <table:table-cell table:style-name="ce26" office:value-type="string">
            <text:p><text:span text:style-name="T1">GPR[rt] </text:span><text:span text:style-name="T2">← </text:span><text:span text:style-name="T1">CPR[0,rd,sel]</text:span></text:p>
          </table:table-cell>
          <table:table-cell office:value-type="string">
            <text:p>---</text:p>
          </table:table-cell>
          <table:table-cell table:formula="oooc:=[.I104]+[.H104]*2+[.G104]*4+[.F104]*8+[.E104]*16+[.D104]*32" office:value-type="float" office:value="16">
            <text:p>16</text:p>
          </table:table-cell>
          <table:table-cell table:formula="oooc:=IF([.AL104]=0;&quot;&quot;;&quot;OP_&quot;&amp;[.C104])" office:value-type="string" office:string-value="OP_MFC0">
            <text:p>OP_MFC0</text:p>
          </table:table-cell>
          <table:table-cell table:formula="oooc:=&quot;6'b&quot;&amp;[.D104]&amp;[.E104]&amp;[.F104]&amp;[.G104]&amp;[.H104]&amp;[.I104]" office:value-type="string" office:string-value="6'b010000">
            <text:p>6'b010000</text:p>
          </table:table-cell>
          <table:table-cell table:formula="oooc:=IF([.AL104]=0;&quot;FUNC_&quot;&amp;[.C104];&quot;&quot;)">
            <text:p/>
          </table:table-cell>
          <table:table-cell table:formula="oooc:=IF([.AL104]=0;&quot;6'b&quot;&amp;[.AD104]&amp;[.AE104]&amp;[.AF104]&amp;[.AG104]&amp;[.AH104]&amp;[.AI104];&quot;&quot;)">
            <text:p/>
          </table:table-cell>
          <table:table-cell/>
          <table:table-cell table:number-columns-repeated="6" office:value-type="string">
            <text:p>○</text:p>
          </table:table-cell>
          <table:table-cell table:number-columns-repeated="207"/>
        </table:table-row>
        <table:table-row table:style-name="ro1">
          <table:table-cell table:style-name="ce2" office:value-type="string">
            <text:p>Copro</text:p>
          </table:table-cell>
          <table:table-cell office:value-type="string">
            <text:p>○</text:p>
          </table:table-cell>
          <table:table-cell table:style-name="ce2" office:value-type="string">
            <text:p>MTC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21" table:number-columns-repeated="2"/>
          <table:table-cell table:style-name="ce21" office:value-type="string">
            <text:p>rd</text:p>
          </table:table-cell>
          <table:table-cell table:style-name="ce21" table:number-columns-repeated="2"/>
          <table:table-cell table:number-columns-repeated="8" office:value-type="float" office:value="0">
            <text:p>0</text:p>
          </table:table-cell>
          <table:table-cell table:style-name="ce15" office:value-type="string">
            <text:p>sel</text:p>
          </table:table-cell>
          <table:table-cell table:style-name="ce15"/>
          <table:table-cell table:style-name="ce24"/>
          <table:table-cell table:style-name="ce26" office:value-type="string">
            <text:p><text:span text:style-name="T1">CPR[0, rd, sel]</text:span><text:span text:style-name="T2">← </text:span><text:span text:style-name="T1">GPR[rt]</text:span></text:p>
          </table:table-cell>
          <table:table-cell office:value-type="string">
            <text:p>---</text:p>
          </table:table-cell>
          <table:table-cell table:formula="oooc:=[.I105]+[.H105]*2+[.G105]*4+[.F105]*8+[.E105]*16+[.D105]*32" office:value-type="float" office:value="16">
            <text:p>16</text:p>
          </table:table-cell>
          <table:table-cell table:formula="oooc:=IF([.AL105]=0;&quot;&quot;;&quot;OP_&quot;&amp;[.C105])" office:value-type="string" office:string-value="OP_MTC0">
            <text:p>OP_MTC0</text:p>
          </table:table-cell>
          <table:table-cell table:formula="oooc:=&quot;6'b&quot;&amp;[.D105]&amp;[.E105]&amp;[.F105]&amp;[.G105]&amp;[.H105]&amp;[.I105]" office:value-type="string" office:string-value="6'b010000">
            <text:p>6'b010000</text:p>
          </table:table-cell>
          <table:table-cell table:formula="oooc:=IF([.AL105]=0;&quot;FUNC_&quot;&amp;[.C105];&quot;&quot;)">
            <text:p/>
          </table:table-cell>
          <table:table-cell table:formula="oooc:=IF([.AL105]=0;&quot;6'b&quot;&amp;[.AD105]&amp;[.AE105]&amp;[.AF105]&amp;[.AG105]&amp;[.AH105]&amp;[.AI105];&quot;&quot;)">
            <text:p/>
          </table:table-cell>
          <table:table-cell/>
          <table:table-cell table:number-columns-repeated="6" office:value-type="string">
            <text:p>○</text:p>
          </table:table-cell>
          <table:table-cell table:number-columns-repeated="207"/>
        </table:table-row>
        <table:table-row table:style-name="ro2">
          <table:table-cell table:number-columns-repeated="2"/>
          <table:table-cell table:style-name="ce2" office:value-type="string">
            <text:p>TLBP</text:p>
          </table:table-cell>
          <table:table-cell table:number-columns-repeated="6"/>
          <table:table-cell table:number-columns-repeated="20"/>
          <table:table-cell table:number-columns-repeated="6"/>
          <table:table-cell table:number-columns-repeated="2"/>
          <table:table-cell table:formula="oooc:=[.I106]+[.H106]*2+[.G106]*4+[.F106]*8+[.E106]*16+[.D106]*32" office:value-type="float" office:value="0">
            <text:p>0</text:p>
          </table:table-cell>
          <table:table-cell table:formula="oooc:=IF([.AL106]=0;&quot;&quot;;&quot;OP_&quot;&amp;[.C106])">
            <text:p/>
          </table:table-cell>
          <table:table-cell table:formula="oooc:=&quot;6'b&quot;&amp;[.D106]&amp;[.E106]&amp;[.F106]&amp;[.G106]&amp;[.H106]&amp;[.I106]" office:value-type="string" office:string-value="6'b">
            <text:p>6'b</text:p>
          </table:table-cell>
          <table:table-cell table:formula="oooc:=IF([.AL106]=0;&quot;FUNC_&quot;&amp;[.C106];&quot;&quot;)" office:value-type="string" office:string-value="FUNC_TLBP">
            <text:p>FUNC_TLBP</text:p>
          </table:table-cell>
          <table:table-cell table:formula="oooc:=IF([.AL106]=0;&quot;6'b&quot;&amp;[.AD106]&amp;[.AE106]&amp;[.AF106]&amp;[.AG106]&amp;[.AH106]&amp;[.AI106];&quot;&quot;)" office:value-type="string" office:string-value="6'b">
            <text:p>6'b</text:p>
          </table:table-cell>
          <table:table-cell/>
          <table:table-cell table:style-name="ce1" table:number-columns-repeated="4"/>
          <table:table-cell table:number-columns-repeated="2" office:value-type="string">
            <text:p>○</text:p>
          </table:table-cell>
          <table:table-cell table:number-columns-repeated="207"/>
        </table:table-row>
        <table:table-row table:style-name="ro2">
          <table:table-cell table:number-columns-repeated="2"/>
          <table:table-cell table:style-name="ce2" office:value-type="string">
            <text:p>TLBR</text:p>
          </table:table-cell>
          <table:table-cell table:number-columns-repeated="6"/>
          <table:table-cell table:number-columns-repeated="20"/>
          <table:table-cell table:number-columns-repeated="6"/>
          <table:table-cell table:number-columns-repeated="2"/>
          <table:table-cell table:formula="oooc:=[.I107]+[.H107]*2+[.G107]*4+[.F107]*8+[.E107]*16+[.D107]*32" office:value-type="float" office:value="0">
            <text:p>0</text:p>
          </table:table-cell>
          <table:table-cell table:formula="oooc:=IF([.AL107]=0;&quot;&quot;;&quot;OP_&quot;&amp;[.C107])">
            <text:p/>
          </table:table-cell>
          <table:table-cell table:formula="oooc:=&quot;6'b&quot;&amp;[.D107]&amp;[.E107]&amp;[.F107]&amp;[.G107]&amp;[.H107]&amp;[.I107]" office:value-type="string" office:string-value="6'b">
            <text:p>6'b</text:p>
          </table:table-cell>
          <table:table-cell table:formula="oooc:=IF([.AL107]=0;&quot;FUNC_&quot;&amp;[.C107];&quot;&quot;)" office:value-type="string" office:string-value="FUNC_TLBR">
            <text:p>FUNC_TLBR</text:p>
          </table:table-cell>
          <table:table-cell table:formula="oooc:=IF([.AL107]=0;&quot;6'b&quot;&amp;[.AD107]&amp;[.AE107]&amp;[.AF107]&amp;[.AG107]&amp;[.AH107]&amp;[.AI107];&quot;&quot;)" office:value-type="string" office:string-value="6'b">
            <text:p>6'b</text:p>
          </table:table-cell>
          <table:table-cell/>
          <table:table-cell table:style-name="ce1" table:number-columns-repeated="4"/>
          <table:table-cell table:number-columns-repeated="2" office:value-type="string">
            <text:p>○</text:p>
          </table:table-cell>
          <table:table-cell table:number-columns-repeated="207"/>
        </table:table-row>
        <table:table-row table:style-name="ro2">
          <table:table-cell table:number-columns-repeated="2"/>
          <table:table-cell table:style-name="ce2" office:value-type="string">
            <text:p>TLBWI</text:p>
          </table:table-cell>
          <table:table-cell table:number-columns-repeated="6"/>
          <table:table-cell table:number-columns-repeated="20"/>
          <table:table-cell table:number-columns-repeated="6"/>
          <table:table-cell table:number-columns-repeated="2"/>
          <table:table-cell table:formula="oooc:=[.I108]+[.H108]*2+[.G108]*4+[.F108]*8+[.E108]*16+[.D108]*32" office:value-type="float" office:value="0">
            <text:p>0</text:p>
          </table:table-cell>
          <table:table-cell table:formula="oooc:=IF([.AL108]=0;&quot;&quot;;&quot;OP_&quot;&amp;[.C108])">
            <text:p/>
          </table:table-cell>
          <table:table-cell table:formula="oooc:=&quot;6'b&quot;&amp;[.D108]&amp;[.E108]&amp;[.F108]&amp;[.G108]&amp;[.H108]&amp;[.I108]" office:value-type="string" office:string-value="6'b">
            <text:p>6'b</text:p>
          </table:table-cell>
          <table:table-cell table:formula="oooc:=IF([.AL108]=0;&quot;FUNC_&quot;&amp;[.C108];&quot;&quot;)" office:value-type="string" office:string-value="FUNC_TLBWI">
            <text:p>FUNC_TLBWI</text:p>
          </table:table-cell>
          <table:table-cell table:formula="oooc:=IF([.AL108]=0;&quot;6'b&quot;&amp;[.AD108]&amp;[.AE108]&amp;[.AF108]&amp;[.AG108]&amp;[.AH108]&amp;[.AI108];&quot;&quot;)" office:value-type="string" office:string-value="6'b">
            <text:p>6'b</text:p>
          </table:table-cell>
          <table:table-cell/>
          <table:table-cell table:style-name="ce1" table:number-columns-repeated="4"/>
          <table:table-cell table:number-columns-repeated="2" office:value-type="string">
            <text:p>○</text:p>
          </table:table-cell>
          <table:table-cell table:number-columns-repeated="207"/>
        </table:table-row>
        <table:table-row table:style-name="ro1">
          <table:table-cell table:number-columns-repeated="2"/>
          <table:table-cell table:style-name="ce2" office:value-type="string">
            <text:p>TLBWr</text:p>
          </table:table-cell>
          <table:table-cell table:number-columns-repeated="6"/>
          <table:table-cell table:number-columns-repeated="20"/>
          <table:table-cell table:number-columns-repeated="6"/>
          <table:table-cell table:number-columns-repeated="2"/>
          <table:table-cell table:formula="oooc:=[.I109]+[.H109]*2+[.G109]*4+[.F109]*8+[.E109]*16+[.D109]*32" office:value-type="float" office:value="0">
            <text:p>0</text:p>
          </table:table-cell>
          <table:table-cell table:formula="oooc:=IF([.AL109]=0;&quot;&quot;;&quot;OP_&quot;&amp;[.C109])">
            <text:p/>
          </table:table-cell>
          <table:table-cell table:formula="oooc:=&quot;6'b&quot;&amp;[.D109]&amp;[.E109]&amp;[.F109]&amp;[.G109]&amp;[.H109]&amp;[.I109]" office:value-type="string" office:string-value="6'b">
            <text:p>6'b</text:p>
          </table:table-cell>
          <table:table-cell table:formula="oooc:=IF([.AL109]=0;&quot;FUNC_&quot;&amp;[.C109];&quot;&quot;)" office:value-type="string" office:string-value="FUNC_TLBWr">
            <text:p>FUNC_TLBWr</text:p>
          </table:table-cell>
          <table:table-cell table:formula="oooc:=IF([.AL109]=0;&quot;6'b&quot;&amp;[.AD109]&amp;[.AE109]&amp;[.AF109]&amp;[.AG109]&amp;[.AH109]&amp;[.AI109];&quot;&quot;)" office:value-type="string" office:string-value="6'b">
            <text:p>6'b</text:p>
          </table:table-cell>
          <table:table-cell/>
          <table:table-cell table:style-name="ce1" table:number-columns-repeated="4"/>
          <table:table-cell table:number-columns-repeated="2" office:value-type="string">
            <text:p>○</text:p>
          </table:table-cell>
          <table:table-cell table:number-columns-repeated="207"/>
        </table:table-row>
        <table:table-row table:style-name="ro2">
          <table:table-cell table:number-columns-repeated="2"/>
          <table:table-cell table:style-name="ce2" office:value-type="string">
            <text:p>WAI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/>
          <table:table-cell table:style-name="ce15" table:number-columns-repeated="17"/>
          <table:table-cell table:style-name="ce24"/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  <table:table-cell office:value-type="string">
            <text:p>---</text:p>
          </table:table-cell>
          <table:table-cell table:formula="oooc:=[.I110]+[.H110]*2+[.G110]*4+[.F110]*8+[.E110]*16+[.D110]*32" office:value-type="float" office:value="16">
            <text:p>16</text:p>
          </table:table-cell>
          <table:table-cell table:formula="oooc:=IF([.AL110]=0;&quot;&quot;;&quot;OP_&quot;&amp;[.C110])" office:value-type="string" office:string-value="OP_WAIT">
            <text:p>OP_WAIT</text:p>
          </table:table-cell>
          <table:table-cell table:formula="oooc:=&quot;6'b&quot;&amp;[.D110]&amp;[.E110]&amp;[.F110]&amp;[.G110]&amp;[.H110]&amp;[.I110]" office:value-type="string" office:string-value="6'b010000">
            <text:p>6'b010000</text:p>
          </table:table-cell>
          <table:table-cell table:formula="oooc:=IF([.AL110]=0;&quot;FUNC_&quot;&amp;[.C110];&quot;&quot;)">
            <text:p/>
          </table:table-cell>
          <table:table-cell table:formula="oooc:=IF([.AL110]=0;&quot;6'b&quot;&amp;[.AD110]&amp;[.AE110]&amp;[.AF110]&amp;[.AG110]&amp;[.AH110]&amp;[.AI110];&quot;&quot;)">
            <text:p/>
          </table:table-cell>
          <table:table-cell/>
          <table:table-cell table:style-name="ce1" table:number-columns-repeated="4"/>
          <table:table-cell table:number-columns-repeated="2" office:value-type="string">
            <text:p>○</text:p>
          </table:table-cell>
          <table:table-cell table:number-columns-repeated="207"/>
        </table:table-row>
        <table:table-row table:style-name="ro2">
          <table:table-cell table:number-columns-repeated="2"/>
          <table:table-cell table:style-name="ce2" office:value-type="string">
            <text:p>SDBBP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"/>
          <table:table-cell table:style-name="ce15" table:number-columns-repeated="6"/>
          <table:table-cell table:style-name="ce15" office:value-type="string">
            <text:p>code</text:p>
          </table:table-cell>
          <table:table-cell table:style-name="ce15" table:number-columns-repeated="11"/>
          <table:table-cell table:style-name="ce24"/>
          <table:table-cell table:number-columns-repeated="6" office:value-type="float" office:value="1">
            <text:p>1</text:p>
          </table:table-cell>
          <table:table-cell table:number-columns-repeated="8"/>
          <table:table-cell table:style-name="ce1" table:number-columns-repeated="4"/>
          <table:table-cell table:number-columns-repeated="209"/>
        </table:table-row>
        <table:table-row table:style-name="ro2">
          <table:table-cell table:number-columns-repeated="2"/>
          <table:table-cell table:style-name="ce2" office:value-type="string">
            <text:p>DERE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17" table:style-name="ce7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2"/>
          <table:table-cell table:formula="oooc:=[.I112]+[.H112]*2+[.G112]*4+[.F112]*8+[.E112]*16+[.D112]*32" office:value-type="float" office:value="16">
            <text:p>16</text:p>
          </table:table-cell>
          <table:table-cell table:formula="oooc:=IF([.AL112]=0;&quot;&quot;;&quot;OP_&quot;&amp;[.C112])" office:value-type="string" office:string-value="OP_DERET">
            <text:p>OP_DERET</text:p>
          </table:table-cell>
          <table:table-cell table:formula="oooc:=&quot;6'b&quot;&amp;[.D112]&amp;[.E112]&amp;[.F112]&amp;[.G112]&amp;[.H112]&amp;[.I112]" office:value-type="string" office:string-value="6'b010000">
            <text:p>6'b010000</text:p>
          </table:table-cell>
          <table:table-cell table:formula="oooc:=IF([.AL112]=0;&quot;FUNC_&quot;&amp;[.C112];&quot;&quot;)">
            <text:p/>
          </table:table-cell>
          <table:table-cell table:formula="oooc:=IF([.AL112]=0;&quot;6'b&quot;&amp;[.AD112]&amp;[.AE112]&amp;[.AF112]&amp;[.AG112]&amp;[.AH112]&amp;[.AI112];&quot;&quot;)">
            <text:p/>
          </table:table-cell>
          <table:table-cell/>
          <table:table-cell table:style-name="ce1" table:number-columns-repeated="4"/>
          <table:table-cell table:number-columns-repeated="2" office:value-type="string">
            <text:p>○</text:p>
          </table:table-cell>
          <table:table-cell table:number-columns-repeated="207"/>
        </table:table-row>
        <table:table-row table:style-name="ro2">
          <table:table-cell table:number-columns-repeated="2"/>
          <table:table-cell table:style-name="ce2" office:value-type="string">
            <text:p>SDBBP</text:p>
          </table:table-cell>
          <table:table-cell table:number-columns-repeated="6"/>
          <table:table-cell table:number-columns-repeated="20"/>
          <table:table-cell table:number-columns-repeated="6"/>
          <table:table-cell table:number-columns-repeated="2"/>
          <table:table-cell table:formula="oooc:=[.I113]+[.H113]*2+[.G113]*4+[.F113]*8+[.E113]*16+[.D113]*32" office:value-type="float" office:value="0">
            <text:p>0</text:p>
          </table:table-cell>
          <table:table-cell table:formula="oooc:=IF([.AL113]=0;&quot;&quot;;&quot;OP_&quot;&amp;[.C113])">
            <text:p/>
          </table:table-cell>
          <table:table-cell table:formula="oooc:=&quot;6'b&quot;&amp;[.D113]&amp;[.E113]&amp;[.F113]&amp;[.G113]&amp;[.H113]&amp;[.I113]" office:value-type="string" office:string-value="6'b">
            <text:p>6'b</text:p>
          </table:table-cell>
          <table:table-cell table:formula="oooc:=IF([.AL113]=0;&quot;FUNC_&quot;&amp;[.C113];&quot;&quot;)" office:value-type="string" office:string-value="FUNC_SDBBP">
            <text:p>FUNC_SDBBP</text:p>
          </table:table-cell>
          <table:table-cell table:formula="oooc:=IF([.AL113]=0;&quot;6'b&quot;&amp;[.AD113]&amp;[.AE113]&amp;[.AF113]&amp;[.AG113]&amp;[.AH113]&amp;[.AI113];&quot;&quot;)" office:value-type="string" office:string-value="6'b">
            <text:p>6'b</text:p>
          </table:table-cell>
          <table:table-cell/>
          <table:table-cell table:style-name="ce1" table:number-columns-repeated="4"/>
          <table:table-cell table:number-columns-repeated="2" office:value-type="string">
            <text:p>○</text:p>
          </table:table-cell>
          <table:table-cell table:number-columns-repeated="207"/>
        </table:table-row>
      </table:table>
      <table:table table:name="GPR" table:style-name="ta1" table:print="false">
        <table:table-column table:style-name="co10" table:number-columns-repeated="3" table:default-cell-style-name="Default"/>
        <table:table-row table:style-name="ro2"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保持</text:p>
          </table:table-cell>
        </table:table-row>
        <table:table-row table:style-name="ro2">
          <table:table-cell office:value-type="string">
            <text:p>$0</text:p>
          </table:table-cell>
          <table:table-cell office:value-type="string">
            <text:p>$zero</text:p>
          </table:table-cell>
          <table:table-cell/>
        </table:table-row>
        <table:table-row table:style-name="ro2">
          <table:table-cell office:value-type="string">
            <text:p>$1</text:p>
          </table:table-cell>
          <table:table-cell office:value-type="string">
            <text:p>$at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2</text:p>
          </table:table-cell>
          <table:table-cell office:value-type="string">
            <text:p>$v0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3</text:p>
          </table:table-cell>
          <table:table-cell office:value-type="string">
            <text:p>$v1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4</text:p>
          </table:table-cell>
          <table:table-cell office:value-type="string">
            <text:p>$a0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5</text:p>
          </table:table-cell>
          <table:table-cell office:value-type="string">
            <text:p>$a1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6</text:p>
          </table:table-cell>
          <table:table-cell office:value-type="string">
            <text:p>$a2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7</text:p>
          </table:table-cell>
          <table:table-cell office:value-type="string">
            <text:p>$a3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8</text:p>
          </table:table-cell>
          <table:table-cell office:value-type="string">
            <text:p>$t0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9</text:p>
          </table:table-cell>
          <table:table-cell office:value-type="string">
            <text:p>$t1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10</text:p>
          </table:table-cell>
          <table:table-cell office:value-type="string">
            <text:p>$t2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11</text:p>
          </table:table-cell>
          <table:table-cell office:value-type="string">
            <text:p>$t3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12</text:p>
          </table:table-cell>
          <table:table-cell office:value-type="string">
            <text:p>$t4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13</text:p>
          </table:table-cell>
          <table:table-cell office:value-type="string">
            <text:p>$t5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14</text:p>
          </table:table-cell>
          <table:table-cell office:value-type="string">
            <text:p>$t6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15</text:p>
          </table:table-cell>
          <table:table-cell office:value-type="string">
            <text:p>$t7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16</text:p>
          </table:table-cell>
          <table:table-cell office:value-type="string">
            <text:p>$s0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17</text:p>
          </table:table-cell>
          <table:table-cell office:value-type="string">
            <text:p>$s1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18</text:p>
          </table:table-cell>
          <table:table-cell office:value-type="string">
            <text:p>$s2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19</text:p>
          </table:table-cell>
          <table:table-cell office:value-type="string">
            <text:p>$s3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20</text:p>
          </table:table-cell>
          <table:table-cell office:value-type="string">
            <text:p>$s4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21</text:p>
          </table:table-cell>
          <table:table-cell office:value-type="string">
            <text:p>$s5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22</text:p>
          </table:table-cell>
          <table:table-cell office:value-type="string">
            <text:p>$s6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23</text:p>
          </table:table-cell>
          <table:table-cell office:value-type="string">
            <text:p>$s7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24</text:p>
          </table:table-cell>
          <table:table-cell office:value-type="string">
            <text:p>$t8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25</text:p>
          </table:table-cell>
          <table:table-cell office:value-type="string">
            <text:p>$t9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26</text:p>
          </table:table-cell>
          <table:table-cell office:value-type="string">
            <text:p>$k0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27</text:p>
          </table:table-cell>
          <table:table-cell office:value-type="string">
            <text:p>$k1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28</text:p>
          </table:table-cell>
          <table:table-cell office:value-type="string">
            <text:p>$gp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29</text:p>
          </table:table-cell>
          <table:table-cell office:value-type="string">
            <text:p>$sp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30</text:p>
          </table:table-cell>
          <table:table-cell office:value-type="string">
            <text:p>$fp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31</text:p>
          </table:table-cell>
          <table:table-cell office:value-type="string">
            <text:p>$ra</text:p>
          </table:table-cell>
          <table:table-cell/>
        </table:table-row>
      </table:table>
      <table:table table:name="COP0" table:style-name="ta1" table:print="false">
        <office:forms form:automatic-focus="false" form:apply-design-mode="false"/>
        <table:table-column table:style-name="co10" table:number-columns-repeated="3" table:default-cell-style-name="Default"/>
        <table:table-row table:style-name="ro2">
          <table:table-cell table:number-columns-repeated="3"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float" office:value="7">
            <text:p>7</text:p>
          </table:table-cell>
          <table:table-cell/>
        </table:table-row>
        <table:table-row table:style-name="ro2">
          <table:table-cell/>
          <table:table-cell office:value-type="float" office:value="8">
            <text:p>8</text:p>
          </table:table-cell>
          <table:table-cell/>
        </table:table-row>
        <table:table-row table:style-name="ro2">
          <table:table-cell/>
          <table:table-cell office:value-type="float" office:value="9">
            <text:p>9</text:p>
          </table:table-cell>
          <table:table-cell/>
        </table:table-row>
        <table:table-row table:style-name="ro2">
          <table:table-cell/>
          <table:table-cell office:value-type="float" office:value="10">
            <text:p>10</text:p>
          </table:table-cell>
          <table:table-cell/>
        </table:table-row>
        <table:table-row table:style-name="ro2">
          <table:table-cell/>
          <table:table-cell office:value-type="float" office:value="11">
            <text:p>11</text:p>
          </table:table-cell>
          <table:table-cell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string">
            <text:p>Status</text:p>
          </table:table-cell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string">
            <text:p>Cause</text:p>
          </table:table-cell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string">
            <text:p>EPC</text:p>
          </table:table-cell>
        </table:table-row>
        <table:table-row table:style-name="ro2">
          <table:table-cell/>
          <table:table-cell office:value-type="float" office:value="15">
            <text:p>15</text:p>
          </table:table-cell>
          <table:table-cell/>
        </table:table-row>
        <table:table-row table:style-name="ro2">
          <table:table-cell/>
          <table:table-cell office:value-type="float" office:value="16">
            <text:p>16</text:p>
          </table:table-cell>
          <table:table-cell/>
        </table:table-row>
        <table:table-row table:style-name="ro2">
          <table:table-cell/>
          <table:table-cell office:value-type="float" office:value="17">
            <text:p>17</text:p>
          </table:table-cell>
          <table:table-cell/>
        </table:table-row>
        <table:table-row table:style-name="ro2">
          <table:table-cell/>
          <table:table-cell office:value-type="float" office:value="18">
            <text:p>18</text:p>
          </table:table-cell>
          <table:table-cell/>
        </table:table-row>
        <table:table-row table:style-name="ro2">
          <table:table-cell/>
          <table:table-cell office:value-type="float" office:value="19">
            <text:p>19</text:p>
          </table:table-cell>
          <table:table-cell/>
        </table:table-row>
        <table:table-row table:style-name="ro2">
          <table:table-cell/>
          <table:table-cell office:value-type="float" office:value="20">
            <text:p>20</text:p>
          </table:table-cell>
          <table:table-cell/>
        </table:table-row>
        <table:table-row table:style-name="ro2">
          <table:table-cell/>
          <table:table-cell office:value-type="float" office:value="21">
            <text:p>21</text:p>
          </table:table-cell>
          <table:table-cell/>
        </table:table-row>
        <table:table-row table:style-name="ro2">
          <table:table-cell/>
          <table:table-cell office:value-type="float" office:value="22">
            <text:p>22</text:p>
          </table:table-cell>
          <table:table-cell/>
        </table:table-row>
        <table:table-row table:style-name="ro2">
          <table:table-cell/>
          <table:table-cell office:value-type="float" office:value="23">
            <text:p>23</text:p>
          </table:table-cell>
          <table:table-cell office:value-type="string">
            <text:p>Debug</text:p>
          </table:table-cell>
        </table:table-row>
        <table:table-row table:style-name="ro2">
          <table:table-cell/>
          <table:table-cell office:value-type="float" office:value="24">
            <text:p>24</text:p>
          </table:table-cell>
          <table:table-cell office:value-type="string">
            <text:p>DEPC</text:p>
          </table:table-cell>
        </table:table-row>
        <table:table-row table:style-name="ro2">
          <table:table-cell/>
          <table:table-cell office:value-type="float" office:value="25">
            <text:p>25</text:p>
          </table:table-cell>
          <table:table-cell/>
        </table:table-row>
        <table:table-row table:style-name="ro2">
          <table:table-cell/>
          <table:table-cell office:value-type="float" office:value="26">
            <text:p>26</text:p>
          </table:table-cell>
          <table:table-cell/>
        </table:table-row>
        <table:table-row table:style-name="ro2">
          <table:table-cell/>
          <table:table-cell office:value-type="float" office:value="27">
            <text:p>27</text:p>
          </table:table-cell>
          <table:table-cell/>
        </table:table-row>
        <table:table-row table:style-name="ro2">
          <table:table-cell/>
          <table:table-cell office:value-type="float" office:value="28">
            <text:p>28</text:p>
          </table:table-cell>
          <table:table-cell/>
        </table:table-row>
        <table:table-row table:style-name="ro2">
          <table:table-cell/>
          <table:table-cell office:value-type="float" office:value="29">
            <text:p>29</text:p>
          </table:table-cell>
          <table:table-cell/>
        </table:table-row>
        <table:table-row table:style-name="ro2">
          <table:table-cell/>
          <table:table-cell office:value-type="float" office:value="30">
            <text:p>30</text:p>
          </table:table-cell>
          <table:table-cell/>
        </table:table-row>
        <table:table-row table:style-name="ro2">
          <table:table-cell/>
          <table:table-cell office:value-type="float" office:value="31">
            <text:p>31</text:p>
          </table:table-cell>
          <table:table-cell/>
        </table:table-row>
      </table:table>
      <table:table table:name="debug unit" table:style-name="ta1" table:print="false">
        <office:forms form:automatic-focus="false" form:apply-design-mode="false"/>
        <table:table-column table:style-name="co11" table:default-cell-style-name="Default"/>
        <table:table-column table:style-name="co12" table:default-cell-style-name="ce32"/>
        <table:table-column table:style-name="co13" table:default-cell-style-name="ce32"/>
        <table:table-column table:style-name="co14" table:default-cell-style-name="Default"/>
        <table:table-column table:style-name="co15" table:default-cell-style-name="Default"/>
        <table:table-row table:style-name="ro2">
          <table:table-cell table:style-name="ce27" office:value-type="string">
            <text:p>Register name</text:p>
          </table:table-cell>
          <table:table-cell table:style-name="ce30" office:value-type="string" table:number-columns-spanned="2" table:number-rows-spanned="1">
            <text:p>Internal address</text:p>
          </table:table-cell>
          <table:covered-table-cell table:style-name="ce33"/>
          <table:table-cell table:style-name="ce34" office:value-type="string" table:number-columns-spanned="2" table:number-rows-spanned="1">
            <text:p>External Address</text:p>
          </table:table-cell>
          <table:covered-table-cell table:style-name="ce36"/>
        </table:table-row>
        <table:table-row table:style-name="ro2">
          <table:table-cell table:style-name="ce28"/>
          <table:table-cell table:style-name="ce31" office:value-type="string">
            <text:p>Hex</text:p>
          </table:table-cell>
          <table:table-cell table:style-name="ce31" office:value-type="string">
            <text:p>Dec</text:p>
          </table:table-cell>
          <table:table-cell table:style-name="ce35" office:value-type="string">
            <text:p>Hex</text:p>
          </table:table-cell>
          <table:table-cell table:style-name="ce37" office:value-type="string">
            <text:p>Dec</text:p>
          </table:table-cell>
        </table:table-row>
        <table:table-row table:style-name="ro2">
          <table:table-cell table:style-name="ce29" office:value-type="string">
            <text:p>HI</text:p>
          </table:table-cell>
          <table:table-cell table:style-name="ce29" office:value-type="float" office:value="10">
            <text:p>10</text:p>
          </table:table-cell>
          <table:table-cell table:style-name="ce29" table:formula="oooc:=com.sun.star.sheet.addin.Analysis.getHex2Dec([.B3])" office:value-type="float" office:value="16">
            <text:p>16</text:p>
          </table:table-cell>
          <table:table-cell table:style-name="ce29" table:formula="oooc:=com.sun.star.sheet.addin.Analysis.getDec2Hex([.E3])" office:value-type="string" office:string-value="40">
            <text:p>40</text:p>
          </table:table-cell>
          <table:table-cell table:style-name="ce29" table:formula="oooc:=[.C3]*4" office:value-type="float" office:value="64">
            <text:p>64</text:p>
          </table:table-cell>
        </table:table-row>
        <table:table-row table:style-name="ro2">
          <table:table-cell table:style-name="ce29" office:value-type="string">
            <text:p>LO</text:p>
          </table:table-cell>
          <table:table-cell table:style-name="ce29" office:value-type="float" office:value="11">
            <text:p>11</text:p>
          </table:table-cell>
          <table:table-cell table:style-name="ce29" table:formula="oooc:=com.sun.star.sheet.addin.Analysis.getHex2Dec([.B4])" office:value-type="float" office:value="17">
            <text:p>17</text:p>
          </table:table-cell>
          <table:table-cell table:style-name="ce29" table:formula="oooc:=com.sun.star.sheet.addin.Analysis.getDec2Hex([.E4])" office:value-type="string" office:string-value="44">
            <text:p>44</text:p>
          </table:table-cell>
          <table:table-cell table:style-name="ce29" table:formula="oooc:=[.C4]*4" office:value-type="float" office:value="68">
            <text:p>68</text:p>
          </table:table-cell>
        </table:table-row>
        <table:table-row table:style-name="ro2">
          <table:table-cell table:style-name="ce29" office:value-type="string">
            <text:p>R0</text:p>
          </table:table-cell>
          <table:table-cell table:style-name="ce29" office:value-type="float" office:value="20">
            <text:p>20</text:p>
          </table:table-cell>
          <table:table-cell table:style-name="ce29" table:formula="oooc:=com.sun.star.sheet.addin.Analysis.getHex2Dec([.B5])" office:value-type="float" office:value="32">
            <text:p>32</text:p>
          </table:table-cell>
          <table:table-cell table:style-name="ce29" table:formula="oooc:=com.sun.star.sheet.addin.Analysis.getDec2Hex([.E5])" office:value-type="string" office:string-value="80">
            <text:p>80</text:p>
          </table:table-cell>
          <table:table-cell table:style-name="ce29" table:formula="oooc:=[.C5]*4" office:value-type="float" office:value="128">
            <text:p>128</text:p>
          </table:table-cell>
        </table:table-row>
        <table:table-row table:style-name="ro2">
          <table:table-cell table:style-name="ce29" office:value-type="string">
            <text:p>R1</text:p>
          </table:table-cell>
          <table:table-cell table:style-name="ce29" office:value-type="float" office:value="21">
            <text:p>21</text:p>
          </table:table-cell>
          <table:table-cell table:style-name="ce29" table:formula="oooc:=com.sun.star.sheet.addin.Analysis.getHex2Dec([.B6])" office:value-type="float" office:value="33">
            <text:p>33</text:p>
          </table:table-cell>
          <table:table-cell table:style-name="ce29" table:formula="oooc:=com.sun.star.sheet.addin.Analysis.getDec2Hex([.E6])" office:value-type="string" office:string-value="84">
            <text:p>84</text:p>
          </table:table-cell>
          <table:table-cell table:style-name="ce29" table:formula="oooc:=[.C6]*4" office:value-type="float" office:value="132">
            <text:p>132</text:p>
          </table:table-cell>
        </table:table-row>
        <table:table-row table:style-name="ro2">
          <table:table-cell table:style-name="ce29" office:value-type="string">
            <text:p>R2</text:p>
          </table:table-cell>
          <table:table-cell table:style-name="ce29" office:value-type="float" office:value="22">
            <text:p>22</text:p>
          </table:table-cell>
          <table:table-cell table:style-name="ce29" table:formula="oooc:=com.sun.star.sheet.addin.Analysis.getHex2Dec([.B7])" office:value-type="float" office:value="34">
            <text:p>34</text:p>
          </table:table-cell>
          <table:table-cell table:style-name="ce29" table:formula="oooc:=com.sun.star.sheet.addin.Analysis.getDec2Hex([.E7])" office:value-type="string" office:string-value="88">
            <text:p>88</text:p>
          </table:table-cell>
          <table:table-cell table:style-name="ce29" table:formula="oooc:=[.C7]*4" office:value-type="float" office:value="136">
            <text:p>136</text:p>
          </table:table-cell>
        </table:table-row>
        <table:table-row table:style-name="ro2">
          <table:table-cell table:style-name="ce29" office:value-type="string">
            <text:p>R3</text:p>
          </table:table-cell>
          <table:table-cell table:style-name="ce29" office:value-type="float" office:value="23">
            <text:p>23</text:p>
          </table:table-cell>
          <table:table-cell table:style-name="ce29" table:formula="oooc:=com.sun.star.sheet.addin.Analysis.getHex2Dec([.B8])" office:value-type="float" office:value="35">
            <text:p>35</text:p>
          </table:table-cell>
          <table:table-cell table:style-name="ce29" table:formula="oooc:=com.sun.star.sheet.addin.Analysis.getDec2Hex([.E8])" office:value-type="string" office:string-value="8C">
            <text:p>8C</text:p>
          </table:table-cell>
          <table:table-cell table:style-name="ce29" table:formula="oooc:=[.C8]*4" office:value-type="float" office:value="140">
            <text:p>140</text:p>
          </table:table-cell>
        </table:table-row>
        <table:table-row table:style-name="ro2">
          <table:table-cell table:style-name="ce29" office:value-type="string">
            <text:p>R4</text:p>
          </table:table-cell>
          <table:table-cell table:style-name="ce29" office:value-type="float" office:value="24">
            <text:p>24</text:p>
          </table:table-cell>
          <table:table-cell table:style-name="ce29" table:formula="oooc:=com.sun.star.sheet.addin.Analysis.getHex2Dec([.B9])" office:value-type="float" office:value="36">
            <text:p>36</text:p>
          </table:table-cell>
          <table:table-cell table:style-name="ce29" table:formula="oooc:=com.sun.star.sheet.addin.Analysis.getDec2Hex([.E9])" office:value-type="string" office:string-value="90">
            <text:p>90</text:p>
          </table:table-cell>
          <table:table-cell table:style-name="ce29" table:formula="oooc:=[.C9]*4" office:value-type="float" office:value="144">
            <text:p>144</text:p>
          </table:table-cell>
        </table:table-row>
        <table:table-row table:style-name="ro2">
          <table:table-cell table:style-name="ce29" office:value-type="string">
            <text:p>R5</text:p>
          </table:table-cell>
          <table:table-cell table:style-name="ce29" office:value-type="float" office:value="25">
            <text:p>25</text:p>
          </table:table-cell>
          <table:table-cell table:style-name="ce29" table:formula="oooc:=com.sun.star.sheet.addin.Analysis.getHex2Dec([.B10])" office:value-type="float" office:value="37">
            <text:p>37</text:p>
          </table:table-cell>
          <table:table-cell table:style-name="ce29" table:formula="oooc:=com.sun.star.sheet.addin.Analysis.getDec2Hex([.E10])" office:value-type="string" office:string-value="94">
            <text:p>94</text:p>
          </table:table-cell>
          <table:table-cell table:style-name="ce29" table:formula="oooc:=[.C10]*4" office:value-type="float" office:value="148">
            <text:p>148</text:p>
          </table:table-cell>
        </table:table-row>
        <table:table-row table:style-name="ro2">
          <table:table-cell table:style-name="ce29" office:value-type="string">
            <text:p>R6</text:p>
          </table:table-cell>
          <table:table-cell table:style-name="ce29" office:value-type="float" office:value="26">
            <text:p>26</text:p>
          </table:table-cell>
          <table:table-cell table:style-name="ce29" table:formula="oooc:=com.sun.star.sheet.addin.Analysis.getHex2Dec([.B11])" office:value-type="float" office:value="38">
            <text:p>38</text:p>
          </table:table-cell>
          <table:table-cell table:style-name="ce29" table:formula="oooc:=com.sun.star.sheet.addin.Analysis.getDec2Hex([.E11])" office:value-type="string" office:string-value="98">
            <text:p>98</text:p>
          </table:table-cell>
          <table:table-cell table:style-name="ce29" table:formula="oooc:=[.C11]*4" office:value-type="float" office:value="152">
            <text:p>152</text:p>
          </table:table-cell>
        </table:table-row>
        <table:table-row table:style-name="ro2">
          <table:table-cell table:style-name="ce29" office:value-type="string">
            <text:p>R7</text:p>
          </table:table-cell>
          <table:table-cell table:style-name="ce29" office:value-type="float" office:value="27">
            <text:p>27</text:p>
          </table:table-cell>
          <table:table-cell table:style-name="ce29" table:formula="oooc:=com.sun.star.sheet.addin.Analysis.getHex2Dec([.B12])" office:value-type="float" office:value="39">
            <text:p>39</text:p>
          </table:table-cell>
          <table:table-cell table:style-name="ce29" table:formula="oooc:=com.sun.star.sheet.addin.Analysis.getDec2Hex([.E12])" office:value-type="string" office:string-value="9C">
            <text:p>9C</text:p>
          </table:table-cell>
          <table:table-cell table:style-name="ce29" table:formula="oooc:=[.C12]*4" office:value-type="float" office:value="156">
            <text:p>156</text:p>
          </table:table-cell>
        </table:table-row>
        <table:table-row table:style-name="ro2">
          <table:table-cell table:style-name="ce29" office:value-type="string">
            <text:p>R8</text:p>
          </table:table-cell>
          <table:table-cell table:style-name="ce29" office:value-type="float" office:value="28">
            <text:p>28</text:p>
          </table:table-cell>
          <table:table-cell table:style-name="ce29" table:formula="oooc:=com.sun.star.sheet.addin.Analysis.getHex2Dec([.B13])" office:value-type="float" office:value="40">
            <text:p>40</text:p>
          </table:table-cell>
          <table:table-cell table:style-name="ce29" table:formula="oooc:=com.sun.star.sheet.addin.Analysis.getDec2Hex([.E13])" office:value-type="string" office:string-value="A0">
            <text:p>A0</text:p>
          </table:table-cell>
          <table:table-cell table:style-name="ce29" table:formula="oooc:=[.C13]*4" office:value-type="float" office:value="160">
            <text:p>160</text:p>
          </table:table-cell>
        </table:table-row>
        <table:table-row table:style-name="ro2">
          <table:table-cell table:style-name="ce29" office:value-type="string">
            <text:p>R9</text:p>
          </table:table-cell>
          <table:table-cell table:style-name="ce29" office:value-type="float" office:value="29">
            <text:p>29</text:p>
          </table:table-cell>
          <table:table-cell table:style-name="ce29" table:formula="oooc:=com.sun.star.sheet.addin.Analysis.getHex2Dec([.B14])" office:value-type="float" office:value="41">
            <text:p>41</text:p>
          </table:table-cell>
          <table:table-cell table:style-name="ce29" table:formula="oooc:=com.sun.star.sheet.addin.Analysis.getDec2Hex([.E14])" office:value-type="string" office:string-value="A4">
            <text:p>A4</text:p>
          </table:table-cell>
          <table:table-cell table:style-name="ce29" table:formula="oooc:=[.C14]*4" office:value-type="float" office:value="164">
            <text:p>164</text:p>
          </table:table-cell>
        </table:table-row>
        <table:table-row table:style-name="ro2">
          <table:table-cell table:style-name="ce29" office:value-type="string">
            <text:p>R10</text:p>
          </table:table-cell>
          <table:table-cell table:style-name="ce29" office:value-type="string">
            <text:p>2a</text:p>
          </table:table-cell>
          <table:table-cell table:style-name="ce29" table:formula="oooc:=com.sun.star.sheet.addin.Analysis.getHex2Dec([.B15])" office:value-type="float" office:value="42">
            <text:p>42</text:p>
          </table:table-cell>
          <table:table-cell table:style-name="ce29" table:formula="oooc:=com.sun.star.sheet.addin.Analysis.getDec2Hex([.E15])" office:value-type="string" office:string-value="A8">
            <text:p>A8</text:p>
          </table:table-cell>
          <table:table-cell table:style-name="ce29" table:formula="oooc:=[.C15]*4" office:value-type="float" office:value="168">
            <text:p>168</text:p>
          </table:table-cell>
        </table:table-row>
        <table:table-row table:style-name="ro2">
          <table:table-cell table:style-name="ce29" office:value-type="string">
            <text:p>R11</text:p>
          </table:table-cell>
          <table:table-cell table:style-name="ce29" office:value-type="string">
            <text:p>2b</text:p>
          </table:table-cell>
          <table:table-cell table:style-name="ce29" table:formula="oooc:=com.sun.star.sheet.addin.Analysis.getHex2Dec([.B16])" office:value-type="float" office:value="43">
            <text:p>43</text:p>
          </table:table-cell>
          <table:table-cell table:style-name="ce29" table:formula="oooc:=com.sun.star.sheet.addin.Analysis.getDec2Hex([.E16])" office:value-type="string" office:string-value="AC">
            <text:p>AC</text:p>
          </table:table-cell>
          <table:table-cell table:style-name="ce29" table:formula="oooc:=[.C16]*4" office:value-type="float" office:value="172">
            <text:p>172</text:p>
          </table:table-cell>
        </table:table-row>
        <table:table-row table:style-name="ro2">
          <table:table-cell table:style-name="ce29" office:value-type="string">
            <text:p>R12</text:p>
          </table:table-cell>
          <table:table-cell table:style-name="ce29" office:value-type="string">
            <text:p>2c</text:p>
          </table:table-cell>
          <table:table-cell table:style-name="ce29" table:formula="oooc:=com.sun.star.sheet.addin.Analysis.getHex2Dec([.B17])" office:value-type="float" office:value="44">
            <text:p>44</text:p>
          </table:table-cell>
          <table:table-cell table:style-name="ce29" table:formula="oooc:=com.sun.star.sheet.addin.Analysis.getDec2Hex([.E17])" office:value-type="string" office:string-value="B0">
            <text:p>B0</text:p>
          </table:table-cell>
          <table:table-cell table:style-name="ce29" table:formula="oooc:=[.C17]*4" office:value-type="float" office:value="176">
            <text:p>176</text:p>
          </table:table-cell>
        </table:table-row>
        <table:table-row table:style-name="ro2">
          <table:table-cell table:style-name="ce29" office:value-type="string">
            <text:p>R13</text:p>
          </table:table-cell>
          <table:table-cell table:style-name="ce29" office:value-type="string">
            <text:p>2d</text:p>
          </table:table-cell>
          <table:table-cell table:style-name="ce29" table:formula="oooc:=com.sun.star.sheet.addin.Analysis.getHex2Dec([.B18])" office:value-type="float" office:value="45">
            <text:p>45</text:p>
          </table:table-cell>
          <table:table-cell table:style-name="ce29" table:formula="oooc:=com.sun.star.sheet.addin.Analysis.getDec2Hex([.E18])" office:value-type="string" office:string-value="B4">
            <text:p>B4</text:p>
          </table:table-cell>
          <table:table-cell table:style-name="ce29" table:formula="oooc:=[.C18]*4" office:value-type="float" office:value="180">
            <text:p>180</text:p>
          </table:table-cell>
        </table:table-row>
        <table:table-row table:style-name="ro2">
          <table:table-cell table:style-name="ce29" office:value-type="string">
            <text:p>R14</text:p>
          </table:table-cell>
          <table:table-cell table:style-name="ce29" office:value-type="string">
            <text:p>2e</text:p>
          </table:table-cell>
          <table:table-cell table:style-name="ce29" table:formula="oooc:=com.sun.star.sheet.addin.Analysis.getHex2Dec([.B19])" office:value-type="float" office:value="46">
            <text:p>46</text:p>
          </table:table-cell>
          <table:table-cell table:style-name="ce29" table:formula="oooc:=com.sun.star.sheet.addin.Analysis.getDec2Hex([.E19])" office:value-type="string" office:string-value="B8">
            <text:p>B8</text:p>
          </table:table-cell>
          <table:table-cell table:style-name="ce29" table:formula="oooc:=[.C19]*4" office:value-type="float" office:value="184">
            <text:p>184</text:p>
          </table:table-cell>
        </table:table-row>
        <table:table-row table:style-name="ro2">
          <table:table-cell table:style-name="ce29" office:value-type="string">
            <text:p>R15</text:p>
          </table:table-cell>
          <table:table-cell table:style-name="ce29" office:value-type="string">
            <text:p>2f</text:p>
          </table:table-cell>
          <table:table-cell table:style-name="ce29" table:formula="oooc:=com.sun.star.sheet.addin.Analysis.getHex2Dec([.B20])" office:value-type="float" office:value="47">
            <text:p>47</text:p>
          </table:table-cell>
          <table:table-cell table:style-name="ce29" table:formula="oooc:=com.sun.star.sheet.addin.Analysis.getDec2Hex([.E20])" office:value-type="string" office:string-value="BC">
            <text:p>BC</text:p>
          </table:table-cell>
          <table:table-cell table:style-name="ce29" table:formula="oooc:=[.C20]*4" office:value-type="float" office:value="188">
            <text:p>188</text:p>
          </table:table-cell>
        </table:table-row>
        <table:table-row table:style-name="ro2">
          <table:table-cell table:style-name="ce29" office:value-type="string">
            <text:p>R16</text:p>
          </table:table-cell>
          <table:table-cell table:style-name="ce29" office:value-type="float" office:value="30">
            <text:p>30</text:p>
          </table:table-cell>
          <table:table-cell table:style-name="ce29" table:formula="oooc:=com.sun.star.sheet.addin.Analysis.getHex2Dec([.B21])" office:value-type="float" office:value="48">
            <text:p>48</text:p>
          </table:table-cell>
          <table:table-cell table:style-name="ce29" table:formula="oooc:=com.sun.star.sheet.addin.Analysis.getDec2Hex([.E21])" office:value-type="string" office:string-value="C0">
            <text:p>C0</text:p>
          </table:table-cell>
          <table:table-cell table:style-name="ce29" table:formula="oooc:=[.C21]*4" office:value-type="float" office:value="192">
            <text:p>192</text:p>
          </table:table-cell>
        </table:table-row>
        <table:table-row table:style-name="ro2">
          <table:table-cell table:style-name="ce29" office:value-type="string">
            <text:p>R17</text:p>
          </table:table-cell>
          <table:table-cell table:style-name="ce29" office:value-type="float" office:value="31">
            <text:p>31</text:p>
          </table:table-cell>
          <table:table-cell table:style-name="ce29" table:formula="oooc:=com.sun.star.sheet.addin.Analysis.getHex2Dec([.B22])" office:value-type="float" office:value="49">
            <text:p>49</text:p>
          </table:table-cell>
          <table:table-cell table:style-name="ce29" table:formula="oooc:=com.sun.star.sheet.addin.Analysis.getDec2Hex([.E22])" office:value-type="string" office:string-value="C4">
            <text:p>C4</text:p>
          </table:table-cell>
          <table:table-cell table:style-name="ce29" table:formula="oooc:=[.C22]*4" office:value-type="float" office:value="196">
            <text:p>196</text:p>
          </table:table-cell>
        </table:table-row>
        <table:table-row table:style-name="ro2">
          <table:table-cell table:style-name="ce29" office:value-type="string">
            <text:p>R18</text:p>
          </table:table-cell>
          <table:table-cell table:style-name="ce29" office:value-type="float" office:value="32">
            <text:p>32</text:p>
          </table:table-cell>
          <table:table-cell table:style-name="ce29" table:formula="oooc:=com.sun.star.sheet.addin.Analysis.getHex2Dec([.B23])" office:value-type="float" office:value="50">
            <text:p>50</text:p>
          </table:table-cell>
          <table:table-cell table:style-name="ce29" table:formula="oooc:=com.sun.star.sheet.addin.Analysis.getDec2Hex([.E23])" office:value-type="string" office:string-value="C8">
            <text:p>C8</text:p>
          </table:table-cell>
          <table:table-cell table:style-name="ce29" table:formula="oooc:=[.C23]*4" office:value-type="float" office:value="200">
            <text:p>200</text:p>
          </table:table-cell>
        </table:table-row>
        <table:table-row table:style-name="ro2">
          <table:table-cell table:style-name="ce29" office:value-type="string">
            <text:p>R19</text:p>
          </table:table-cell>
          <table:table-cell table:style-name="ce29" office:value-type="float" office:value="33">
            <text:p>33</text:p>
          </table:table-cell>
          <table:table-cell table:style-name="ce29" table:formula="oooc:=com.sun.star.sheet.addin.Analysis.getHex2Dec([.B24])" office:value-type="float" office:value="51">
            <text:p>51</text:p>
          </table:table-cell>
          <table:table-cell table:style-name="ce29" table:formula="oooc:=com.sun.star.sheet.addin.Analysis.getDec2Hex([.E24])" office:value-type="string" office:string-value="CC">
            <text:p>CC</text:p>
          </table:table-cell>
          <table:table-cell table:style-name="ce29" table:formula="oooc:=[.C24]*4" office:value-type="float" office:value="204">
            <text:p>204</text:p>
          </table:table-cell>
        </table:table-row>
        <table:table-row table:style-name="ro2">
          <table:table-cell table:style-name="ce29" office:value-type="string">
            <text:p>R20</text:p>
          </table:table-cell>
          <table:table-cell table:style-name="ce29" office:value-type="float" office:value="34">
            <text:p>34</text:p>
          </table:table-cell>
          <table:table-cell table:style-name="ce29" table:formula="oooc:=com.sun.star.sheet.addin.Analysis.getHex2Dec([.B25])" office:value-type="float" office:value="52">
            <text:p>52</text:p>
          </table:table-cell>
          <table:table-cell table:style-name="ce29" table:formula="oooc:=com.sun.star.sheet.addin.Analysis.getDec2Hex([.E25])" office:value-type="string" office:string-value="D0">
            <text:p>D0</text:p>
          </table:table-cell>
          <table:table-cell table:style-name="ce29" table:formula="oooc:=[.C25]*4" office:value-type="float" office:value="208">
            <text:p>208</text:p>
          </table:table-cell>
        </table:table-row>
        <table:table-row table:style-name="ro2">
          <table:table-cell table:style-name="ce29" office:value-type="string">
            <text:p>R21</text:p>
          </table:table-cell>
          <table:table-cell table:style-name="ce29" office:value-type="float" office:value="35">
            <text:p>35</text:p>
          </table:table-cell>
          <table:table-cell table:style-name="ce29" table:formula="oooc:=com.sun.star.sheet.addin.Analysis.getHex2Dec([.B26])" office:value-type="float" office:value="53">
            <text:p>53</text:p>
          </table:table-cell>
          <table:table-cell table:style-name="ce29" table:formula="oooc:=com.sun.star.sheet.addin.Analysis.getDec2Hex([.E26])" office:value-type="string" office:string-value="D4">
            <text:p>D4</text:p>
          </table:table-cell>
          <table:table-cell table:style-name="ce29" table:formula="oooc:=[.C26]*4" office:value-type="float" office:value="212">
            <text:p>212</text:p>
          </table:table-cell>
        </table:table-row>
        <table:table-row table:style-name="ro2">
          <table:table-cell table:style-name="ce29" office:value-type="string">
            <text:p>R22</text:p>
          </table:table-cell>
          <table:table-cell table:style-name="ce29" office:value-type="float" office:value="36">
            <text:p>36</text:p>
          </table:table-cell>
          <table:table-cell table:style-name="ce29" table:formula="oooc:=com.sun.star.sheet.addin.Analysis.getHex2Dec([.B27])" office:value-type="float" office:value="54">
            <text:p>54</text:p>
          </table:table-cell>
          <table:table-cell table:style-name="ce29" table:formula="oooc:=com.sun.star.sheet.addin.Analysis.getDec2Hex([.E27])" office:value-type="string" office:string-value="D8">
            <text:p>D8</text:p>
          </table:table-cell>
          <table:table-cell table:style-name="ce29" table:formula="oooc:=[.C27]*4" office:value-type="float" office:value="216">
            <text:p>216</text:p>
          </table:table-cell>
        </table:table-row>
        <table:table-row table:style-name="ro2">
          <table:table-cell table:style-name="ce29" office:value-type="string">
            <text:p>R23</text:p>
          </table:table-cell>
          <table:table-cell table:style-name="ce29" office:value-type="float" office:value="37">
            <text:p>37</text:p>
          </table:table-cell>
          <table:table-cell table:style-name="ce29" table:formula="oooc:=com.sun.star.sheet.addin.Analysis.getHex2Dec([.B28])" office:value-type="float" office:value="55">
            <text:p>55</text:p>
          </table:table-cell>
          <table:table-cell table:style-name="ce29" table:formula="oooc:=com.sun.star.sheet.addin.Analysis.getDec2Hex([.E28])" office:value-type="string" office:string-value="DC">
            <text:p>DC</text:p>
          </table:table-cell>
          <table:table-cell table:style-name="ce29" table:formula="oooc:=[.C28]*4" office:value-type="float" office:value="220">
            <text:p>220</text:p>
          </table:table-cell>
        </table:table-row>
        <table:table-row table:style-name="ro2">
          <table:table-cell table:style-name="ce29" office:value-type="string">
            <text:p>R24</text:p>
          </table:table-cell>
          <table:table-cell table:style-name="ce29" office:value-type="float" office:value="38">
            <text:p>38</text:p>
          </table:table-cell>
          <table:table-cell table:style-name="ce29" table:formula="oooc:=com.sun.star.sheet.addin.Analysis.getHex2Dec([.B29])" office:value-type="float" office:value="56">
            <text:p>56</text:p>
          </table:table-cell>
          <table:table-cell table:style-name="ce29" table:formula="oooc:=com.sun.star.sheet.addin.Analysis.getDec2Hex([.E29])" office:value-type="string" office:string-value="E0">
            <text:p>E0</text:p>
          </table:table-cell>
          <table:table-cell table:style-name="ce29" table:formula="oooc:=[.C29]*4" office:value-type="float" office:value="224">
            <text:p>224</text:p>
          </table:table-cell>
        </table:table-row>
        <table:table-row table:style-name="ro2">
          <table:table-cell table:style-name="ce29" office:value-type="string">
            <text:p>R25</text:p>
          </table:table-cell>
          <table:table-cell table:style-name="ce29" office:value-type="float" office:value="39">
            <text:p>39</text:p>
          </table:table-cell>
          <table:table-cell table:style-name="ce29" table:formula="oooc:=com.sun.star.sheet.addin.Analysis.getHex2Dec([.B30])" office:value-type="float" office:value="57">
            <text:p>57</text:p>
          </table:table-cell>
          <table:table-cell table:style-name="ce29" table:formula="oooc:=com.sun.star.sheet.addin.Analysis.getDec2Hex([.E30])" office:value-type="string" office:string-value="E4">
            <text:p>E4</text:p>
          </table:table-cell>
          <table:table-cell table:style-name="ce29" table:formula="oooc:=[.C30]*4" office:value-type="float" office:value="228">
            <text:p>228</text:p>
          </table:table-cell>
        </table:table-row>
        <table:table-row table:style-name="ro2">
          <table:table-cell table:style-name="ce29" office:value-type="string">
            <text:p>R26</text:p>
          </table:table-cell>
          <table:table-cell table:style-name="ce29" office:value-type="string">
            <text:p>3a</text:p>
          </table:table-cell>
          <table:table-cell table:style-name="ce29" table:formula="oooc:=com.sun.star.sheet.addin.Analysis.getHex2Dec([.B31])" office:value-type="float" office:value="58">
            <text:p>58</text:p>
          </table:table-cell>
          <table:table-cell table:style-name="ce29" table:formula="oooc:=com.sun.star.sheet.addin.Analysis.getDec2Hex([.E31])" office:value-type="string" office:string-value="E8">
            <text:p>E8</text:p>
          </table:table-cell>
          <table:table-cell table:style-name="ce29" table:formula="oooc:=[.C31]*4" office:value-type="float" office:value="232">
            <text:p>232</text:p>
          </table:table-cell>
        </table:table-row>
        <table:table-row table:style-name="ro2">
          <table:table-cell table:style-name="ce29" office:value-type="string">
            <text:p>R27</text:p>
          </table:table-cell>
          <table:table-cell table:style-name="ce29" office:value-type="string">
            <text:p>3b</text:p>
          </table:table-cell>
          <table:table-cell table:style-name="ce29" table:formula="oooc:=com.sun.star.sheet.addin.Analysis.getHex2Dec([.B32])" office:value-type="float" office:value="59">
            <text:p>59</text:p>
          </table:table-cell>
          <table:table-cell table:style-name="ce29" table:formula="oooc:=com.sun.star.sheet.addin.Analysis.getDec2Hex([.E32])" office:value-type="string" office:string-value="EC">
            <text:p>EC</text:p>
          </table:table-cell>
          <table:table-cell table:style-name="ce29" table:formula="oooc:=[.C32]*4" office:value-type="float" office:value="236">
            <text:p>236</text:p>
          </table:table-cell>
        </table:table-row>
        <table:table-row table:style-name="ro2">
          <table:table-cell table:style-name="ce29" office:value-type="string">
            <text:p>R28</text:p>
          </table:table-cell>
          <table:table-cell table:style-name="ce29" office:value-type="string">
            <text:p>3c</text:p>
          </table:table-cell>
          <table:table-cell table:style-name="ce29" table:formula="oooc:=com.sun.star.sheet.addin.Analysis.getHex2Dec([.B33])" office:value-type="float" office:value="60">
            <text:p>60</text:p>
          </table:table-cell>
          <table:table-cell table:style-name="ce29" table:formula="oooc:=com.sun.star.sheet.addin.Analysis.getDec2Hex([.E33])" office:value-type="string" office:string-value="F0">
            <text:p>F0</text:p>
          </table:table-cell>
          <table:table-cell table:style-name="ce29" table:formula="oooc:=[.C33]*4" office:value-type="float" office:value="240">
            <text:p>240</text:p>
          </table:table-cell>
        </table:table-row>
        <table:table-row table:style-name="ro2">
          <table:table-cell table:style-name="ce29" office:value-type="string">
            <text:p>R29</text:p>
          </table:table-cell>
          <table:table-cell table:style-name="ce29" office:value-type="string">
            <text:p>3d</text:p>
          </table:table-cell>
          <table:table-cell table:style-name="ce29" table:formula="oooc:=com.sun.star.sheet.addin.Analysis.getHex2Dec([.B34])" office:value-type="float" office:value="61">
            <text:p>61</text:p>
          </table:table-cell>
          <table:table-cell table:style-name="ce29" table:formula="oooc:=com.sun.star.sheet.addin.Analysis.getDec2Hex([.E34])" office:value-type="string" office:string-value="F4">
            <text:p>F4</text:p>
          </table:table-cell>
          <table:table-cell table:style-name="ce29" table:formula="oooc:=[.C34]*4" office:value-type="float" office:value="244">
            <text:p>244</text:p>
          </table:table-cell>
        </table:table-row>
        <table:table-row table:style-name="ro2">
          <table:table-cell table:style-name="ce29" office:value-type="string">
            <text:p>R30</text:p>
          </table:table-cell>
          <table:table-cell table:style-name="ce29" office:value-type="string">
            <text:p>3e</text:p>
          </table:table-cell>
          <table:table-cell table:style-name="ce29" table:formula="oooc:=com.sun.star.sheet.addin.Analysis.getHex2Dec([.B35])" office:value-type="float" office:value="62">
            <text:p>62</text:p>
          </table:table-cell>
          <table:table-cell table:style-name="ce29" table:formula="oooc:=com.sun.star.sheet.addin.Analysis.getDec2Hex([.E35])" office:value-type="string" office:string-value="F8">
            <text:p>F8</text:p>
          </table:table-cell>
          <table:table-cell table:style-name="ce29" table:formula="oooc:=[.C35]*4" office:value-type="float" office:value="248">
            <text:p>248</text:p>
          </table:table-cell>
        </table:table-row>
        <table:table-row table:style-name="ro2">
          <table:table-cell table:style-name="ce29" office:value-type="string">
            <text:p>R31</text:p>
          </table:table-cell>
          <table:table-cell table:style-name="ce29" office:value-type="string">
            <text:p>3f</text:p>
          </table:table-cell>
          <table:table-cell table:style-name="ce29" table:formula="oooc:=com.sun.star.sheet.addin.Analysis.getHex2Dec([.B36])" office:value-type="float" office:value="63">
            <text:p>63</text:p>
          </table:table-cell>
          <table:table-cell table:style-name="ce29" table:formula="oooc:=com.sun.star.sheet.addin.Analysis.getDec2Hex([.E36])" office:value-type="string" office:string-value="FC">
            <text:p>FC</text:p>
          </table:table-cell>
          <table:table-cell table:style-name="ce29" table:formula="oooc:=[.C36]*4" office:value-type="float" office:value="252">
            <text:p>252</text:p>
          </table:table-cell>
        </table:table-row>
        <table:table-row table:style-name="ro2">
          <table:table-cell table:style-name="ce29" office:value-type="string">
            <text:p>COP0_STATU</text:p>
          </table:table-cell>
          <table:table-cell table:style-name="ce29" office:value-type="string">
            <text:p>4c</text:p>
          </table:table-cell>
          <table:table-cell table:style-name="ce29" table:formula="oooc:=com.sun.star.sheet.addin.Analysis.getHex2Dec([.B37])" office:value-type="float" office:value="76">
            <text:p>76</text:p>
          </table:table-cell>
          <table:table-cell table:style-name="ce29" table:formula="oooc:=com.sun.star.sheet.addin.Analysis.getDec2Hex([.E37])" office:value-type="string" office:string-value="130">
            <text:p>130</text:p>
          </table:table-cell>
          <table:table-cell table:style-name="ce29" table:formula="oooc:=[.C37]*4" office:value-type="float" office:value="304">
            <text:p>304</text:p>
          </table:table-cell>
        </table:table-row>
        <table:table-row table:style-name="ro2">
          <table:table-cell table:style-name="ce29" office:value-type="string">
            <text:p>COP0_CAUSE</text:p>
          </table:table-cell>
          <table:table-cell table:style-name="ce29" office:value-type="string">
            <text:p>4d</text:p>
          </table:table-cell>
          <table:table-cell table:style-name="ce29" table:formula="oooc:=com.sun.star.sheet.addin.Analysis.getHex2Dec([.B38])" office:value-type="float" office:value="77">
            <text:p>77</text:p>
          </table:table-cell>
          <table:table-cell table:style-name="ce29" table:formula="oooc:=com.sun.star.sheet.addin.Analysis.getDec2Hex([.E38])" office:value-type="string" office:string-value="134">
            <text:p>134</text:p>
          </table:table-cell>
          <table:table-cell table:style-name="ce29" table:formula="oooc:=[.C38]*4" office:value-type="float" office:value="308">
            <text:p>308</text:p>
          </table:table-cell>
        </table:table-row>
        <table:table-row table:style-name="ro2">
          <table:table-cell table:style-name="ce29" office:value-type="string">
            <text:p>COP0_EPC</text:p>
          </table:table-cell>
          <table:table-cell table:style-name="ce29" office:value-type="string">
            <text:p>4e</text:p>
          </table:table-cell>
          <table:table-cell table:style-name="ce29" table:formula="oooc:=com.sun.star.sheet.addin.Analysis.getHex2Dec([.B39])" office:value-type="float" office:value="78">
            <text:p>78</text:p>
          </table:table-cell>
          <table:table-cell table:style-name="ce29" table:formula="oooc:=com.sun.star.sheet.addin.Analysis.getDec2Hex([.E39])" office:value-type="string" office:string-value="138">
            <text:p>138</text:p>
          </table:table-cell>
          <table:table-cell table:style-name="ce29" table:formula="oooc:=[.C39]*4" office:value-type="float" office:value="312">
            <text:p>312</text:p>
          </table:table-cell>
        </table:table-row>
        <table:table-row table:style-name="ro2">
          <table:table-cell table:style-name="ce29" office:value-type="string">
            <text:p>COP0_DEBUG</text:p>
          </table:table-cell>
          <table:table-cell table:style-name="ce29" office:value-type="float" office:value="57">
            <text:p>57</text:p>
          </table:table-cell>
          <table:table-cell table:style-name="ce29" table:formula="oooc:=com.sun.star.sheet.addin.Analysis.getHex2Dec([.B40])" office:value-type="float" office:value="87">
            <text:p>87</text:p>
          </table:table-cell>
          <table:table-cell table:style-name="ce29" table:formula="oooc:=com.sun.star.sheet.addin.Analysis.getDec2Hex([.E40])" office:value-type="string" office:string-value="15C">
            <text:p>15C</text:p>
          </table:table-cell>
          <table:table-cell table:style-name="ce29" table:formula="oooc:=[.C40]*4" office:value-type="float" office:value="348">
            <text:p>348</text:p>
          </table:table-cell>
        </table:table-row>
        <table:table-row table:style-name="ro2">
          <table:table-cell table:style-name="ce29" office:value-type="string">
            <text:p>COP0_DEEPC</text:p>
          </table:table-cell>
          <table:table-cell table:style-name="ce29" office:value-type="float" office:value="58">
            <text:p>58</text:p>
          </table:table-cell>
          <table:table-cell table:style-name="ce29" table:formula="oooc:=com.sun.star.sheet.addin.Analysis.getHex2Dec([.B41])" office:value-type="float" office:value="88">
            <text:p>88</text:p>
          </table:table-cell>
          <table:table-cell table:style-name="ce29" table:formula="oooc:=com.sun.star.sheet.addin.Analysis.getDec2Hex([.E41])" office:value-type="string" office:string-value="160">
            <text:p>160</text:p>
          </table:table-cell>
          <table:table-cell table:style-name="ce29" table:formula="oooc:=[.C41]*4" office:value-type="float" office:value="352">
            <text:p>352</text:p>
          </table:table-cell>
        </table:table-row>
        <table:table-row table:style-name="ro2" table:number-rows-repeated="65494">
          <table:table-cell table:number-columns-repeated="5"/>
        </table:table-row>
        <table:table-row table:style-name="ro2">
          <table:table-cell table:number-columns-repeated="5"/>
        </table:table-row>
      </table:table>
      <table:database-ranges>
        <table:database-range table:target-range-address="命令セット.A1:命令セット.AY11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ymbol" svg:font-family="Symbol"/>
    <style:font-face style:name="ＭＳ Ｐゴシック" svg:font-family="'ＭＳ Ｐゴシック'" style:font-family-generic="modern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P0" style:volatile="true">
      <number:text>\</number:text>
      <number:number number:decimal-places="0" number:min-integer-digits="1" number:grouping="true"/>
    </number:number-style>
    <number:number-style style:name="N110">
      <number:text>\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\</number:text>
      <number:number number:decimal-places="0" number:min-integer-digits="1" number:grouping="true"/>
    </number:number-style>
    <number:number-style style:name="N111">
      <style:text-properties fo:color="#ff0000"/>
      <number:text>\-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\</number:text>
      <number:number number:decimal-places="2" number:min-integer-digits="1" number:grouping="true"/>
    </number:number-style>
    <number:number-style style:name="N113">
      <number:text>\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\</number:text>
      <number:number number:decimal-places="2" number:min-integer-digits="1" number:grouping="true"/>
    </number:number-style>
    <number:number-style style:name="N114">
      <style:text-properties fo:color="#ff0000"/>
      <number:text>\-</number:text>
      <number:number number:decimal-places="2" number:min-integer-digits="1" number:grouping="true"/>
      <style:map style:condition="value()&gt;=0" style:apply-style-name="N114P0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\</number:text>
      <number:number number:decimal-places="0" number:min-integer-digits="1" number:grouping="true"/>
      <number:text> </number:text>
    </number:number-style>
    <number:number-style style:name="N132P1" style:volatile="true">
      <number:text> \-</number:text>
      <number:number number:decimal-places="0" number:min-integer-digits="1" number:grouping="true"/>
      <number:text> </number:text>
    </number:number-style>
    <number:number-style style:name="N132P2" style:volatile="true">
      <number:text> \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-</number:text>
      <number:number number:decimal-places="2" number:min-integer-digits="1" number:grouping="true"/>
      <number:text> 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\</number:text>
      <number:number number:decimal-places="2" number:min-integer-digits="1" number:grouping="true"/>
      <number:text> </number:text>
    </number:number-style>
    <number:number-style style:name="N140P1" style:volatile="true">
      <number:text> \-</number:text>
      <number:number number:decimal-places="2" number:min-integer-digits="1" number:grouping="true"/>
      <number:text> </number:text>
    </number:number-style>
    <number:number-style style:name="N140P2" style:volatile="true">
      <number:text> \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date-style style:name="N5108" number:language="ja" number:country="JP">
      <number:year number:style="long"/>
      <number:text>/</number:text>
      <number:month/>
      <number:text>/</number:text>
      <number:day/>
    </number:date-style>
    <number:date-style style:name="N5109" number:language="ja" number:country="JP">
      <number:day/>
      <number:text>-</number:text>
      <number:month number:textual="true"/>
      <number:text>-</number:text>
      <number:year/>
    </number:date-style>
    <number:date-style style:name="N5110" number:language="ja" number:country="JP">
      <number:day/>
      <number:text>-</number:text>
      <number:month number:textual="true"/>
    </number:date-style>
    <number:date-style style:name="N5111" number:language="ja" number:country="JP">
      <number:month number:textual="true"/>
      <number:text>-</number:text>
      <number:year/>
    </number:date-style>
    <number:time-style style:name="N5112" number:language="ja" number:country="JP">
      <number:hours/>
      <number:text>:</number:text>
      <number:minutes number:style="long"/>
      <number:text> </number:text>
      <number:am-pm/>
    </number:time-style>
    <number:time-style style:name="N5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5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5117" number:language="ja" number:country="JP">
      <number:month/>
      <number:text>/</number:text>
      <number:day/>
      <number:text>/</number:text>
      <number:year/>
    </number:date-style>
    <number:date-style style:name="N5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19" number:language="ja" number:country="JP">
      <number:hours/>
      <number:text>時</number:text>
      <number:minutes number:style="long"/>
      <number:text>分</number:text>
    </number:time-style>
    <number:time-style style:name="N5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5121" number:language="ja" number:country="JP">
      <number:year number:style="long"/>
      <number:text>年</number:text>
      <number:month/>
      <number:text>月</number:text>
    </number:date-style>
    <number:date-style style:name="N5122" number:language="ja" number:country="JP">
      <number:month/>
      <number:text>月</number:text>
      <number:day/>
      <number:text>日</number:text>
    </number:date-style>
    <number:number-style style:name="N5124P0" style:volatile="true" number:language="ja" number:country="JP">
      <number:text>¥</number:text>
      <number:number number:decimal-places="0" number:min-integer-digits="1" number:grouping="true"/>
    </number:number-style>
    <number:number-style style:name="N5124" number:language="ja" number:country="JP">
      <number:text>-¥</number:text>
      <number:number number:decimal-places="0" number:min-integer-digits="1" number:grouping="true"/>
      <style:map style:condition="value()&gt;=0" style:apply-style-name="N5124P0"/>
    </number:number-style>
    <number:number-style style:name="N5125P0" style:volatile="true" number:language="ja" number:country="JP">
      <number:text>¥</number:text>
      <number:number number:decimal-places="0" number:min-integer-digits="1" number:grouping="true"/>
    </number:number-style>
    <number:number-style style:name="N5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5125P0"/>
    </number:number-style>
    <number:number-style style:name="N5127P0" style:volatile="true" number:language="ja" number:country="JP">
      <number:text>¥</number:text>
      <number:number number:decimal-places="2" number:min-integer-digits="1" number:grouping="true"/>
    </number:number-style>
    <number:number-style style:name="N5127" number:language="ja" number:country="JP">
      <number:text>-¥</number:text>
      <number:number number:decimal-places="2" number:min-integer-digits="1" number:grouping="true"/>
      <style:map style:condition="value()&gt;=0" style:apply-style-name="N5127P0"/>
    </number:number-style>
    <number:number-style style:name="N5128P0" style:volatile="true" number:language="ja" number:country="JP">
      <number:text>¥</number:text>
      <number:number number:decimal-places="2" number:min-integer-digits="1" number:grouping="true"/>
    </number:number-style>
    <number:number-style style:name="N5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5128P0"/>
    </number:number-style>
    <style:style style:name="Default" style:family="table-cell">
      <style:text-properties style:font-name-asian="ＭＳ Ｐゴシック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15">2008/11/15</text:date>, <text:time>21:55:0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creation-date>2008-10-05T18:26:58</meta:creation-date>
    <dc:date>2008-11-15T21:55:06</dc:date>
    <meta:editing-cycles>34</meta:editing-cycles>
    <meta:editing-duration>P6DT0H35M2S</meta:editing-duration>
    <meta:user-defined meta:name="情報 1"/>
    <meta:user-defined meta:name="情報 2"/>
    <meta:user-defined meta:name="情報 3"/>
    <meta:user-defined meta:name="情報 4"/>
    <meta:document-statistic meta:table-count="4" meta:cell-count="2929"/>
  </office:meta>
</office:document-meta>
</file>